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41pt"/>
    </style:style>
    <style:style style:name="co2" style:family="table-column">
      <style:table-column-properties fo:break-before="auto" style:column-width="38.49pt"/>
    </style:style>
    <style:style style:name="co3" style:family="table-column">
      <style:table-column-properties fo:break-before="auto" style:column-width="44.31pt"/>
    </style:style>
    <style:style style:name="co4" style:family="table-column">
      <style:table-column-properties fo:break-before="auto" style:column-width="50.06pt"/>
    </style:style>
    <style:style style:name="co5" style:family="table-column">
      <style:table-column-properties fo:break-before="auto" style:column-width="7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84.87pt" svg:y="31.61pt">
            <loext:p draw:notify-on-update-of-ranges="Sheet1.A1:Sheet1.A1 Sheet1.A2:Sheet1.A369 Sheet1.D1:Sheet1.D1 Sheet1.D2:Sheet1.D369 Sheet1.G1:Sheet1.G1 Sheet1.G2:Sheet1.G369 Sheet1.K1:Sheet1.K1 Sheet1.K2:Sheet1.K3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GYRx</text:p>
          </table:table-cell>
          <table:table-cell office:value-type="string" calcext:value-type="string">
            <text:p>GYRy</text:p>
          </table:table-cell>
          <table:table-cell office:value-type="string" calcext:value-type="string">
            <text:p>GYR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Motor_Speed</text:p>
          </table:table-cell>
        </table:table-row>
        <table:table-row table:style-name="ro1">
          <table:table-cell office:value-type="float" office:value="66.329" calcext:value-type="float">
            <text:p>66.329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664" calcext:value-type="float">
            <text:p>0.664</text:p>
          </table:table-cell>
          <table:table-cell office:value-type="float" office:value="0.937" calcext:value-type="float">
            <text:p>0.937</text:p>
          </table:table-cell>
          <table:table-cell office:value-type="float" office:value="-0.41" calcext:value-type="float">
            <text:p>-0.41</text:p>
          </table:table-cell>
          <table:table-cell office:value-type="float" office:value="-108.378" calcext:value-type="float">
            <text:p>-108.378</text:p>
          </table:table-cell>
          <table:table-cell office:value-type="float" office:value="372.705" calcext:value-type="float">
            <text:p>372.705</text:p>
          </table:table-cell>
          <table:table-cell office:value-type="float" office:value="-679.334" calcext:value-type="float">
            <text:p>-679.334</text:p>
          </table:table-cell>
          <table:table-cell/>
        </table:table-row>
        <table:table-row table:style-name="ro1">
          <table:table-cell office:value-type="float" office:value="66.333" calcext:value-type="float">
            <text:p>66.33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" calcext:value-type="float">
            <text:p>-0.04</text:p>
          </table:table-cell>
          <table:table-cell office:value-type="float" office:value="0.664" calcext:value-type="float">
            <text:p>0.664</text:p>
          </table:table-cell>
          <table:table-cell office:value-type="float" office:value="0.937" calcext:value-type="float">
            <text:p>0.937</text:p>
          </table:table-cell>
          <table:table-cell office:value-type="float" office:value="-0.41" calcext:value-type="float">
            <text:p>-0.41</text:p>
          </table:table-cell>
          <table:table-cell office:value-type="float" office:value="-108.378" calcext:value-type="float">
            <text:p>-108.378</text:p>
          </table:table-cell>
          <table:table-cell office:value-type="float" office:value="372.705" calcext:value-type="float">
            <text:p>372.705</text:p>
          </table:table-cell>
          <table:table-cell office:value-type="float" office:value="-679.334" calcext:value-type="float">
            <text:p>-679.334</text:p>
          </table:table-cell>
          <table:table-cell/>
        </table:table-row>
        <table:table-row table:style-name="ro1">
          <table:table-cell office:value-type="float" office:value="66.338" calcext:value-type="float">
            <text:p>66.338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" calcext:value-type="float">
            <text:p>-0.04</text:p>
          </table:table-cell>
          <table:table-cell office:value-type="float" office:value="0.664" calcext:value-type="float">
            <text:p>0.664</text:p>
          </table:table-cell>
          <table:table-cell office:value-type="float" office:value="0.937" calcext:value-type="float">
            <text:p>0.937</text:p>
          </table:table-cell>
          <table:table-cell office:value-type="float" office:value="-0.156" calcext:value-type="float">
            <text:p>-0.156</text:p>
          </table:table-cell>
          <table:table-cell office:value-type="float" office:value="-108.378" calcext:value-type="float">
            <text:p>-108.378</text:p>
          </table:table-cell>
          <table:table-cell office:value-type="float" office:value="372.705" calcext:value-type="float">
            <text:p>372.705</text:p>
          </table:table-cell>
          <table:table-cell office:value-type="float" office:value="-679.334" calcext:value-type="float">
            <text:p>-679.334</text:p>
          </table:table-cell>
          <table:table-cell/>
        </table:table-row>
        <table:table-row table:style-name="ro1">
          <table:table-cell office:value-type="float" office:value="66.343" calcext:value-type="float">
            <text:p>66.34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37" calcext:value-type="float">
            <text:p>-0.037</text:p>
          </table:table-cell>
          <table:table-cell office:value-type="float" office:value="-1.138" calcext:value-type="float">
            <text:p>-1.13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156" calcext:value-type="float">
            <text:p>-0.156</text:p>
          </table:table-cell>
          <table:table-cell office:value-type="float" office:value="-108.378" calcext:value-type="float">
            <text:p>-108.378</text:p>
          </table:table-cell>
          <table:table-cell office:value-type="float" office:value="372.705" calcext:value-type="float">
            <text:p>372.705</text:p>
          </table:table-cell>
          <table:table-cell office:value-type="float" office:value="-679.334" calcext:value-type="float">
            <text:p>-679.334</text:p>
          </table:table-cell>
          <table:table-cell/>
        </table:table-row>
        <table:table-row table:style-name="ro1">
          <table:table-cell office:value-type="float" office:value="66.347" calcext:value-type="float">
            <text:p>66.347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37" calcext:value-type="float">
            <text:p>-0.037</text:p>
          </table:table-cell>
          <table:table-cell office:value-type="float" office:value="-1.138" calcext:value-type="float">
            <text:p>-1.13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156" calcext:value-type="float">
            <text:p>-0.156</text:p>
          </table:table-cell>
          <table:table-cell office:value-type="float" office:value="-108.378" calcext:value-type="float">
            <text:p>-108.378</text:p>
          </table:table-cell>
          <table:table-cell office:value-type="float" office:value="381.674" calcext:value-type="float">
            <text:p>381.674</text:p>
          </table:table-cell>
          <table:table-cell office:value-type="float" office:value="-675.14" calcext:value-type="float">
            <text:p>-675.14</text:p>
          </table:table-cell>
          <table:table-cell/>
        </table:table-row>
        <table:table-row table:style-name="ro1">
          <table:table-cell office:value-type="float" office:value="66.352" calcext:value-type="float">
            <text:p>66.352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37" calcext:value-type="float">
            <text:p>-0.037</text:p>
          </table:table-cell>
          <table:table-cell office:value-type="float" office:value="-1.269" calcext:value-type="float">
            <text:p>-1.269</text:p>
          </table:table-cell>
          <table:table-cell office:value-type="float" office:value="0.517" calcext:value-type="float">
            <text:p>0.517</text:p>
          </table:table-cell>
          <table:table-cell office:value-type="float" office:value="7.807" calcext:value-type="float">
            <text:p>7.807</text:p>
          </table:table-cell>
          <table:table-cell office:value-type="float" office:value="-90.1" calcext:value-type="float">
            <text:p>-90.1</text:p>
          </table:table-cell>
          <table:table-cell office:value-type="float" office:value="381.674" calcext:value-type="float">
            <text:p>381.674</text:p>
          </table:table-cell>
          <table:table-cell office:value-type="float" office:value="-675.14" calcext:value-type="float">
            <text:p>-675.14</text:p>
          </table:table-cell>
          <table:table-cell/>
        </table:table-row>
        <table:table-row table:style-name="ro1">
          <table:table-cell office:value-type="float" office:value="66.356" calcext:value-type="float">
            <text:p>66.356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1.269" calcext:value-type="float">
            <text:p>-1.269</text:p>
          </table:table-cell>
          <table:table-cell office:value-type="float" office:value="0.517" calcext:value-type="float">
            <text:p>0.517</text:p>
          </table:table-cell>
          <table:table-cell office:value-type="float" office:value="7.807" calcext:value-type="float">
            <text:p>7.807</text:p>
          </table:table-cell>
          <table:table-cell office:value-type="float" office:value="-90.1" calcext:value-type="float">
            <text:p>-90.1</text:p>
          </table:table-cell>
          <table:table-cell office:value-type="float" office:value="381.674" calcext:value-type="float">
            <text:p>381.674</text:p>
          </table:table-cell>
          <table:table-cell office:value-type="float" office:value="-675.14" calcext:value-type="float">
            <text:p>-675.14</text:p>
          </table:table-cell>
          <table:table-cell/>
        </table:table-row>
        <table:table-row table:style-name="ro1">
          <table:table-cell office:value-type="float" office:value="66.361" calcext:value-type="float">
            <text:p>66.361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1.086" calcext:value-type="float">
            <text:p>-1.086</text:p>
          </table:table-cell>
          <table:table-cell office:value-type="float" office:value="0.211" calcext:value-type="float">
            <text:p>0.211</text:p>
          </table:table-cell>
          <table:table-cell office:value-type="float" office:value="16.181" calcext:value-type="float">
            <text:p>16.181</text:p>
          </table:table-cell>
          <table:table-cell office:value-type="float" office:value="-90.1" calcext:value-type="float">
            <text:p>-90.1</text:p>
          </table:table-cell>
          <table:table-cell office:value-type="float" office:value="381.674" calcext:value-type="float">
            <text:p>381.674</text:p>
          </table:table-cell>
          <table:table-cell office:value-type="float" office:value="-675.14" calcext:value-type="float">
            <text:p>-675.14</text:p>
          </table:table-cell>
          <table:table-cell/>
        </table:table-row>
        <table:table-row table:style-name="ro1">
          <table:table-cell office:value-type="float" office:value="66.366" calcext:value-type="float">
            <text:p>66.366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086" calcext:value-type="float">
            <text:p>-1.086</text:p>
          </table:table-cell>
          <table:table-cell office:value-type="float" office:value="0.211" calcext:value-type="float">
            <text:p>0.211</text:p>
          </table:table-cell>
          <table:table-cell office:value-type="float" office:value="16.181" calcext:value-type="float">
            <text:p>16.181</text:p>
          </table:table-cell>
          <table:table-cell office:value-type="float" office:value="-90.1" calcext:value-type="float">
            <text:p>-90.1</text:p>
          </table:table-cell>
          <table:table-cell office:value-type="float" office:value="381.674" calcext:value-type="float">
            <text:p>381.674</text:p>
          </table:table-cell>
          <table:table-cell office:value-type="float" office:value="-675.14" calcext:value-type="float">
            <text:p>-675.14</text:p>
          </table:table-cell>
          <table:table-cell/>
        </table:table-row>
        <table:table-row table:style-name="ro1">
          <table:table-cell office:value-type="float" office:value="66.37" calcext:value-type="float">
            <text:p>66.37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086" calcext:value-type="float">
            <text:p>-1.086</text:p>
          </table:table-cell>
          <table:table-cell office:value-type="float" office:value="0.211" calcext:value-type="float">
            <text:p>0.211</text:p>
          </table:table-cell>
          <table:table-cell office:value-type="float" office:value="16.181" calcext:value-type="float">
            <text:p>16.181</text:p>
          </table:table-cell>
          <table:table-cell office:value-type="float" office:value="-94.669" calcext:value-type="float">
            <text:p>-94.669</text:p>
          </table:table-cell>
          <table:table-cell office:value-type="float" office:value="367.429" calcext:value-type="float">
            <text:p>367.429</text:p>
          </table:table-cell>
          <table:table-cell office:value-type="float" office:value="-629.853" calcext:value-type="float">
            <text:p>-629.853</text:p>
          </table:table-cell>
          <table:table-cell/>
        </table:table-row>
        <table:table-row table:style-name="ro1">
          <table:table-cell office:value-type="float" office:value="66.375" calcext:value-type="float">
            <text:p>66.37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514" calcext:value-type="float">
            <text:p>-1.514</text:p>
          </table:table-cell>
          <table:table-cell office:value-type="float" office:value="0.675" calcext:value-type="float">
            <text:p>0.675</text:p>
          </table:table-cell>
          <table:table-cell office:value-type="float" office:value="22.717" calcext:value-type="float">
            <text:p>22.717</text:p>
          </table:table-cell>
          <table:table-cell office:value-type="float" office:value="-94.669" calcext:value-type="float">
            <text:p>-94.669</text:p>
          </table:table-cell>
          <table:table-cell office:value-type="float" office:value="367.429" calcext:value-type="float">
            <text:p>367.429</text:p>
          </table:table-cell>
          <table:table-cell office:value-type="float" office:value="-629.853" calcext:value-type="float">
            <text:p>-629.853</text:p>
          </table:table-cell>
          <table:table-cell/>
        </table:table-row>
        <table:table-row table:style-name="ro1">
          <table:table-cell office:value-type="float" office:value="66.379" calcext:value-type="float">
            <text:p>66.379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514" calcext:value-type="float">
            <text:p>-1.514</text:p>
          </table:table-cell>
          <table:table-cell office:value-type="float" office:value="0.675" calcext:value-type="float">
            <text:p>0.675</text:p>
          </table:table-cell>
          <table:table-cell office:value-type="float" office:value="22.717" calcext:value-type="float">
            <text:p>22.717</text:p>
          </table:table-cell>
          <table:table-cell office:value-type="float" office:value="-94.669" calcext:value-type="float">
            <text:p>-94.669</text:p>
          </table:table-cell>
          <table:table-cell office:value-type="float" office:value="367.429" calcext:value-type="float">
            <text:p>367.429</text:p>
          </table:table-cell>
          <table:table-cell office:value-type="float" office:value="-629.853" calcext:value-type="float">
            <text:p>-629.853</text:p>
          </table:table-cell>
          <table:table-cell/>
        </table:table-row>
        <table:table-row table:style-name="ro1">
          <table:table-cell office:value-type="float" office:value="66.384" calcext:value-type="float">
            <text:p>66.384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261" calcext:value-type="float">
            <text:p>-1.261</text:p>
          </table:table-cell>
          <table:table-cell office:value-type="float" office:value="0.675" calcext:value-type="float">
            <text:p>0.675</text:p>
          </table:table-cell>
          <table:table-cell office:value-type="float" office:value="27.302" calcext:value-type="float">
            <text:p>27.302</text:p>
          </table:table-cell>
          <table:table-cell office:value-type="float" office:value="-94.669" calcext:value-type="float">
            <text:p>-94.669</text:p>
          </table:table-cell>
          <table:table-cell office:value-type="float" office:value="367.429" calcext:value-type="float">
            <text:p>367.429</text:p>
          </table:table-cell>
          <table:table-cell office:value-type="float" office:value="-629.853" calcext:value-type="float">
            <text:p>-629.853</text:p>
          </table:table-cell>
          <table:table-cell/>
        </table:table-row>
        <table:table-row table:style-name="ro1">
          <table:table-cell office:value-type="float" office:value="66.389" calcext:value-type="float">
            <text:p>66.389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261" calcext:value-type="float">
            <text:p>-1.261</text:p>
          </table:table-cell>
          <table:table-cell office:value-type="float" office:value="0.675" calcext:value-type="float">
            <text:p>0.675</text:p>
          </table:table-cell>
          <table:table-cell office:value-type="float" office:value="27.302" calcext:value-type="float">
            <text:p>27.302</text:p>
          </table:table-cell>
          <table:table-cell office:value-type="float" office:value="-94.669" calcext:value-type="float">
            <text:p>-94.669</text:p>
          </table:table-cell>
          <table:table-cell office:value-type="float" office:value="360.043" calcext:value-type="float">
            <text:p>360.043</text:p>
          </table:table-cell>
          <table:table-cell office:value-type="float" office:value="-621.466" calcext:value-type="float">
            <text:p>-621.466</text:p>
          </table:table-cell>
          <table:table-cell/>
        </table:table-row>
        <table:table-row table:style-name="ro1">
          <table:table-cell office:value-type="float" office:value="66.393" calcext:value-type="float">
            <text:p>66.393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261" calcext:value-type="float">
            <text:p>-1.261</text:p>
          </table:table-cell>
          <table:table-cell office:value-type="float" office:value="0.605" calcext:value-type="float">
            <text:p>0.605</text:p>
          </table:table-cell>
          <table:table-cell office:value-type="float" office:value="30.889" calcext:value-type="float">
            <text:p>30.889</text:p>
          </table:table-cell>
          <table:table-cell office:value-type="float" office:value="-110.917" calcext:value-type="float">
            <text:p>-110.917</text:p>
          </table:table-cell>
          <table:table-cell office:value-type="float" office:value="360.043" calcext:value-type="float">
            <text:p>360.043</text:p>
          </table:table-cell>
          <table:table-cell office:value-type="float" office:value="-621.466" calcext:value-type="float">
            <text:p>-621.466</text:p>
          </table:table-cell>
          <table:table-cell/>
        </table:table-row>
        <table:table-row table:style-name="ro1">
          <table:table-cell office:value-type="float" office:value="66.398" calcext:value-type="float">
            <text:p>66.398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1.339" calcext:value-type="float">
            <text:p>-1.339</text:p>
          </table:table-cell>
          <table:table-cell office:value-type="float" office:value="0.605" calcext:value-type="float">
            <text:p>0.605</text:p>
          </table:table-cell>
          <table:table-cell office:value-type="float" office:value="30.889" calcext:value-type="float">
            <text:p>30.889</text:p>
          </table:table-cell>
          <table:table-cell office:value-type="float" office:value="-110.917" calcext:value-type="float">
            <text:p>-110.917</text:p>
          </table:table-cell>
          <table:table-cell office:value-type="float" office:value="360.043" calcext:value-type="float">
            <text:p>360.043</text:p>
          </table:table-cell>
          <table:table-cell office:value-type="float" office:value="-621.466" calcext:value-type="float">
            <text:p>-621.466</text:p>
          </table:table-cell>
          <table:table-cell/>
        </table:table-row>
        <table:table-row table:style-name="ro1">
          <table:table-cell office:value-type="float" office:value="66.402" calcext:value-type="float">
            <text:p>66.4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1.339" calcext:value-type="float">
            <text:p>-1.339</text:p>
          </table:table-cell>
          <table:table-cell office:value-type="float" office:value="0.605" calcext:value-type="float">
            <text:p>0.605</text:p>
          </table:table-cell>
          <table:table-cell office:value-type="float" office:value="30.889" calcext:value-type="float">
            <text:p>30.889</text:p>
          </table:table-cell>
          <table:table-cell office:value-type="float" office:value="-110.917" calcext:value-type="float">
            <text:p>-110.917</text:p>
          </table:table-cell>
          <table:table-cell office:value-type="float" office:value="360.043" calcext:value-type="float">
            <text:p>360.043</text:p>
          </table:table-cell>
          <table:table-cell office:value-type="float" office:value="-621.466" calcext:value-type="float">
            <text:p>-621.466</text:p>
          </table:table-cell>
          <table:table-cell/>
        </table:table-row>
        <table:table-row table:style-name="ro1">
          <table:table-cell office:value-type="float" office:value="66.407" calcext:value-type="float">
            <text:p>66.407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654" calcext:value-type="float">
            <text:p>-1.654</text:p>
          </table:table-cell>
          <table:table-cell office:value-type="float" office:value="0.552" calcext:value-type="float">
            <text:p>0.552</text:p>
          </table:table-cell>
          <table:table-cell office:value-type="float" office:value="34.136" calcext:value-type="float">
            <text:p>34.136</text:p>
          </table:table-cell>
          <table:table-cell office:value-type="float" office:value="-110.917" calcext:value-type="float">
            <text:p>-110.917</text:p>
          </table:table-cell>
          <table:table-cell office:value-type="float" office:value="360.043" calcext:value-type="float">
            <text:p>360.043</text:p>
          </table:table-cell>
          <table:table-cell office:value-type="float" office:value="-621.466" calcext:value-type="float">
            <text:p>-621.466</text:p>
          </table:table-cell>
          <table:table-cell/>
        </table:table-row>
        <table:table-row table:style-name="ro1">
          <table:table-cell office:value-type="float" office:value="66.411" calcext:value-type="float">
            <text:p>66.411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654" calcext:value-type="float">
            <text:p>-1.654</text:p>
          </table:table-cell>
          <table:table-cell office:value-type="float" office:value="0.552" calcext:value-type="float">
            <text:p>0.552</text:p>
          </table:table-cell>
          <table:table-cell office:value-type="float" office:value="34.136" calcext:value-type="float">
            <text:p>34.136</text:p>
          </table:table-cell>
          <table:table-cell office:value-type="float" office:value="-124.626" calcext:value-type="float">
            <text:p>-124.626</text:p>
          </table:table-cell>
          <table:table-cell office:value-type="float" office:value="371.122" calcext:value-type="float">
            <text:p>371.122</text:p>
          </table:table-cell>
          <table:table-cell office:value-type="float" office:value="-596.726" calcext:value-type="float">
            <text:p>-596.726</text:p>
          </table:table-cell>
          <table:table-cell/>
        </table:table-row>
        <table:table-row table:style-name="ro1">
          <table:table-cell office:value-type="float" office:value="66.416" calcext:value-type="float">
            <text:p>66.416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1.593" calcext:value-type="float">
            <text:p>-1.593</text:p>
          </table:table-cell>
          <table:table-cell office:value-type="float" office:value="0.491" calcext:value-type="float">
            <text:p>0.491</text:p>
          </table:table-cell>
          <table:table-cell office:value-type="float" office:value="36.367" calcext:value-type="float">
            <text:p>36.367</text:p>
          </table:table-cell>
          <table:table-cell office:value-type="float" office:value="-124.626" calcext:value-type="float">
            <text:p>-124.626</text:p>
          </table:table-cell>
          <table:table-cell office:value-type="float" office:value="371.122" calcext:value-type="float">
            <text:p>371.122</text:p>
          </table:table-cell>
          <table:table-cell office:value-type="float" office:value="-596.726" calcext:value-type="float">
            <text:p>-596.726</text:p>
          </table:table-cell>
          <table:table-cell/>
        </table:table-row>
        <table:table-row table:style-name="ro1">
          <table:table-cell office:value-type="float" office:value="66.421" calcext:value-type="float">
            <text:p>66.421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1.593" calcext:value-type="float">
            <text:p>-1.593</text:p>
          </table:table-cell>
          <table:table-cell office:value-type="float" office:value="0.491" calcext:value-type="float">
            <text:p>0.491</text:p>
          </table:table-cell>
          <table:table-cell office:value-type="float" office:value="36.367" calcext:value-type="float">
            <text:p>36.367</text:p>
          </table:table-cell>
          <table:table-cell office:value-type="float" office:value="-124.626" calcext:value-type="float">
            <text:p>-124.626</text:p>
          </table:table-cell>
          <table:table-cell office:value-type="float" office:value="371.122" calcext:value-type="float">
            <text:p>371.122</text:p>
          </table:table-cell>
          <table:table-cell office:value-type="float" office:value="-596.726" calcext:value-type="float">
            <text:p>-596.726</text:p>
          </table:table-cell>
          <table:table-cell/>
        </table:table-row>
        <table:table-row table:style-name="ro1">
          <table:table-cell office:value-type="float" office:value="66.425" calcext:value-type="float">
            <text:p>66.42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1.593" calcext:value-type="float">
            <text:p>-1.593</text:p>
          </table:table-cell>
          <table:table-cell office:value-type="float" office:value="0.491" calcext:value-type="float">
            <text:p>0.491</text:p>
          </table:table-cell>
          <table:table-cell office:value-type="float" office:value="38.607" calcext:value-type="float">
            <text:p>38.607</text:p>
          </table:table-cell>
          <table:table-cell office:value-type="float" office:value="-124.626" calcext:value-type="float">
            <text:p>-124.626</text:p>
          </table:table-cell>
          <table:table-cell office:value-type="float" office:value="371.122" calcext:value-type="float">
            <text:p>371.122</text:p>
          </table:table-cell>
          <table:table-cell office:value-type="float" office:value="-596.726" calcext:value-type="float">
            <text:p>-596.726</text:p>
          </table:table-cell>
          <table:table-cell/>
        </table:table-row>
        <table:table-row table:style-name="ro1">
          <table:table-cell office:value-type="float" office:value="66.43" calcext:value-type="float">
            <text:p>66.43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1.698" calcext:value-type="float">
            <text:p>-1.698</text:p>
          </table:table-cell>
          <table:table-cell office:value-type="float" office:value="0.403" calcext:value-type="float">
            <text:p>0.403</text:p>
          </table:table-cell>
          <table:table-cell office:value-type="float" office:value="38.248" calcext:value-type="float">
            <text:p>38.248</text:p>
          </table:table-cell>
          <table:table-cell office:value-type="float" office:value="-124.626" calcext:value-type="float">
            <text:p>-124.626</text:p>
          </table:table-cell>
          <table:table-cell office:value-type="float" office:value="366.902" calcext:value-type="float">
            <text:p>366.902</text:p>
          </table:table-cell>
          <table:table-cell office:value-type="float" office:value="-568.212" calcext:value-type="float">
            <text:p>-568.212</text:p>
          </table:table-cell>
          <table:table-cell/>
        </table:table-row>
        <table:table-row table:style-name="ro1">
          <table:table-cell office:value-type="float" office:value="66.435" calcext:value-type="float">
            <text:p>66.43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1.698" calcext:value-type="float">
            <text:p>-1.698</text:p>
          </table:table-cell>
          <table:table-cell office:value-type="float" office:value="0.403" calcext:value-type="float">
            <text:p>0.403</text:p>
          </table:table-cell>
          <table:table-cell office:value-type="float" office:value="38.248" calcext:value-type="float">
            <text:p>38.248</text:p>
          </table:table-cell>
          <table:table-cell office:value-type="float" office:value="-146.967" calcext:value-type="float">
            <text:p>-146.967</text:p>
          </table:table-cell>
          <table:table-cell office:value-type="float" office:value="366.902" calcext:value-type="float">
            <text:p>366.902</text:p>
          </table:table-cell>
          <table:table-cell office:value-type="float" office:value="-568.212" calcext:value-type="float">
            <text:p>-568.212</text:p>
          </table:table-cell>
          <table:table-cell/>
        </table:table-row>
        <table:table-row table:style-name="ro1">
          <table:table-cell office:value-type="float" office:value="66.439" calcext:value-type="float">
            <text:p>66.439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2" calcext:value-type="float">
            <text:p>-0.042</text:p>
          </table:table-cell>
          <table:table-cell office:value-type="float" office:value="-1.856" calcext:value-type="float">
            <text:p>-1.856</text:p>
          </table:table-cell>
          <table:table-cell office:value-type="float" office:value="0.631" calcext:value-type="float">
            <text:p>0.631</text:p>
          </table:table-cell>
          <table:table-cell office:value-type="float" office:value="39.316" calcext:value-type="float">
            <text:p>39.316</text:p>
          </table:table-cell>
          <table:table-cell office:value-type="float" office:value="-146.967" calcext:value-type="float">
            <text:p>-146.967</text:p>
          </table:table-cell>
          <table:table-cell office:value-type="float" office:value="366.902" calcext:value-type="float">
            <text:p>366.902</text:p>
          </table:table-cell>
          <table:table-cell office:value-type="float" office:value="-568.212" calcext:value-type="float">
            <text:p>-568.212</text:p>
          </table:table-cell>
          <table:table-cell/>
        </table:table-row>
        <table:table-row table:style-name="ro1">
          <table:table-cell office:value-type="float" office:value="66.444" calcext:value-type="float">
            <text:p>66.444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2" calcext:value-type="float">
            <text:p>-0.042</text:p>
          </table:table-cell>
          <table:table-cell office:value-type="float" office:value="-1.856" calcext:value-type="float">
            <text:p>-1.856</text:p>
          </table:table-cell>
          <table:table-cell office:value-type="float" office:value="0.631" calcext:value-type="float">
            <text:p>0.631</text:p>
          </table:table-cell>
          <table:table-cell office:value-type="float" office:value="39.316" calcext:value-type="float">
            <text:p>39.316</text:p>
          </table:table-cell>
          <table:table-cell office:value-type="float" office:value="-146.967" calcext:value-type="float">
            <text:p>-146.967</text:p>
          </table:table-cell>
          <table:table-cell office:value-type="float" office:value="366.902" calcext:value-type="float">
            <text:p>366.902</text:p>
          </table:table-cell>
          <table:table-cell office:value-type="float" office:value="-568.212" calcext:value-type="float">
            <text:p>-568.212</text:p>
          </table:table-cell>
          <table:table-cell/>
        </table:table-row>
        <table:table-row table:style-name="ro1">
          <table:table-cell office:value-type="float" office:value="66.449" calcext:value-type="float">
            <text:p>66.449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681" calcext:value-type="float">
            <text:p>-1.681</text:p>
          </table:table-cell>
          <table:table-cell office:value-type="float" office:value="0.92" calcext:value-type="float">
            <text:p>0.92</text:p>
          </table:table-cell>
          <table:table-cell office:value-type="float" office:value="40.086" calcext:value-type="float">
            <text:p>40.086</text:p>
          </table:table-cell>
          <table:table-cell office:value-type="float" office:value="-146.967" calcext:value-type="float">
            <text:p>-146.967</text:p>
          </table:table-cell>
          <table:table-cell office:value-type="float" office:value="366.902" calcext:value-type="float">
            <text:p>366.902</text:p>
          </table:table-cell>
          <table:table-cell office:value-type="float" office:value="-568.212" calcext:value-type="float">
            <text:p>-568.212</text:p>
          </table:table-cell>
          <table:table-cell/>
        </table:table-row>
        <table:table-row table:style-name="ro1">
          <table:table-cell office:value-type="float" office:value="66.453" calcext:value-type="float">
            <text:p>66.45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681" calcext:value-type="float">
            <text:p>-1.681</text:p>
          </table:table-cell>
          <table:table-cell office:value-type="float" office:value="0.92" calcext:value-type="float">
            <text:p>0.92</text:p>
          </table:table-cell>
          <table:table-cell office:value-type="float" office:value="40.086" calcext:value-type="float">
            <text:p>40.086</text:p>
          </table:table-cell>
          <table:table-cell office:value-type="float" office:value="-157.63" calcext:value-type="float">
            <text:p>-157.63</text:p>
          </table:table-cell>
          <table:table-cell office:value-type="float" office:value="371.65" calcext:value-type="float">
            <text:p>371.65</text:p>
          </table:table-cell>
          <table:table-cell office:value-type="float" office:value="-559.406" calcext:value-type="float">
            <text:p>-559.406</text:p>
          </table:table-cell>
          <table:table-cell/>
        </table:table-row>
        <table:table-row table:style-name="ro1">
          <table:table-cell office:value-type="float" office:value="66.458" calcext:value-type="float">
            <text:p>66.458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1.681" calcext:value-type="float">
            <text:p>-1.681</text:p>
          </table:table-cell>
          <table:table-cell office:value-type="float" office:value="0.92" calcext:value-type="float">
            <text:p>0.92</text:p>
          </table:table-cell>
          <table:table-cell office:value-type="float" office:value="40.086" calcext:value-type="float">
            <text:p>40.086</text:p>
          </table:table-cell>
          <table:table-cell office:value-type="float" office:value="-157.63" calcext:value-type="float">
            <text:p>-157.63</text:p>
          </table:table-cell>
          <table:table-cell office:value-type="float" office:value="371.65" calcext:value-type="float">
            <text:p>371.65</text:p>
          </table:table-cell>
          <table:table-cell office:value-type="float" office:value="-559.406" calcext:value-type="float">
            <text:p>-559.406</text:p>
          </table:table-cell>
          <table:table-cell/>
        </table:table-row>
        <table:table-row table:style-name="ro1">
          <table:table-cell office:value-type="float" office:value="66.463" calcext:value-type="float">
            <text:p>66.463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1.348" calcext:value-type="float">
            <text:p>-1.348</text:p>
          </table:table-cell>
          <table:table-cell office:value-type="float" office:value="0.631" calcext:value-type="float">
            <text:p>0.631</text:p>
          </table:table-cell>
          <table:table-cell office:value-type="float" office:value="40.925" calcext:value-type="float">
            <text:p>40.925</text:p>
          </table:table-cell>
          <table:table-cell office:value-type="float" office:value="-157.63" calcext:value-type="float">
            <text:p>-157.63</text:p>
          </table:table-cell>
          <table:table-cell office:value-type="float" office:value="371.65" calcext:value-type="float">
            <text:p>371.65</text:p>
          </table:table-cell>
          <table:table-cell office:value-type="float" office:value="-559.406" calcext:value-type="float">
            <text:p>-559.406</text:p>
          </table:table-cell>
          <table:table-cell/>
        </table:table-row>
        <table:table-row table:style-name="ro1">
          <table:table-cell office:value-type="float" office:value="66.467" calcext:value-type="float">
            <text:p>66.467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2" calcext:value-type="float">
            <text:p>-0.042</text:p>
          </table:table-cell>
          <table:table-cell office:value-type="float" office:value="-1.348" calcext:value-type="float">
            <text:p>-1.348</text:p>
          </table:table-cell>
          <table:table-cell office:value-type="float" office:value="0.631" calcext:value-type="float">
            <text:p>0.631</text:p>
          </table:table-cell>
          <table:table-cell office:value-type="float" office:value="40.925" calcext:value-type="float">
            <text:p>40.925</text:p>
          </table:table-cell>
          <table:table-cell office:value-type="float" office:value="-157.63" calcext:value-type="float">
            <text:p>-157.63</text:p>
          </table:table-cell>
          <table:table-cell office:value-type="float" office:value="371.65" calcext:value-type="float">
            <text:p>371.65</text:p>
          </table:table-cell>
          <table:table-cell office:value-type="float" office:value="-559.406" calcext:value-type="float">
            <text:p>-559.406</text:p>
          </table:table-cell>
          <table:table-cell/>
        </table:table-row>
        <table:table-row table:style-name="ro1">
          <table:table-cell office:value-type="float" office:value="66.472" calcext:value-type="float">
            <text:p>66.472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2" calcext:value-type="float">
            <text:p>-0.042</text:p>
          </table:table-cell>
          <table:table-cell office:value-type="float" office:value="-1.987" calcext:value-type="float">
            <text:p>-1.987</text:p>
          </table:table-cell>
          <table:table-cell office:value-type="float" office:value="0.71" calcext:value-type="float">
            <text:p>0.71</text:p>
          </table:table-cell>
          <table:table-cell office:value-type="float" office:value="41.844" calcext:value-type="float">
            <text:p>41.844</text:p>
          </table:table-cell>
          <table:table-cell office:value-type="float" office:value="-160.168" calcext:value-type="float">
            <text:p>-160.168</text:p>
          </table:table-cell>
          <table:table-cell office:value-type="float" office:value="383.256" calcext:value-type="float">
            <text:p>383.256</text:p>
          </table:table-cell>
          <table:table-cell office:value-type="float" office:value="-526.698" calcext:value-type="float">
            <text:p>-526.698</text:p>
          </table:table-cell>
          <table:table-cell/>
        </table:table-row>
        <table:table-row table:style-name="ro1">
          <table:table-cell office:value-type="float" office:value="66.477" calcext:value-type="float">
            <text:p>66.477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987" calcext:value-type="float">
            <text:p>-1.987</text:p>
          </table:table-cell>
          <table:table-cell office:value-type="float" office:value="0.71" calcext:value-type="float">
            <text:p>0.71</text:p>
          </table:table-cell>
          <table:table-cell office:value-type="float" office:value="41.844" calcext:value-type="float">
            <text:p>41.844</text:p>
          </table:table-cell>
          <table:table-cell office:value-type="float" office:value="-160.168" calcext:value-type="float">
            <text:p>-160.168</text:p>
          </table:table-cell>
          <table:table-cell office:value-type="float" office:value="383.256" calcext:value-type="float">
            <text:p>383.256</text:p>
          </table:table-cell>
          <table:table-cell office:value-type="float" office:value="-526.698" calcext:value-type="float">
            <text:p>-526.698</text:p>
          </table:table-cell>
          <table:table-cell/>
        </table:table-row>
        <table:table-row table:style-name="ro1">
          <table:table-cell office:value-type="float" office:value="66.481" calcext:value-type="float">
            <text:p>66.481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847" calcext:value-type="float">
            <text:p>-1.847</text:p>
          </table:table-cell>
          <table:table-cell office:value-type="float" office:value="1.182" calcext:value-type="float">
            <text:p>1.182</text:p>
          </table:table-cell>
          <table:table-cell office:value-type="float" office:value="42.466" calcext:value-type="float">
            <text:p>42.466</text:p>
          </table:table-cell>
          <table:table-cell office:value-type="float" office:value="-160.168" calcext:value-type="float">
            <text:p>-160.168</text:p>
          </table:table-cell>
          <table:table-cell office:value-type="float" office:value="383.256" calcext:value-type="float">
            <text:p>383.256</text:p>
          </table:table-cell>
          <table:table-cell office:value-type="float" office:value="-526.698" calcext:value-type="float">
            <text:p>-526.698</text:p>
          </table:table-cell>
          <table:table-cell/>
        </table:table-row>
        <table:table-row table:style-name="ro1">
          <table:table-cell office:value-type="float" office:value="66.486" calcext:value-type="float">
            <text:p>66.486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847" calcext:value-type="float">
            <text:p>-1.847</text:p>
          </table:table-cell>
          <table:table-cell office:value-type="float" office:value="1.182" calcext:value-type="float">
            <text:p>1.182</text:p>
          </table:table-cell>
          <table:table-cell office:value-type="float" office:value="42.466" calcext:value-type="float">
            <text:p>42.466</text:p>
          </table:table-cell>
          <table:table-cell office:value-type="float" office:value="-160.168" calcext:value-type="float">
            <text:p>-160.168</text:p>
          </table:table-cell>
          <table:table-cell office:value-type="float" office:value="383.256" calcext:value-type="float">
            <text:p>383.256</text:p>
          </table:table-cell>
          <table:table-cell office:value-type="float" office:value="-526.698" calcext:value-type="float">
            <text:p>-526.698</text:p>
          </table:table-cell>
          <table:table-cell/>
        </table:table-row>
        <table:table-row table:style-name="ro1">
          <table:table-cell office:value-type="float" office:value="66.491" calcext:value-type="float">
            <text:p>66.49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847" calcext:value-type="float">
            <text:p>-1.847</text:p>
          </table:table-cell>
          <table:table-cell office:value-type="float" office:value="1.182" calcext:value-type="float">
            <text:p>1.182</text:p>
          </table:table-cell>
          <table:table-cell office:value-type="float" office:value="42.466" calcext:value-type="float">
            <text:p>42.466</text:p>
          </table:table-cell>
          <table:table-cell office:value-type="float" office:value="-160.168" calcext:value-type="float">
            <text:p>-160.168</text:p>
          </table:table-cell>
          <table:table-cell office:value-type="float" office:value="383.256" calcext:value-type="float">
            <text:p>383.256</text:p>
          </table:table-cell>
          <table:table-cell office:value-type="float" office:value="-526.698" calcext:value-type="float">
            <text:p>-526.698</text:p>
          </table:table-cell>
          <table:table-cell/>
        </table:table-row>
        <table:table-row table:style-name="ro1">
          <table:table-cell office:value-type="float" office:value="66.495" calcext:value-type="float">
            <text:p>66.49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576" calcext:value-type="float">
            <text:p>-1.576</text:p>
          </table:table-cell>
          <table:table-cell office:value-type="float" office:value="1.086" calcext:value-type="float">
            <text:p>1.086</text:p>
          </table:table-cell>
          <table:table-cell office:value-type="float" office:value="42.956" calcext:value-type="float">
            <text:p>42.956</text:p>
          </table:table-cell>
          <table:table-cell office:value-type="float" office:value="-175.401" calcext:value-type="float">
            <text:p>-175.401</text:p>
          </table:table-cell>
          <table:table-cell office:value-type="float" office:value="385.367" calcext:value-type="float">
            <text:p>385.367</text:p>
          </table:table-cell>
          <table:table-cell office:value-type="float" office:value="-501.539" calcext:value-type="float">
            <text:p>-501.539</text:p>
          </table:table-cell>
          <table:table-cell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.576" calcext:value-type="float">
            <text:p>-1.576</text:p>
          </table:table-cell>
          <table:table-cell office:value-type="float" office:value="1.086" calcext:value-type="float">
            <text:p>1.086</text:p>
          </table:table-cell>
          <table:table-cell office:value-type="float" office:value="42.956" calcext:value-type="float">
            <text:p>42.956</text:p>
          </table:table-cell>
          <table:table-cell office:value-type="float" office:value="-175.401" calcext:value-type="float">
            <text:p>-175.401</text:p>
          </table:table-cell>
          <table:table-cell office:value-type="float" office:value="385.367" calcext:value-type="float">
            <text:p>385.367</text:p>
          </table:table-cell>
          <table:table-cell office:value-type="float" office:value="-501.539" calcext:value-type="float">
            <text:p>-501.539</text:p>
          </table:table-cell>
          <table:table-cell/>
        </table:table-row>
        <table:table-row table:style-name="ro1">
          <table:table-cell office:value-type="float" office:value="66.504" calcext:value-type="float">
            <text:p>66.50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.514" calcext:value-type="float">
            <text:p>-1.514</text:p>
          </table:table-cell>
          <table:table-cell office:value-type="float" office:value="1.06" calcext:value-type="float">
            <text:p>1.06</text:p>
          </table:table-cell>
          <table:table-cell office:value-type="float" office:value="43.236" calcext:value-type="float">
            <text:p>43.236</text:p>
          </table:table-cell>
          <table:table-cell office:value-type="float" office:value="-175.401" calcext:value-type="float">
            <text:p>-175.401</text:p>
          </table:table-cell>
          <table:table-cell office:value-type="float" office:value="385.367" calcext:value-type="float">
            <text:p>385.367</text:p>
          </table:table-cell>
          <table:table-cell office:value-type="float" office:value="-501.539" calcext:value-type="float">
            <text:p>-501.539</text:p>
          </table:table-cell>
          <table:table-cell/>
        </table:table-row>
        <table:table-row table:style-name="ro1">
          <table:table-cell office:value-type="float" office:value="66.509" calcext:value-type="float">
            <text:p>66.509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514" calcext:value-type="float">
            <text:p>-1.514</text:p>
          </table:table-cell>
          <table:table-cell office:value-type="float" office:value="1.06" calcext:value-type="float">
            <text:p>1.06</text:p>
          </table:table-cell>
          <table:table-cell office:value-type="float" office:value="43.236" calcext:value-type="float">
            <text:p>43.236</text:p>
          </table:table-cell>
          <table:table-cell office:value-type="float" office:value="-175.401" calcext:value-type="float">
            <text:p>-175.401</text:p>
          </table:table-cell>
          <table:table-cell office:value-type="float" office:value="385.367" calcext:value-type="float">
            <text:p>385.367</text:p>
          </table:table-cell>
          <table:table-cell office:value-type="float" office:value="-501.539" calcext:value-type="float">
            <text:p>-501.539</text:p>
          </table:table-cell>
          <table:table-cell/>
        </table:table-row>
        <table:table-row table:style-name="ro1">
          <table:table-cell office:value-type="float" office:value="66.513" calcext:value-type="float">
            <text:p>66.513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514" calcext:value-type="float">
            <text:p>-1.514</text:p>
          </table:table-cell>
          <table:table-cell office:value-type="float" office:value="0.797" calcext:value-type="float">
            <text:p>0.797</text:p>
          </table:table-cell>
          <table:table-cell office:value-type="float" office:value="43.428" calcext:value-type="float">
            <text:p>43.428</text:p>
          </table:table-cell>
          <table:table-cell office:value-type="float" office:value="-178.447" calcext:value-type="float">
            <text:p>-178.447</text:p>
          </table:table-cell>
          <table:table-cell office:value-type="float" office:value="408.58" calcext:value-type="float">
            <text:p>408.58</text:p>
          </table:table-cell>
          <table:table-cell office:value-type="float" office:value="-447.026" calcext:value-type="float">
            <text:p>-447.026</text:p>
          </table:table-cell>
          <table:table-cell/>
        </table:table-row>
        <table:table-row table:style-name="ro1">
          <table:table-cell office:value-type="float" office:value="66.518" calcext:value-type="float">
            <text:p>66.518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8" calcext:value-type="float">
            <text:p>-0.028</text:p>
          </table:table-cell>
          <table:table-cell office:value-type="float" office:value="-1.444" calcext:value-type="float">
            <text:p>-1.444</text:p>
          </table:table-cell>
          <table:table-cell office:value-type="float" office:value="0.797" calcext:value-type="float">
            <text:p>0.797</text:p>
          </table:table-cell>
          <table:table-cell office:value-type="float" office:value="43.428" calcext:value-type="float">
            <text:p>43.428</text:p>
          </table:table-cell>
          <table:table-cell office:value-type="float" office:value="-178.447" calcext:value-type="float">
            <text:p>-178.447</text:p>
          </table:table-cell>
          <table:table-cell office:value-type="float" office:value="408.58" calcext:value-type="float">
            <text:p>408.58</text:p>
          </table:table-cell>
          <table:table-cell office:value-type="float" office:value="-447.026" calcext:value-type="float">
            <text:p>-447.026</text:p>
          </table:table-cell>
          <table:table-cell/>
        </table:table-row>
        <table:table-row table:style-name="ro1">
          <table:table-cell office:value-type="float" office:value="66.523" calcext:value-type="float">
            <text:p>66.52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8" calcext:value-type="float">
            <text:p>-0.028</text:p>
          </table:table-cell>
          <table:table-cell office:value-type="float" office:value="-1.444" calcext:value-type="float">
            <text:p>-1.444</text:p>
          </table:table-cell>
          <table:table-cell office:value-type="float" office:value="0.797" calcext:value-type="float">
            <text:p>0.797</text:p>
          </table:table-cell>
          <table:table-cell office:value-type="float" office:value="43.428" calcext:value-type="float">
            <text:p>43.428</text:p>
          </table:table-cell>
          <table:table-cell office:value-type="float" office:value="-178.447" calcext:value-type="float">
            <text:p>-178.447</text:p>
          </table:table-cell>
          <table:table-cell office:value-type="float" office:value="408.58" calcext:value-type="float">
            <text:p>408.58</text:p>
          </table:table-cell>
          <table:table-cell office:value-type="float" office:value="-447.026" calcext:value-type="float">
            <text:p>-447.026</text:p>
          </table:table-cell>
          <table:table-cell/>
        </table:table-row>
        <table:table-row table:style-name="ro1">
          <table:table-cell office:value-type="float" office:value="66.527" calcext:value-type="float">
            <text:p>66.52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8" calcext:value-type="float">
            <text:p>-0.028</text:p>
          </table:table-cell>
          <table:table-cell office:value-type="float" office:value="-1.444" calcext:value-type="float">
            <text:p>-1.444</text:p>
          </table:table-cell>
          <table:table-cell office:value-type="float" office:value="1.156" calcext:value-type="float">
            <text:p>1.156</text:p>
          </table:table-cell>
          <table:table-cell office:value-type="float" office:value="44.014" calcext:value-type="float">
            <text:p>44.014</text:p>
          </table:table-cell>
          <table:table-cell office:value-type="float" office:value="-178.447" calcext:value-type="float">
            <text:p>-178.447</text:p>
          </table:table-cell>
          <table:table-cell office:value-type="float" office:value="408.58" calcext:value-type="float">
            <text:p>408.58</text:p>
          </table:table-cell>
          <table:table-cell office:value-type="float" office:value="-447.026" calcext:value-type="float">
            <text:p>-447.026</text:p>
          </table:table-cell>
          <table:table-cell/>
        </table:table-row>
        <table:table-row table:style-name="ro1">
          <table:table-cell office:value-type="float" office:value="66.936" calcext:value-type="float">
            <text:p>66.936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-1.234" calcext:value-type="float">
            <text:p>-1.234</text:p>
          </table:table-cell>
          <table:table-cell office:value-type="float" office:value="1.34" calcext:value-type="float">
            <text:p>1.34</text:p>
          </table:table-cell>
          <table:table-cell office:value-type="float" office:value="45.336" calcext:value-type="float">
            <text:p>45.336</text:p>
          </table:table-cell>
          <table:table-cell office:value-type="float" office:value="-487.155" calcext:value-type="float">
            <text:p>-487.155</text:p>
          </table:table-cell>
          <table:table-cell office:value-type="float" office:value="153.764" calcext:value-type="float">
            <text:p>153.764</text:p>
          </table:table-cell>
          <table:table-cell office:value-type="float" office:value="-308.228" calcext:value-type="float">
            <text:p>-308.228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66.941" calcext:value-type="float">
            <text:p>66.941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946" calcext:value-type="float">
            <text:p>-0.946</text:p>
          </table:table-cell>
          <table:table-cell office:value-type="float" office:value="1.935" calcext:value-type="float">
            <text:p>1.935</text:p>
          </table:table-cell>
          <table:table-cell office:value-type="float" office:value="45.37" calcext:value-type="float">
            <text:p>45.37</text:p>
          </table:table-cell>
          <table:table-cell office:value-type="float" office:value="-487.155" calcext:value-type="float">
            <text:p>-487.155</text:p>
          </table:table-cell>
          <table:table-cell office:value-type="float" office:value="153.764" calcext:value-type="float">
            <text:p>153.764</text:p>
          </table:table-cell>
          <table:table-cell office:value-type="float" office:value="-308.228" calcext:value-type="float">
            <text:p>-308.228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66.946" calcext:value-type="float">
            <text:p>66.946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946" calcext:value-type="float">
            <text:p>-0.946</text:p>
          </table:table-cell>
          <table:table-cell office:value-type="float" office:value="1.935" calcext:value-type="float">
            <text:p>1.935</text:p>
          </table:table-cell>
          <table:table-cell office:value-type="float" office:value="45.37" calcext:value-type="float">
            <text:p>45.37</text:p>
          </table:table-cell>
          <table:table-cell office:value-type="float" office:value="-544.531" calcext:value-type="float">
            <text:p>-544.531</text:p>
          </table:table-cell>
          <table:table-cell office:value-type="float" office:value="135.3" calcext:value-type="float">
            <text:p>135.3</text:p>
          </table:table-cell>
          <table:table-cell office:value-type="float" office:value="-296.906" calcext:value-type="float">
            <text:p>-296.906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66.95" calcext:value-type="float">
            <text:p>66.95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946" calcext:value-type="float">
            <text:p>-0.946</text:p>
          </table:table-cell>
          <table:table-cell office:value-type="float" office:value="1.935" calcext:value-type="float">
            <text:p>1.935</text:p>
          </table:table-cell>
          <table:table-cell office:value-type="float" office:value="44.111" calcext:value-type="float">
            <text:p>44.111</text:p>
          </table:table-cell>
          <table:table-cell office:value-type="float" office:value="-544.531" calcext:value-type="float">
            <text:p>-544.531</text:p>
          </table:table-cell>
          <table:table-cell office:value-type="float" office:value="135.3" calcext:value-type="float">
            <text:p>135.3</text:p>
          </table:table-cell>
          <table:table-cell office:value-type="float" office:value="-296.906" calcext:value-type="float">
            <text:p>-296.906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float" office:value="66.955" calcext:value-type="float">
            <text:p>66.955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893" calcext:value-type="float">
            <text:p>-0.893</text:p>
          </table:table-cell>
          <table:table-cell office:value-type="float" office:value="1.698" calcext:value-type="float">
            <text:p>1.698</text:p>
          </table:table-cell>
          <table:table-cell office:value-type="float" office:value="44.111" calcext:value-type="float">
            <text:p>44.111</text:p>
          </table:table-cell>
          <table:table-cell office:value-type="float" office:value="-544.531" calcext:value-type="float">
            <text:p>-544.531</text:p>
          </table:table-cell>
          <table:table-cell office:value-type="float" office:value="135.3" calcext:value-type="float">
            <text:p>135.3</text:p>
          </table:table-cell>
          <table:table-cell office:value-type="float" office:value="-296.906" calcext:value-type="float">
            <text:p>-296.906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float" office:value="66.96" calcext:value-type="float">
            <text:p>66.96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893" calcext:value-type="float">
            <text:p>-0.893</text:p>
          </table:table-cell>
          <table:table-cell office:value-type="float" office:value="1.698" calcext:value-type="float">
            <text:p>1.698</text:p>
          </table:table-cell>
          <table:table-cell office:value-type="float" office:value="44.111" calcext:value-type="float">
            <text:p>44.111</text:p>
          </table:table-cell>
          <table:table-cell office:value-type="float" office:value="-544.531" calcext:value-type="float">
            <text:p>-544.531</text:p>
          </table:table-cell>
          <table:table-cell office:value-type="float" office:value="135.3" calcext:value-type="float">
            <text:p>135.3</text:p>
          </table:table-cell>
          <table:table-cell office:value-type="float" office:value="-296.906" calcext:value-type="float">
            <text:p>-296.906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66.964" calcext:value-type="float">
            <text:p>66.964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727" calcext:value-type="float">
            <text:p>-0.727</text:p>
          </table:table-cell>
          <table:table-cell office:value-type="float" office:value="1.541" calcext:value-type="float">
            <text:p>1.541</text:p>
          </table:table-cell>
          <table:table-cell office:value-type="float" office:value="35.632" calcext:value-type="float">
            <text:p>35.632</text:p>
          </table:table-cell>
          <table:table-cell office:value-type="float" office:value="-544.531" calcext:value-type="float">
            <text:p>-544.531</text:p>
          </table:table-cell>
          <table:table-cell office:value-type="float" office:value="135.3" calcext:value-type="float">
            <text:p>135.3</text:p>
          </table:table-cell>
          <table:table-cell office:value-type="float" office:value="-296.906" calcext:value-type="float">
            <text:p>-296.906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66.969" calcext:value-type="float">
            <text:p>66.969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727" calcext:value-type="float">
            <text:p>-0.727</text:p>
          </table:table-cell>
          <table:table-cell office:value-type="float" office:value="1.541" calcext:value-type="float">
            <text:p>1.541</text:p>
          </table:table-cell>
          <table:table-cell office:value-type="float" office:value="35.632" calcext:value-type="float">
            <text:p>35.632</text:p>
          </table:table-cell>
          <table:table-cell office:value-type="float" office:value="-488.679" calcext:value-type="float">
            <text:p>-488.679</text:p>
          </table:table-cell>
          <table:table-cell office:value-type="float" office:value="142.685" calcext:value-type="float">
            <text:p>142.685</text:p>
          </table:table-cell>
          <table:table-cell office:value-type="float" office:value="-304.874" calcext:value-type="float">
            <text:p>-304.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973" calcext:value-type="float">
            <text:p>66.973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709" calcext:value-type="float">
            <text:p>-0.709</text:p>
          </table:table-cell>
          <table:table-cell office:value-type="float" office:value="1.795" calcext:value-type="float">
            <text:p>1.795</text:p>
          </table:table-cell>
          <table:table-cell office:value-type="float" office:value="24.117" calcext:value-type="float">
            <text:p>24.117</text:p>
          </table:table-cell>
          <table:table-cell office:value-type="float" office:value="-488.679" calcext:value-type="float">
            <text:p>-488.679</text:p>
          </table:table-cell>
          <table:table-cell office:value-type="float" office:value="142.685" calcext:value-type="float">
            <text:p>142.685</text:p>
          </table:table-cell>
          <table:table-cell office:value-type="float" office:value="-304.874" calcext:value-type="float">
            <text:p>-304.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978" calcext:value-type="float">
            <text:p>66.978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709" calcext:value-type="float">
            <text:p>-0.709</text:p>
          </table:table-cell>
          <table:table-cell office:value-type="float" office:value="1.795" calcext:value-type="float">
            <text:p>1.795</text:p>
          </table:table-cell>
          <table:table-cell office:value-type="float" office:value="24.117" calcext:value-type="float">
            <text:p>24.117</text:p>
          </table:table-cell>
          <table:table-cell office:value-type="float" office:value="-488.679" calcext:value-type="float">
            <text:p>-488.679</text:p>
          </table:table-cell>
          <table:table-cell office:value-type="float" office:value="142.685" calcext:value-type="float">
            <text:p>142.685</text:p>
          </table:table-cell>
          <table:table-cell office:value-type="float" office:value="-304.874" calcext:value-type="float">
            <text:p>-304.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982" calcext:value-type="float">
            <text:p>66.982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709" calcext:value-type="float">
            <text:p>-0.709</text:p>
          </table:table-cell>
          <table:table-cell office:value-type="float" office:value="1.795" calcext:value-type="float">
            <text:p>1.795</text:p>
          </table:table-cell>
          <table:table-cell office:value-type="float" office:value="10.677" calcext:value-type="float">
            <text:p>10.677</text:p>
          </table:table-cell>
          <table:table-cell office:value-type="float" office:value="-488.679" calcext:value-type="float">
            <text:p>-488.679</text:p>
          </table:table-cell>
          <table:table-cell office:value-type="float" office:value="142.685" calcext:value-type="float">
            <text:p>142.685</text:p>
          </table:table-cell>
          <table:table-cell office:value-type="float" office:value="-304.874" calcext:value-type="float">
            <text:p>-304.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987" calcext:value-type="float">
            <text:p>66.987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456" calcext:value-type="float">
            <text:p>-0.456</text:p>
          </table:table-cell>
          <table:table-cell office:value-type="float" office:value="1.34" calcext:value-type="float">
            <text:p>1.34</text:p>
          </table:table-cell>
          <table:table-cell office:value-type="float" office:value="11.009" calcext:value-type="float">
            <text:p>11.009</text:p>
          </table:table-cell>
          <table:table-cell office:value-type="float" office:value="-521.682" calcext:value-type="float">
            <text:p>-521.682</text:p>
          </table:table-cell>
          <table:table-cell office:value-type="float" office:value="237.12" calcext:value-type="float">
            <text:p>237.12</text:p>
          </table:table-cell>
          <table:table-cell office:value-type="float" office:value="-418.931" calcext:value-type="float">
            <text:p>-418.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992" calcext:value-type="float">
            <text:p>66.992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456" calcext:value-type="float">
            <text:p>-0.456</text:p>
          </table:table-cell>
          <table:table-cell office:value-type="float" office:value="1.34" calcext:value-type="float">
            <text:p>1.34</text:p>
          </table:table-cell>
          <table:table-cell office:value-type="float" office:value="11.009" calcext:value-type="float">
            <text:p>11.009</text:p>
          </table:table-cell>
          <table:table-cell office:value-type="float" office:value="-521.682" calcext:value-type="float">
            <text:p>-521.682</text:p>
          </table:table-cell>
          <table:table-cell office:value-type="float" office:value="237.12" calcext:value-type="float">
            <text:p>237.12</text:p>
          </table:table-cell>
          <table:table-cell office:value-type="float" office:value="-418.931" calcext:value-type="float">
            <text:p>-418.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997" calcext:value-type="float">
            <text:p>66.997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412" calcext:value-type="float">
            <text:p>-0.412</text:p>
          </table:table-cell>
          <table:table-cell office:value-type="float" office:value="1.926" calcext:value-type="float">
            <text:p>1.926</text:p>
          </table:table-cell>
          <table:table-cell office:value-type="float" office:value="-2.265" calcext:value-type="float">
            <text:p>-2.265</text:p>
          </table:table-cell>
          <table:table-cell office:value-type="float" office:value="-521.682" calcext:value-type="float">
            <text:p>-521.682</text:p>
          </table:table-cell>
          <table:table-cell office:value-type="float" office:value="237.12" calcext:value-type="float">
            <text:p>237.12</text:p>
          </table:table-cell>
          <table:table-cell office:value-type="float" office:value="-418.931" calcext:value-type="float">
            <text:p>-418.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002" calcext:value-type="float">
            <text:p>67.002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12" calcext:value-type="float">
            <text:p>-0.412</text:p>
          </table:table-cell>
          <table:table-cell office:value-type="float" office:value="1.926" calcext:value-type="float">
            <text:p>1.926</text:p>
          </table:table-cell>
          <table:table-cell office:value-type="float" office:value="-2.265" calcext:value-type="float">
            <text:p>-2.265</text:p>
          </table:table-cell>
          <table:table-cell office:value-type="float" office:value="-521.682" calcext:value-type="float">
            <text:p>-521.682</text:p>
          </table:table-cell>
          <table:table-cell office:value-type="float" office:value="237.12" calcext:value-type="float">
            <text:p>237.12</text:p>
          </table:table-cell>
          <table:table-cell office:value-type="float" office:value="-418.931" calcext:value-type="float">
            <text:p>-418.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006" calcext:value-type="float">
            <text:p>67.006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92" calcext:value-type="float">
            <text:p>0.192</text:p>
          </table:table-cell>
          <table:table-cell office:value-type="float" office:value="1.987" calcext:value-type="float">
            <text:p>1.987</text:p>
          </table:table-cell>
          <table:table-cell office:value-type="float" office:value="-12.782" calcext:value-type="float">
            <text:p>-12.782</text:p>
          </table:table-cell>
          <table:table-cell office:value-type="float" office:value="-521.682" calcext:value-type="float">
            <text:p>-521.682</text:p>
          </table:table-cell>
          <table:table-cell office:value-type="float" office:value="237.12" calcext:value-type="float">
            <text:p>237.12</text:p>
          </table:table-cell>
          <table:table-cell office:value-type="float" office:value="-476.798" calcext:value-type="float">
            <text:p>-476.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012" calcext:value-type="float">
            <text:p>67.012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92" calcext:value-type="float">
            <text:p>0.192</text:p>
          </table:table-cell>
          <table:table-cell office:value-type="float" office:value="1.987" calcext:value-type="float">
            <text:p>1.987</text:p>
          </table:table-cell>
          <table:table-cell office:value-type="float" office:value="-12.782" calcext:value-type="float">
            <text:p>-12.782</text:p>
          </table:table-cell>
          <table:table-cell office:value-type="float" office:value="-439.935" calcext:value-type="float">
            <text:p>-439.935</text:p>
          </table:table-cell>
          <table:table-cell office:value-type="float" office:value="246.616" calcext:value-type="float">
            <text:p>246.616</text:p>
          </table:table-cell>
          <table:table-cell office:value-type="float" office:value="-476.798" calcext:value-type="float">
            <text:p>-476.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017" calcext:value-type="float">
            <text:p>67.017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36" calcext:value-type="float">
            <text:p>-0.036</text:p>
          </table:table-cell>
          <table:table-cell office:value-type="float" office:value="1.305" calcext:value-type="float">
            <text:p>1.305</text:p>
          </table:table-cell>
          <table:table-cell office:value-type="float" office:value="-20.561" calcext:value-type="float">
            <text:p>-20.561</text:p>
          </table:table-cell>
          <table:table-cell office:value-type="float" office:value="-439.935" calcext:value-type="float">
            <text:p>-439.935</text:p>
          </table:table-cell>
          <table:table-cell office:value-type="float" office:value="246.616" calcext:value-type="float">
            <text:p>246.616</text:p>
          </table:table-cell>
          <table:table-cell office:value-type="float" office:value="-476.798" calcext:value-type="float">
            <text:p>-476.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022" calcext:value-type="float">
            <text:p>67.022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36" calcext:value-type="float">
            <text:p>-0.036</text:p>
          </table:table-cell>
          <table:table-cell office:value-type="float" office:value="1.305" calcext:value-type="float">
            <text:p>1.305</text:p>
          </table:table-cell>
          <table:table-cell office:value-type="float" office:value="-20.561" calcext:value-type="float">
            <text:p>-20.561</text:p>
          </table:table-cell>
          <table:table-cell office:value-type="float" office:value="-439.935" calcext:value-type="float">
            <text:p>-439.935</text:p>
          </table:table-cell>
          <table:table-cell office:value-type="float" office:value="246.616" calcext:value-type="float">
            <text:p>246.616</text:p>
          </table:table-cell>
          <table:table-cell office:value-type="float" office:value="-476.798" calcext:value-type="float">
            <text:p>-476.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026" calcext:value-type="float">
            <text:p>67.026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6" calcext:value-type="float">
            <text:p>-0.036</text:p>
          </table:table-cell>
          <table:table-cell office:value-type="float" office:value="1.305" calcext:value-type="float">
            <text:p>1.305</text:p>
          </table:table-cell>
          <table:table-cell office:value-type="float" office:value="-27.281" calcext:value-type="float">
            <text:p>-27.281</text:p>
          </table:table-cell>
          <table:table-cell office:value-type="float" office:value="-439.935" calcext:value-type="float">
            <text:p>-439.935</text:p>
          </table:table-cell>
          <table:table-cell office:value-type="float" office:value="246.616" calcext:value-type="float">
            <text:p>246.616</text:p>
          </table:table-cell>
          <table:table-cell office:value-type="float" office:value="-476.798" calcext:value-type="float">
            <text:p>-476.798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67.031" calcext:value-type="float">
            <text:p>67.031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14" calcext:value-type="float">
            <text:p>-0.114</text:p>
          </table:table-cell>
          <table:table-cell office:value-type="float" office:value="1.558" calcext:value-type="float">
            <text:p>1.558</text:p>
          </table:table-cell>
          <table:table-cell office:value-type="float" office:value="-26.511" calcext:value-type="float">
            <text:p>-26.511</text:p>
          </table:table-cell>
          <table:table-cell office:value-type="float" office:value="-396.777" calcext:value-type="float">
            <text:p>-396.777</text:p>
          </table:table-cell>
          <table:table-cell office:value-type="float" office:value="236.065" calcext:value-type="float">
            <text:p>236.065</text:p>
          </table:table-cell>
          <table:table-cell office:value-type="float" office:value="-505.732" calcext:value-type="float">
            <text:p>-505.732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67.035" calcext:value-type="float">
            <text:p>67.035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2" calcext:value-type="float">
            <text:p>0.02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14" calcext:value-type="float">
            <text:p>-0.114</text:p>
          </table:table-cell>
          <table:table-cell office:value-type="float" office:value="1.558" calcext:value-type="float">
            <text:p>1.558</text:p>
          </table:table-cell>
          <table:table-cell office:value-type="float" office:value="-26.511" calcext:value-type="float">
            <text:p>-26.511</text:p>
          </table:table-cell>
          <table:table-cell office:value-type="float" office:value="-396.777" calcext:value-type="float">
            <text:p>-396.777</text:p>
          </table:table-cell>
          <table:table-cell office:value-type="float" office:value="236.065" calcext:value-type="float">
            <text:p>236.065</text:p>
          </table:table-cell>
          <table:table-cell office:value-type="float" office:value="-505.732" calcext:value-type="float">
            <text:p>-505.732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67.04" calcext:value-type="float">
            <text:p>67.04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2" calcext:value-type="float">
            <text:p>0.02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113" calcext:value-type="float">
            <text:p>0.113</text:p>
          </table:table-cell>
          <table:table-cell office:value-type="float" office:value="1.471" calcext:value-type="float">
            <text:p>1.471</text:p>
          </table:table-cell>
          <table:table-cell office:value-type="float" office:value="-31.481" calcext:value-type="float">
            <text:p>-31.481</text:p>
          </table:table-cell>
          <table:table-cell office:value-type="float" office:value="-396.777" calcext:value-type="float">
            <text:p>-396.777</text:p>
          </table:table-cell>
          <table:table-cell office:value-type="float" office:value="236.065" calcext:value-type="float">
            <text:p>236.065</text:p>
          </table:table-cell>
          <table:table-cell office:value-type="float" office:value="-505.732" calcext:value-type="float">
            <text:p>-505.732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67.045" calcext:value-type="float">
            <text:p>67.045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113" calcext:value-type="float">
            <text:p>0.113</text:p>
          </table:table-cell>
          <table:table-cell office:value-type="float" office:value="1.471" calcext:value-type="float">
            <text:p>1.471</text:p>
          </table:table-cell>
          <table:table-cell office:value-type="float" office:value="-31.481" calcext:value-type="float">
            <text:p>-31.481</text:p>
          </table:table-cell>
          <table:table-cell office:value-type="float" office:value="-396.777" calcext:value-type="float">
            <text:p>-396.777</text:p>
          </table:table-cell>
          <table:table-cell office:value-type="float" office:value="236.065" calcext:value-type="float">
            <text:p>236.065</text:p>
          </table:table-cell>
          <table:table-cell office:value-type="float" office:value="-505.732" calcext:value-type="float">
            <text:p>-505.732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float" office:value="67.049" calcext:value-type="float">
            <text:p>67.049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18" calcext:value-type="float">
            <text:p>-0.018</text:p>
          </table:table-cell>
          <table:table-cell office:value-type="float" office:value="1.252" calcext:value-type="float">
            <text:p>1.252</text:p>
          </table:table-cell>
          <table:table-cell office:value-type="float" office:value="-34.263" calcext:value-type="float">
            <text:p>-34.263</text:p>
          </table:table-cell>
          <table:table-cell office:value-type="float" office:value="-296.751" calcext:value-type="float">
            <text:p>-296.751</text:p>
          </table:table-cell>
          <table:table-cell office:value-type="float" office:value="201.773" calcext:value-type="float">
            <text:p>201.773</text:p>
          </table:table-cell>
          <table:table-cell office:value-type="float" office:value="-505.313" calcext:value-type="float">
            <text:p>-505.313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67.054" calcext:value-type="float">
            <text:p>67.054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18" calcext:value-type="float">
            <text:p>-0.018</text:p>
          </table:table-cell>
          <table:table-cell office:value-type="float" office:value="1.252" calcext:value-type="float">
            <text:p>1.252</text:p>
          </table:table-cell>
          <table:table-cell office:value-type="float" office:value="-34.263" calcext:value-type="float">
            <text:p>-34.263</text:p>
          </table:table-cell>
          <table:table-cell office:value-type="float" office:value="-296.751" calcext:value-type="float">
            <text:p>-296.751</text:p>
          </table:table-cell>
          <table:table-cell office:value-type="float" office:value="201.773" calcext:value-type="float">
            <text:p>201.773</text:p>
          </table:table-cell>
          <table:table-cell office:value-type="float" office:value="-505.313" calcext:value-type="float">
            <text:p>-505.313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67.059" calcext:value-type="float">
            <text:p>67.05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18" calcext:value-type="float">
            <text:p>-0.018</text:p>
          </table:table-cell>
          <table:table-cell office:value-type="float" office:value="1.252" calcext:value-type="float">
            <text:p>1.252</text:p>
          </table:table-cell>
          <table:table-cell office:value-type="float" office:value="-34.263" calcext:value-type="float">
            <text:p>-34.263</text:p>
          </table:table-cell>
          <table:table-cell office:value-type="float" office:value="-296.751" calcext:value-type="float">
            <text:p>-296.751</text:p>
          </table:table-cell>
          <table:table-cell office:value-type="float" office:value="201.773" calcext:value-type="float">
            <text:p>201.773</text:p>
          </table:table-cell>
          <table:table-cell office:value-type="float" office:value="-505.313" calcext:value-type="float">
            <text:p>-505.31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67.063" calcext:value-type="float">
            <text:p>67.063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349" calcext:value-type="float">
            <text:p>0.349</text:p>
          </table:table-cell>
          <table:table-cell office:value-type="float" office:value="0.885" calcext:value-type="float">
            <text:p>0.885</text:p>
          </table:table-cell>
          <table:table-cell office:value-type="float" office:value="-35.06" calcext:value-type="float">
            <text:p>-35.06</text:p>
          </table:table-cell>
          <table:table-cell office:value-type="float" office:value="-296.751" calcext:value-type="float">
            <text:p>-296.751</text:p>
          </table:table-cell>
          <table:table-cell office:value-type="float" office:value="201.773" calcext:value-type="float">
            <text:p>201.773</text:p>
          </table:table-cell>
          <table:table-cell office:value-type="float" office:value="-505.313" calcext:value-type="float">
            <text:p>-505.313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67.068" calcext:value-type="float">
            <text:p>67.068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349" calcext:value-type="float">
            <text:p>0.349</text:p>
          </table:table-cell>
          <table:table-cell office:value-type="float" office:value="0.885" calcext:value-type="float">
            <text:p>0.885</text:p>
          </table:table-cell>
          <table:table-cell office:value-type="float" office:value="-35.06" calcext:value-type="float">
            <text:p>-35.06</text:p>
          </table:table-cell>
          <table:table-cell office:value-type="float" office:value="-296.751" calcext:value-type="float">
            <text:p>-296.751</text:p>
          </table:table-cell>
          <table:table-cell office:value-type="float" office:value="201.773" calcext:value-type="float">
            <text:p>201.773</text:p>
          </table:table-cell>
          <table:table-cell office:value-type="float" office:value="-481.411" calcext:value-type="float">
            <text:p>-481.4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596" calcext:value-type="float">
            <text:p>0.596</text:p>
          </table:table-cell>
          <table:table-cell office:value-type="float" office:value="-34.036" calcext:value-type="float">
            <text:p>-34.036</text:p>
          </table:table-cell>
          <table:table-cell office:value-type="float" office:value="-188.602" calcext:value-type="float">
            <text:p>-188.602</text:p>
          </table:table-cell>
          <table:table-cell office:value-type="float" office:value="152.182" calcext:value-type="float">
            <text:p>152.182</text:p>
          </table:table-cell>
          <table:table-cell office:value-type="float" office:value="-481.411" calcext:value-type="float">
            <text:p>-481.4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67.077" calcext:value-type="float">
            <text:p>67.077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2" calcext:value-type="float">
            <text:p>0.0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596" calcext:value-type="float">
            <text:p>0.596</text:p>
          </table:table-cell>
          <table:table-cell office:value-type="float" office:value="-34.036" calcext:value-type="float">
            <text:p>-34.036</text:p>
          </table:table-cell>
          <table:table-cell office:value-type="float" office:value="-188.602" calcext:value-type="float">
            <text:p>-188.602</text:p>
          </table:table-cell>
          <table:table-cell office:value-type="float" office:value="152.182" calcext:value-type="float">
            <text:p>152.182</text:p>
          </table:table-cell>
          <table:table-cell office:value-type="float" office:value="-481.411" calcext:value-type="float">
            <text:p>-481.41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67.081" calcext:value-type="float">
            <text:p>67.081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2" calcext:value-type="float">
            <text:p>0.0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78" calcext:value-type="float">
            <text:p>0.78</text:p>
          </table:table-cell>
          <table:table-cell office:value-type="float" office:value="-31.105" calcext:value-type="float">
            <text:p>-31.105</text:p>
          </table:table-cell>
          <table:table-cell office:value-type="float" office:value="-188.602" calcext:value-type="float">
            <text:p>-188.602</text:p>
          </table:table-cell>
          <table:table-cell office:value-type="float" office:value="152.182" calcext:value-type="float">
            <text:p>152.182</text:p>
          </table:table-cell>
          <table:table-cell office:value-type="float" office:value="-481.411" calcext:value-type="float">
            <text:p>-481.411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67.086" calcext:value-type="float">
            <text:p>67.086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552" calcext:value-type="float">
            <text:p>-0.552</text:p>
          </table:table-cell>
          <table:table-cell office:value-type="float" office:value="0.78" calcext:value-type="float">
            <text:p>0.78</text:p>
          </table:table-cell>
          <table:table-cell office:value-type="float" office:value="-31.105" calcext:value-type="float">
            <text:p>-31.105</text:p>
          </table:table-cell>
          <table:table-cell office:value-type="float" office:value="-188.602" calcext:value-type="float">
            <text:p>-188.602</text:p>
          </table:table-cell>
          <table:table-cell office:value-type="float" office:value="152.182" calcext:value-type="float">
            <text:p>152.182</text:p>
          </table:table-cell>
          <table:table-cell office:value-type="float" office:value="-481.411" calcext:value-type="float">
            <text:p>-481.411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67.091" calcext:value-type="float">
            <text:p>67.091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552" calcext:value-type="float">
            <text:p>-0.552</text:p>
          </table:table-cell>
          <table:table-cell office:value-type="float" office:value="0.78" calcext:value-type="float">
            <text:p>0.78</text:p>
          </table:table-cell>
          <table:table-cell office:value-type="float" office:value="-31.105" calcext:value-type="float">
            <text:p>-31.105</text:p>
          </table:table-cell>
          <table:table-cell office:value-type="float" office:value="-89.592" calcext:value-type="float">
            <text:p>-89.592</text:p>
          </table:table-cell>
          <table:table-cell office:value-type="float" office:value="113.669" calcext:value-type="float">
            <text:p>113.669</text:p>
          </table:table-cell>
          <table:table-cell office:value-type="float" office:value="-493.991" calcext:value-type="float">
            <text:p>-493.991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67.095" calcext:value-type="float">
            <text:p>67.095</text:p>
          </table:table-cell>
          <table:table-cell office:value-type="float" office:value="-0.089" calcext:value-type="float">
            <text:p>-0.089</text:p>
          </table:table-cell>
          <table:table-cell office:value-type="float" office:value="0" calcext:value-type="float">
            <text:p>0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254" calcext:value-type="float">
            <text:p>-0.254</text:p>
          </table:table-cell>
          <table:table-cell office:value-type="float" office:value="1.086" calcext:value-type="float">
            <text:p>1.086</text:p>
          </table:table-cell>
          <table:table-cell office:value-type="float" office:value="-25.942" calcext:value-type="float">
            <text:p>-25.942</text:p>
          </table:table-cell>
          <table:table-cell office:value-type="float" office:value="-89.592" calcext:value-type="float">
            <text:p>-89.592</text:p>
          </table:table-cell>
          <table:table-cell office:value-type="float" office:value="113.669" calcext:value-type="float">
            <text:p>113.669</text:p>
          </table:table-cell>
          <table:table-cell office:value-type="float" office:value="-493.991" calcext:value-type="float">
            <text:p>-493.991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-0.089" calcext:value-type="float">
            <text:p>-0.089</text:p>
          </table:table-cell>
          <table:table-cell office:value-type="float" office:value="0" calcext:value-type="float">
            <text:p>0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254" calcext:value-type="float">
            <text:p>-0.254</text:p>
          </table:table-cell>
          <table:table-cell office:value-type="float" office:value="1.086" calcext:value-type="float">
            <text:p>1.086</text:p>
          </table:table-cell>
          <table:table-cell office:value-type="float" office:value="-25.942" calcext:value-type="float">
            <text:p>-25.942</text:p>
          </table:table-cell>
          <table:table-cell office:value-type="float" office:value="-89.592" calcext:value-type="float">
            <text:p>-89.592</text:p>
          </table:table-cell>
          <table:table-cell office:value-type="float" office:value="113.669" calcext:value-type="float">
            <text:p>113.669</text:p>
          </table:table-cell>
          <table:table-cell office:value-type="float" office:value="-493.991" calcext:value-type="float">
            <text:p>-493.99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7.105" calcext:value-type="float">
            <text:p>67.105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1" calcext:value-type="float">
            <text:p>0.0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289" calcext:value-type="float">
            <text:p>-0.289</text:p>
          </table:table-cell>
          <table:table-cell office:value-type="float" office:value="1.182" calcext:value-type="float">
            <text:p>1.182</text:p>
          </table:table-cell>
          <table:table-cell office:value-type="float" office:value="-18.75" calcext:value-type="float">
            <text:p>-18.75</text:p>
          </table:table-cell>
          <table:table-cell office:value-type="float" office:value="-89.592" calcext:value-type="float">
            <text:p>-89.592</text:p>
          </table:table-cell>
          <table:table-cell office:value-type="float" office:value="113.669" calcext:value-type="float">
            <text:p>113.669</text:p>
          </table:table-cell>
          <table:table-cell office:value-type="float" office:value="-493.991" calcext:value-type="float">
            <text:p>-493.991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float" office:value="67.109" calcext:value-type="float">
            <text:p>67.109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289" calcext:value-type="float">
            <text:p>-0.289</text:p>
          </table:table-cell>
          <table:table-cell office:value-type="float" office:value="1.182" calcext:value-type="float">
            <text:p>1.182</text:p>
          </table:table-cell>
          <table:table-cell office:value-type="float" office:value="-18.75" calcext:value-type="float">
            <text:p>-18.75</text:p>
          </table:table-cell>
          <table:table-cell office:value-type="float" office:value="-89.592" calcext:value-type="float">
            <text:p>-89.592</text:p>
          </table:table-cell>
          <table:table-cell office:value-type="float" office:value="113.669" calcext:value-type="float">
            <text:p>113.669</text:p>
          </table:table-cell>
          <table:table-cell office:value-type="float" office:value="-462.122" calcext:value-type="float">
            <text:p>-462.122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67.114" calcext:value-type="float">
            <text:p>67.114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289" calcext:value-type="float">
            <text:p>-0.289</text:p>
          </table:table-cell>
          <table:table-cell office:value-type="float" office:value="1.182" calcext:value-type="float">
            <text:p>1.182</text:p>
          </table:table-cell>
          <table:table-cell office:value-type="float" office:value="-10.979" calcext:value-type="float">
            <text:p>-10.979</text:p>
          </table:table-cell>
          <table:table-cell office:value-type="float" office:value="25.158" calcext:value-type="float">
            <text:p>25.158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-462.122" calcext:value-type="float">
            <text:p>-462.122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67.119" calcext:value-type="float">
            <text:p>67.119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823" calcext:value-type="float">
            <text:p>0.823</text:p>
          </table:table-cell>
          <table:table-cell office:value-type="float" office:value="-10.979" calcext:value-type="float">
            <text:p>-10.979</text:p>
          </table:table-cell>
          <table:table-cell office:value-type="float" office:value="25.158" calcext:value-type="float">
            <text:p>25.158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-462.122" calcext:value-type="float">
            <text:p>-462.122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float" office:value="67.123" calcext:value-type="float">
            <text:p>67.123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823" calcext:value-type="float">
            <text:p>0.823</text:p>
          </table:table-cell>
          <table:table-cell office:value-type="float" office:value="-10.979" calcext:value-type="float">
            <text:p>-10.979</text:p>
          </table:table-cell>
          <table:table-cell office:value-type="float" office:value="25.158" calcext:value-type="float">
            <text:p>25.158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-462.122" calcext:value-type="float">
            <text:p>-462.122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67.128" calcext:value-type="float">
            <text:p>67.128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482" calcext:value-type="float">
            <text:p>-0.482</text:p>
          </table:table-cell>
          <table:table-cell office:value-type="float" office:value="1.296" calcext:value-type="float">
            <text:p>1.296</text:p>
          </table:table-cell>
          <table:table-cell office:value-type="float" office:value="-2.387" calcext:value-type="float">
            <text:p>-2.387</text:p>
          </table:table-cell>
          <table:table-cell office:value-type="float" office:value="25.158" calcext:value-type="float">
            <text:p>25.158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-462.122" calcext:value-type="float">
            <text:p>-462.12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67.132" calcext:value-type="float">
            <text:p>67.132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482" calcext:value-type="float">
            <text:p>-0.482</text:p>
          </table:table-cell>
          <table:table-cell office:value-type="float" office:value="1.296" calcext:value-type="float">
            <text:p>1.296</text:p>
          </table:table-cell>
          <table:table-cell office:value-type="float" office:value="-2.387" calcext:value-type="float">
            <text:p>-2.387</text:p>
          </table:table-cell>
          <table:table-cell office:value-type="float" office:value="48.007" calcext:value-type="float">
            <text:p>48.007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-447.445" calcext:value-type="float">
            <text:p>-447.445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67.137" calcext:value-type="float">
            <text:p>67.137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7" calcext:value-type="float">
            <text:p>-0.047</text:p>
          </table:table-cell>
          <table:table-cell office:value-type="float" office:value="-1.033" calcext:value-type="float">
            <text:p>-1.033</text:p>
          </table:table-cell>
          <table:table-cell office:value-type="float" office:value="1.445" calcext:value-type="float">
            <text:p>1.445</text:p>
          </table:table-cell>
          <table:table-cell office:value-type="float" office:value="5.733" calcext:value-type="float">
            <text:p>5.733</text:p>
          </table:table-cell>
          <table:table-cell office:value-type="float" office:value="48.007" calcext:value-type="float">
            <text:p>48.007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-447.445" calcext:value-type="float">
            <text:p>-447.445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67.142" calcext:value-type="float">
            <text:p>67.142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7" calcext:value-type="float">
            <text:p>-0.047</text:p>
          </table:table-cell>
          <table:table-cell office:value-type="float" office:value="-1.033" calcext:value-type="float">
            <text:p>-1.033</text:p>
          </table:table-cell>
          <table:table-cell office:value-type="float" office:value="1.445" calcext:value-type="float">
            <text:p>1.445</text:p>
          </table:table-cell>
          <table:table-cell office:value-type="float" office:value="5.733" calcext:value-type="float">
            <text:p>5.733</text:p>
          </table:table-cell>
          <table:table-cell office:value-type="float" office:value="48.007" calcext:value-type="float">
            <text:p>48.007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-447.445" calcext:value-type="float">
            <text:p>-447.445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67.146" calcext:value-type="float">
            <text:p>67.146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033" calcext:value-type="float">
            <text:p>-1.033</text:p>
          </table:table-cell>
          <table:table-cell office:value-type="float" office:value="1.445" calcext:value-type="float">
            <text:p>1.445</text:p>
          </table:table-cell>
          <table:table-cell office:value-type="float" office:value="10.213" calcext:value-type="float">
            <text:p>10.213</text:p>
          </table:table-cell>
          <table:table-cell office:value-type="float" office:value="48.007" calcext:value-type="float">
            <text:p>48.007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-447.445" calcext:value-type="float">
            <text:p>-447.445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float" office:value="67.151" calcext:value-type="float">
            <text:p>67.151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138" calcext:value-type="float">
            <text:p>-1.138</text:p>
          </table:table-cell>
          <table:table-cell office:value-type="float" office:value="1.392" calcext:value-type="float">
            <text:p>1.392</text:p>
          </table:table-cell>
          <table:table-cell office:value-type="float" office:value="12.208" calcext:value-type="float">
            <text:p>12.208</text:p>
          </table:table-cell>
          <table:table-cell office:value-type="float" office:value="177.989" calcext:value-type="float">
            <text:p>177.989</text:p>
          </table:table-cell>
          <table:table-cell office:value-type="float" office:value="292.515" calcext:value-type="float">
            <text:p>292.515</text:p>
          </table:table-cell>
          <table:table-cell office:value-type="float" office:value="-364.418" calcext:value-type="float">
            <text:p>-364.418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67.156" calcext:value-type="float">
            <text:p>67.156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138" calcext:value-type="float">
            <text:p>-1.138</text:p>
          </table:table-cell>
          <table:table-cell office:value-type="float" office:value="1.392" calcext:value-type="float">
            <text:p>1.392</text:p>
          </table:table-cell>
          <table:table-cell office:value-type="float" office:value="12.208" calcext:value-type="float">
            <text:p>12.208</text:p>
          </table:table-cell>
          <table:table-cell office:value-type="float" office:value="133.815" calcext:value-type="float">
            <text:p>133.815</text:p>
          </table:table-cell>
          <table:table-cell office:value-type="float" office:value="292.515" calcext:value-type="float">
            <text:p>292.515</text:p>
          </table:table-cell>
          <table:table-cell office:value-type="float" office:value="-364.418" calcext:value-type="float">
            <text:p>-364.418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67.16" calcext:value-type="float">
            <text:p>67.16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.304" calcext:value-type="float">
            <text:p>-1.304</text:p>
          </table:table-cell>
          <table:table-cell office:value-type="float" office:value="1.313" calcext:value-type="float">
            <text:p>1.313</text:p>
          </table:table-cell>
          <table:table-cell office:value-type="float" office:value="17.047" calcext:value-type="float">
            <text:p>17.047</text:p>
          </table:table-cell>
          <table:table-cell office:value-type="float" office:value="133.815" calcext:value-type="float">
            <text:p>133.815</text:p>
          </table:table-cell>
          <table:table-cell office:value-type="float" office:value="292.515" calcext:value-type="float">
            <text:p>292.515</text:p>
          </table:table-cell>
          <table:table-cell office:value-type="float" office:value="-364.418" calcext:value-type="float">
            <text:p>-364.418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67.165" calcext:value-type="float">
            <text:p>67.165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.304" calcext:value-type="float">
            <text:p>-1.304</text:p>
          </table:table-cell>
          <table:table-cell office:value-type="float" office:value="1.313" calcext:value-type="float">
            <text:p>1.313</text:p>
          </table:table-cell>
          <table:table-cell office:value-type="float" office:value="17.047" calcext:value-type="float">
            <text:p>17.047</text:p>
          </table:table-cell>
          <table:table-cell office:value-type="float" office:value="133.815" calcext:value-type="float">
            <text:p>133.815</text:p>
          </table:table-cell>
          <table:table-cell office:value-type="float" office:value="292.515" calcext:value-type="float">
            <text:p>292.515</text:p>
          </table:table-cell>
          <table:table-cell office:value-type="float" office:value="-364.418" calcext:value-type="float">
            <text:p>-364.418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67.17" calcext:value-type="float">
            <text:p>67.17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9" calcext:value-type="float">
            <text:p>-0.059</text:p>
          </table:table-cell>
          <table:table-cell office:value-type="float" office:value="-1.278" calcext:value-type="float">
            <text:p>-1.278</text:p>
          </table:table-cell>
          <table:table-cell office:value-type="float" office:value="1.331" calcext:value-type="float">
            <text:p>1.331</text:p>
          </table:table-cell>
          <table:table-cell office:value-type="float" office:value="20.311" calcext:value-type="float">
            <text:p>20.311</text:p>
          </table:table-cell>
          <table:table-cell office:value-type="float" office:value="133.815" calcext:value-type="float">
            <text:p>133.815</text:p>
          </table:table-cell>
          <table:table-cell office:value-type="float" office:value="292.515" calcext:value-type="float">
            <text:p>292.515</text:p>
          </table:table-cell>
          <table:table-cell office:value-type="float" office:value="-364.418" calcext:value-type="float">
            <text:p>-364.418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67.174" calcext:value-type="float">
            <text:p>67.174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9" calcext:value-type="float">
            <text:p>-0.059</text:p>
          </table:table-cell>
          <table:table-cell office:value-type="float" office:value="-1.278" calcext:value-type="float">
            <text:p>-1.278</text:p>
          </table:table-cell>
          <table:table-cell office:value-type="float" office:value="1.331" calcext:value-type="float">
            <text:p>1.331</text:p>
          </table:table-cell>
          <table:table-cell office:value-type="float" office:value="20.311" calcext:value-type="float">
            <text:p>20.311</text:p>
          </table:table-cell>
          <table:table-cell office:value-type="float" office:value="201.853" calcext:value-type="float">
            <text:p>201.853</text:p>
          </table:table-cell>
          <table:table-cell office:value-type="float" office:value="270.884" calcext:value-type="float">
            <text:p>270.884</text:p>
          </table:table-cell>
          <table:table-cell office:value-type="float" office:value="-340.097" calcext:value-type="float">
            <text:p>-340.097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float" office:value="67.179" calcext:value-type="float">
            <text:p>67.179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61" calcext:value-type="float">
            <text:p>-0.061</text:p>
          </table:table-cell>
          <table:table-cell office:value-type="float" office:value="-1.278" calcext:value-type="float">
            <text:p>-1.278</text:p>
          </table:table-cell>
          <table:table-cell office:value-type="float" office:value="1.331" calcext:value-type="float">
            <text:p>1.331</text:p>
          </table:table-cell>
          <table:table-cell office:value-type="float" office:value="20.311" calcext:value-type="float">
            <text:p>20.311</text:p>
          </table:table-cell>
          <table:table-cell office:value-type="float" office:value="201.853" calcext:value-type="float">
            <text:p>201.853</text:p>
          </table:table-cell>
          <table:table-cell office:value-type="float" office:value="270.884" calcext:value-type="float">
            <text:p>270.884</text:p>
          </table:table-cell>
          <table:table-cell office:value-type="float" office:value="-340.097" calcext:value-type="float">
            <text:p>-340.097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67.183" calcext:value-type="float">
            <text:p>67.183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61" calcext:value-type="float">
            <text:p>-0.061</text:p>
          </table:table-cell>
          <table:table-cell office:value-type="float" office:value="-1.147" calcext:value-type="float">
            <text:p>-1.147</text:p>
          </table:table-cell>
          <table:table-cell office:value-type="float" office:value="1.585" calcext:value-type="float">
            <text:p>1.585</text:p>
          </table:table-cell>
          <table:table-cell office:value-type="float" office:value="21.982" calcext:value-type="float">
            <text:p>21.982</text:p>
          </table:table-cell>
          <table:table-cell office:value-type="float" office:value="201.853" calcext:value-type="float">
            <text:p>201.853</text:p>
          </table:table-cell>
          <table:table-cell office:value-type="float" office:value="270.884" calcext:value-type="float">
            <text:p>270.884</text:p>
          </table:table-cell>
          <table:table-cell office:value-type="float" office:value="-340.097" calcext:value-type="float">
            <text:p>-340.097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67.188" calcext:value-type="float">
            <text:p>67.18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" calcext:value-type="float">
            <text:p>-0.04</text:p>
          </table:table-cell>
          <table:table-cell office:value-type="float" office:value="-1.147" calcext:value-type="float">
            <text:p>-1.147</text:p>
          </table:table-cell>
          <table:table-cell office:value-type="float" office:value="1.585" calcext:value-type="float">
            <text:p>1.585</text:p>
          </table:table-cell>
          <table:table-cell office:value-type="float" office:value="21.982" calcext:value-type="float">
            <text:p>21.982</text:p>
          </table:table-cell>
          <table:table-cell office:value-type="float" office:value="201.853" calcext:value-type="float">
            <text:p>201.853</text:p>
          </table:table-cell>
          <table:table-cell office:value-type="float" office:value="270.884" calcext:value-type="float">
            <text:p>270.884</text:p>
          </table:table-cell>
          <table:table-cell office:value-type="float" office:value="-340.097" calcext:value-type="float">
            <text:p>-340.097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67.193" calcext:value-type="float">
            <text:p>67.19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858" calcext:value-type="float">
            <text:p>-0.858</text:p>
          </table:table-cell>
          <table:table-cell office:value-type="float" office:value="1.366" calcext:value-type="float">
            <text:p>1.366</text:p>
          </table:table-cell>
          <table:table-cell office:value-type="float" office:value="21.964" calcext:value-type="float">
            <text:p>21.964</text:p>
          </table:table-cell>
          <table:table-cell office:value-type="float" office:value="153.11" calcext:value-type="float">
            <text:p>153.11</text:p>
          </table:table-cell>
          <table:table-cell office:value-type="float" office:value="199.663" calcext:value-type="float">
            <text:p>199.663</text:p>
          </table:table-cell>
          <table:table-cell office:value-type="float" office:value="-304.454" calcext:value-type="float">
            <text:p>-304.454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67.197" calcext:value-type="float">
            <text:p>67.19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858" calcext:value-type="float">
            <text:p>-0.858</text:p>
          </table:table-cell>
          <table:table-cell office:value-type="float" office:value="1.366" calcext:value-type="float">
            <text:p>1.366</text:p>
          </table:table-cell>
          <table:table-cell office:value-type="float" office:value="21.964" calcext:value-type="float">
            <text:p>21.964</text:p>
          </table:table-cell>
          <table:table-cell office:value-type="float" office:value="153.11" calcext:value-type="float">
            <text:p>153.11</text:p>
          </table:table-cell>
          <table:table-cell office:value-type="float" office:value="199.663" calcext:value-type="float">
            <text:p>199.663</text:p>
          </table:table-cell>
          <table:table-cell office:value-type="float" office:value="-304.454" calcext:value-type="float">
            <text:p>-304.454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67.202" calcext:value-type="float">
            <text:p>67.202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858" calcext:value-type="float">
            <text:p>-0.858</text:p>
          </table:table-cell>
          <table:table-cell office:value-type="float" office:value="1.278" calcext:value-type="float">
            <text:p>1.278</text:p>
          </table:table-cell>
          <table:table-cell office:value-type="float" office:value="20.888" calcext:value-type="float">
            <text:p>20.888</text:p>
          </table:table-cell>
          <table:table-cell office:value-type="float" office:value="153.11" calcext:value-type="float">
            <text:p>153.11</text:p>
          </table:table-cell>
          <table:table-cell office:value-type="float" office:value="199.663" calcext:value-type="float">
            <text:p>199.663</text:p>
          </table:table-cell>
          <table:table-cell office:value-type="float" office:value="-304.454" calcext:value-type="float">
            <text:p>-304.45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7.207" calcext:value-type="float">
            <text:p>67.207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876" calcext:value-type="float">
            <text:p>-0.876</text:p>
          </table:table-cell>
          <table:table-cell office:value-type="float" office:value="1.278" calcext:value-type="float">
            <text:p>1.278</text:p>
          </table:table-cell>
          <table:table-cell office:value-type="float" office:value="20.888" calcext:value-type="float">
            <text:p>20.888</text:p>
          </table:table-cell>
          <table:table-cell office:value-type="float" office:value="153.11" calcext:value-type="float">
            <text:p>153.11</text:p>
          </table:table-cell>
          <table:table-cell office:value-type="float" office:value="199.663" calcext:value-type="float">
            <text:p>199.663</text:p>
          </table:table-cell>
          <table:table-cell office:value-type="float" office:value="-304.454" calcext:value-type="float">
            <text:p>-304.45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7.211" calcext:value-type="float">
            <text:p>67.211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876" calcext:value-type="float">
            <text:p>-0.876</text:p>
          </table:table-cell>
          <table:table-cell office:value-type="float" office:value="1.278" calcext:value-type="float">
            <text:p>1.278</text:p>
          </table:table-cell>
          <table:table-cell office:value-type="float" office:value="20.888" calcext:value-type="float">
            <text:p>20.888</text:p>
          </table:table-cell>
          <table:table-cell office:value-type="float" office:value="153.11" calcext:value-type="float">
            <text:p>153.11</text:p>
          </table:table-cell>
          <table:table-cell office:value-type="float" office:value="199.663" calcext:value-type="float">
            <text:p>199.663</text:p>
          </table:table-cell>
          <table:table-cell office:value-type="float" office:value="-304.454" calcext:value-type="float">
            <text:p>-304.454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67.216" calcext:value-type="float">
            <text:p>67.216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946" calcext:value-type="float">
            <text:p>-0.946</text:p>
          </table:table-cell>
          <table:table-cell office:value-type="float" office:value="1.348" calcext:value-type="float">
            <text:p>1.348</text:p>
          </table:table-cell>
          <table:table-cell office:value-type="float" office:value="18.254" calcext:value-type="float">
            <text:p>18.254</text:p>
          </table:table-cell>
          <table:table-cell office:value-type="float" office:value="5.864" calcext:value-type="float">
            <text:p>5.864</text:p>
          </table:table-cell>
          <table:table-cell office:value-type="float" office:value="137.41" calcext:value-type="float">
            <text:p>137.41</text:p>
          </table:table-cell>
          <table:table-cell office:value-type="float" office:value="-285.165" calcext:value-type="float">
            <text:p>-285.165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67.221" calcext:value-type="float">
            <text:p>67.22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946" calcext:value-type="float">
            <text:p>-0.946</text:p>
          </table:table-cell>
          <table:table-cell office:value-type="float" office:value="1.348" calcext:value-type="float">
            <text:p>1.348</text:p>
          </table:table-cell>
          <table:table-cell office:value-type="float" office:value="18.254" calcext:value-type="float">
            <text:p>18.254</text:p>
          </table:table-cell>
          <table:table-cell office:value-type="float" office:value="5.864" calcext:value-type="float">
            <text:p>5.864</text:p>
          </table:table-cell>
          <table:table-cell office:value-type="float" office:value="137.41" calcext:value-type="float">
            <text:p>137.41</text:p>
          </table:table-cell>
          <table:table-cell office:value-type="float" office:value="-285.165" calcext:value-type="float">
            <text:p>-285.165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67.225" calcext:value-type="float">
            <text:p>67.225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954" calcext:value-type="float">
            <text:p>-0.954</text:p>
          </table:table-cell>
          <table:table-cell office:value-type="float" office:value="1.121" calcext:value-type="float">
            <text:p>1.121</text:p>
          </table:table-cell>
          <table:table-cell office:value-type="float" office:value="14.457" calcext:value-type="float">
            <text:p>14.457</text:p>
          </table:table-cell>
          <table:table-cell office:value-type="float" office:value="5.864" calcext:value-type="float">
            <text:p>5.864</text:p>
          </table:table-cell>
          <table:table-cell office:value-type="float" office:value="137.41" calcext:value-type="float">
            <text:p>137.41</text:p>
          </table:table-cell>
          <table:table-cell office:value-type="float" office:value="-285.165" calcext:value-type="float">
            <text:p>-285.165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67.23" calcext:value-type="float">
            <text:p>67.23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954" calcext:value-type="float">
            <text:p>-0.954</text:p>
          </table:table-cell>
          <table:table-cell office:value-type="float" office:value="1.121" calcext:value-type="float">
            <text:p>1.121</text:p>
          </table:table-cell>
          <table:table-cell office:value-type="float" office:value="14.457" calcext:value-type="float">
            <text:p>14.457</text:p>
          </table:table-cell>
          <table:table-cell office:value-type="float" office:value="5.864" calcext:value-type="float">
            <text:p>5.864</text:p>
          </table:table-cell>
          <table:table-cell office:value-type="float" office:value="137.41" calcext:value-type="float">
            <text:p>137.41</text:p>
          </table:table-cell>
          <table:table-cell office:value-type="float" office:value="-285.165" calcext:value-type="float">
            <text:p>-285.165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67.234" calcext:value-type="float">
            <text:p>67.23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954" calcext:value-type="float">
            <text:p>-0.954</text:p>
          </table:table-cell>
          <table:table-cell office:value-type="float" office:value="0.692" calcext:value-type="float">
            <text:p>0.692</text:p>
          </table:table-cell>
          <table:table-cell office:value-type="float" office:value="10.073" calcext:value-type="float">
            <text:p>10.073</text:p>
          </table:table-cell>
          <table:table-cell office:value-type="float" office:value="-167.277" calcext:value-type="float">
            <text:p>-167.277</text:p>
          </table:table-cell>
          <table:table-cell office:value-type="float" office:value="99.425" calcext:value-type="float">
            <text:p>99.425</text:p>
          </table:table-cell>
          <table:table-cell office:value-type="float" office:value="-166.076" calcext:value-type="float">
            <text:p>-166.076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67.239" calcext:value-type="float">
            <text:p>67.239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552" calcext:value-type="float">
            <text:p>-0.552</text:p>
          </table:table-cell>
          <table:table-cell office:value-type="float" office:value="0.692" calcext:value-type="float">
            <text:p>0.692</text:p>
          </table:table-cell>
          <table:table-cell office:value-type="float" office:value="10.073" calcext:value-type="float">
            <text:p>10.073</text:p>
          </table:table-cell>
          <table:table-cell office:value-type="float" office:value="-167.277" calcext:value-type="float">
            <text:p>-167.277</text:p>
          </table:table-cell>
          <table:table-cell office:value-type="float" office:value="99.425" calcext:value-type="float">
            <text:p>99.425</text:p>
          </table:table-cell>
          <table:table-cell office:value-type="float" office:value="-166.076" calcext:value-type="float">
            <text:p>-166.076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67.244" calcext:value-type="float">
            <text:p>67.244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552" calcext:value-type="float">
            <text:p>-0.552</text:p>
          </table:table-cell>
          <table:table-cell office:value-type="float" office:value="0.692" calcext:value-type="float">
            <text:p>0.692</text:p>
          </table:table-cell>
          <table:table-cell office:value-type="float" office:value="10.073" calcext:value-type="float">
            <text:p>10.073</text:p>
          </table:table-cell>
          <table:table-cell office:value-type="float" office:value="-167.277" calcext:value-type="float">
            <text:p>-167.277</text:p>
          </table:table-cell>
          <table:table-cell office:value-type="float" office:value="99.425" calcext:value-type="float">
            <text:p>99.425</text:p>
          </table:table-cell>
          <table:table-cell office:value-type="float" office:value="-166.076" calcext:value-type="float">
            <text:p>-166.076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67.248" calcext:value-type="float">
            <text:p>67.248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83" calcext:value-type="float">
            <text:p>-0.683</text:p>
          </table:table-cell>
          <table:table-cell office:value-type="float" office:value="1.016" calcext:value-type="float">
            <text:p>1.016</text:p>
          </table:table-cell>
          <table:table-cell office:value-type="float" office:value="4.342" calcext:value-type="float">
            <text:p>4.342</text:p>
          </table:table-cell>
          <table:table-cell office:value-type="float" office:value="-167.277" calcext:value-type="float">
            <text:p>-167.277</text:p>
          </table:table-cell>
          <table:table-cell office:value-type="float" office:value="99.425" calcext:value-type="float">
            <text:p>99.425</text:p>
          </table:table-cell>
          <table:table-cell office:value-type="float" office:value="-166.076" calcext:value-type="float">
            <text:p>-166.076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67.253" calcext:value-type="float">
            <text:p>67.25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83" calcext:value-type="float">
            <text:p>-0.683</text:p>
          </table:table-cell>
          <table:table-cell office:value-type="float" office:value="1.016" calcext:value-type="float">
            <text:p>1.016</text:p>
          </table:table-cell>
          <table:table-cell office:value-type="float" office:value="4.342" calcext:value-type="float">
            <text:p>4.342</text:p>
          </table:table-cell>
          <table:table-cell office:value-type="float" office:value="-167.277" calcext:value-type="float">
            <text:p>-167.277</text:p>
          </table:table-cell>
          <table:table-cell office:value-type="float" office:value="99.425" calcext:value-type="float">
            <text:p>99.425</text:p>
          </table:table-cell>
          <table:table-cell office:value-type="float" office:value="-166.076" calcext:value-type="float">
            <text:p>-166.076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67.257" calcext:value-type="float">
            <text:p>67.25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552" calcext:value-type="float">
            <text:p>-0.552</text:p>
          </table:table-cell>
          <table:table-cell office:value-type="float" office:value="1.252" calcext:value-type="float">
            <text:p>1.252</text:p>
          </table:table-cell>
          <table:table-cell office:value-type="float" office:value="-1.127" calcext:value-type="float">
            <text:p>-1.127</text:p>
          </table:table-cell>
          <table:table-cell office:value-type="float" office:value="-226.175" calcext:value-type="float">
            <text:p>-226.175</text:p>
          </table:table-cell>
          <table:table-cell office:value-type="float" office:value="194.915" calcext:value-type="float">
            <text:p>194.915</text:p>
          </table:table-cell>
          <table:table-cell office:value-type="float" office:value="-28.117" calcext:value-type="float">
            <text:p>-28.117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67.262" calcext:value-type="float">
            <text:p>67.262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552" calcext:value-type="float">
            <text:p>-0.552</text:p>
          </table:table-cell>
          <table:table-cell office:value-type="float" office:value="1.252" calcext:value-type="float">
            <text:p>1.252</text:p>
          </table:table-cell>
          <table:table-cell office:value-type="float" office:value="-1.127" calcext:value-type="float">
            <text:p>-1.127</text:p>
          </table:table-cell>
          <table:table-cell office:value-type="float" office:value="-226.175" calcext:value-type="float">
            <text:p>-226.175</text:p>
          </table:table-cell>
          <table:table-cell office:value-type="float" office:value="194.915" calcext:value-type="float">
            <text:p>194.915</text:p>
          </table:table-cell>
          <table:table-cell office:value-type="float" office:value="-28.117" calcext:value-type="float">
            <text:p>-28.117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67.266" calcext:value-type="float">
            <text:p>67.266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552" calcext:value-type="float">
            <text:p>-0.552</text:p>
          </table:table-cell>
          <table:table-cell office:value-type="float" office:value="1.252" calcext:value-type="float">
            <text:p>1.252</text:p>
          </table:table-cell>
          <table:table-cell office:value-type="float" office:value="-6.097" calcext:value-type="float">
            <text:p>-6.097</text:p>
          </table:table-cell>
          <table:table-cell office:value-type="float" office:value="-226.175" calcext:value-type="float">
            <text:p>-226.175</text:p>
          </table:table-cell>
          <table:table-cell office:value-type="float" office:value="194.915" calcext:value-type="float">
            <text:p>194.915</text:p>
          </table:table-cell>
          <table:table-cell office:value-type="float" office:value="-28.117" calcext:value-type="float">
            <text:p>-28.117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67.271" calcext:value-type="float">
            <text:p>67.271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762" calcext:value-type="float">
            <text:p>0.762</text:p>
          </table:table-cell>
          <table:table-cell office:value-type="float" office:value="-6.097" calcext:value-type="float">
            <text:p>-6.097</text:p>
          </table:table-cell>
          <table:table-cell office:value-type="float" office:value="-226.175" calcext:value-type="float">
            <text:p>-226.175</text:p>
          </table:table-cell>
          <table:table-cell office:value-type="float" office:value="194.915" calcext:value-type="float">
            <text:p>194.915</text:p>
          </table:table-cell>
          <table:table-cell office:value-type="float" office:value="-28.117" calcext:value-type="float">
            <text:p>-28.117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67.276" calcext:value-type="float">
            <text:p>67.276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762" calcext:value-type="float">
            <text:p>0.762</text:p>
          </table:table-cell>
          <table:table-cell office:value-type="float" office:value="-6.097" calcext:value-type="float">
            <text:p>-6.097</text:p>
          </table:table-cell>
          <table:table-cell office:value-type="float" office:value="-322.139" calcext:value-type="float">
            <text:p>-322.139</text:p>
          </table:table-cell>
          <table:table-cell office:value-type="float" office:value="309.397" calcext:value-type="float">
            <text:p>309.397</text:p>
          </table:table-cell>
          <table:table-cell office:value-type="float" office:value="-33.149" calcext:value-type="float">
            <text:p>-33.149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67.28" calcext:value-type="float">
            <text:p>67.28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21" calcext:value-type="float">
            <text:p>1.121</text:p>
          </table:table-cell>
          <table:table-cell office:value-type="float" office:value="-9.711" calcext:value-type="float">
            <text:p>-9.711</text:p>
          </table:table-cell>
          <table:table-cell office:value-type="float" office:value="-322.139" calcext:value-type="float">
            <text:p>-322.139</text:p>
          </table:table-cell>
          <table:table-cell office:value-type="float" office:value="309.397" calcext:value-type="float">
            <text:p>309.397</text:p>
          </table:table-cell>
          <table:table-cell office:value-type="float" office:value="-33.149" calcext:value-type="float">
            <text:p>-33.149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67.285" calcext:value-type="float">
            <text:p>67.285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21" calcext:value-type="float">
            <text:p>1.121</text:p>
          </table:table-cell>
          <table:table-cell office:value-type="float" office:value="-9.711" calcext:value-type="float">
            <text:p>-9.711</text:p>
          </table:table-cell>
          <table:table-cell office:value-type="float" office:value="-322.139" calcext:value-type="float">
            <text:p>-322.139</text:p>
          </table:table-cell>
          <table:table-cell office:value-type="float" office:value="309.397" calcext:value-type="float">
            <text:p>309.397</text:p>
          </table:table-cell>
          <table:table-cell office:value-type="float" office:value="-33.149" calcext:value-type="float">
            <text:p>-33.149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67.29" calcext:value-type="float">
            <text:p>67.29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7" calcext:value-type="float">
            <text:p>1.27</text:p>
          </table:table-cell>
          <table:table-cell office:value-type="float" office:value="-11.986" calcext:value-type="float">
            <text:p>-11.986</text:p>
          </table:table-cell>
          <table:table-cell office:value-type="float" office:value="-322.139" calcext:value-type="float">
            <text:p>-322.139</text:p>
          </table:table-cell>
          <table:table-cell office:value-type="float" office:value="309.397" calcext:value-type="float">
            <text:p>309.397</text:p>
          </table:table-cell>
          <table:table-cell office:value-type="float" office:value="-33.149" calcext:value-type="float">
            <text:p>-33.149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float" office:value="67.294" calcext:value-type="float">
            <text:p>67.294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7" calcext:value-type="float">
            <text:p>1.27</text:p>
          </table:table-cell>
          <table:table-cell office:value-type="float" office:value="-11.986" calcext:value-type="float">
            <text:p>-11.986</text:p>
          </table:table-cell>
          <table:table-cell office:value-type="float" office:value="-322.139" calcext:value-type="float">
            <text:p>-322.139</text:p>
          </table:table-cell>
          <table:table-cell office:value-type="float" office:value="309.397" calcext:value-type="float">
            <text:p>309.397</text:p>
          </table:table-cell>
          <table:table-cell office:value-type="float" office:value="-247.845" calcext:value-type="float">
            <text:p>-247.84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67.299" calcext:value-type="float">
            <text:p>67.299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7" calcext:value-type="float">
            <text:p>1.27</text:p>
          </table:table-cell>
          <table:table-cell office:value-type="float" office:value="-11.986" calcext:value-type="float">
            <text:p>-11.986</text:p>
          </table:table-cell>
          <table:table-cell office:value-type="float" office:value="-270.349" calcext:value-type="float">
            <text:p>-270.349</text:p>
          </table:table-cell>
          <table:table-cell office:value-type="float" office:value="417.548" calcext:value-type="float">
            <text:p>417.548</text:p>
          </table:table-cell>
          <table:table-cell office:value-type="float" office:value="-285.585" calcext:value-type="float">
            <text:p>-285.585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67.304" calcext:value-type="float">
            <text:p>67.304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98" calcext:value-type="float">
            <text:p>-0.298</text:p>
          </table:table-cell>
          <table:table-cell office:value-type="float" office:value="1.042" calcext:value-type="float">
            <text:p>1.042</text:p>
          </table:table-cell>
          <table:table-cell office:value-type="float" office:value="-13.701" calcext:value-type="float">
            <text:p>-13.701</text:p>
          </table:table-cell>
          <table:table-cell office:value-type="float" office:value="-270.349" calcext:value-type="float">
            <text:p>-270.349</text:p>
          </table:table-cell>
          <table:table-cell office:value-type="float" office:value="417.548" calcext:value-type="float">
            <text:p>417.548</text:p>
          </table:table-cell>
          <table:table-cell office:value-type="float" office:value="-285.585" calcext:value-type="float">
            <text:p>-285.585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67.308" calcext:value-type="float">
            <text:p>67.308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98" calcext:value-type="float">
            <text:p>-0.298</text:p>
          </table:table-cell>
          <table:table-cell office:value-type="float" office:value="1.042" calcext:value-type="float">
            <text:p>1.042</text:p>
          </table:table-cell>
          <table:table-cell office:value-type="float" office:value="-13.701" calcext:value-type="float">
            <text:p>-13.701</text:p>
          </table:table-cell>
          <table:table-cell office:value-type="float" office:value="-270.349" calcext:value-type="float">
            <text:p>-270.349</text:p>
          </table:table-cell>
          <table:table-cell office:value-type="float" office:value="417.548" calcext:value-type="float">
            <text:p>417.548</text:p>
          </table:table-cell>
          <table:table-cell office:value-type="float" office:value="-285.585" calcext:value-type="float">
            <text:p>-285.58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67.313" calcext:value-type="float">
            <text:p>67.313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324" calcext:value-type="float">
            <text:p>-0.324</text:p>
          </table:table-cell>
          <table:table-cell office:value-type="float" office:value="1.095" calcext:value-type="float">
            <text:p>1.095</text:p>
          </table:table-cell>
          <table:table-cell office:value-type="float" office:value="-13.71" calcext:value-type="float">
            <text:p>-13.71</text:p>
          </table:table-cell>
          <table:table-cell office:value-type="float" office:value="-270.349" calcext:value-type="float">
            <text:p>-270.349</text:p>
          </table:table-cell>
          <table:table-cell office:value-type="float" office:value="417.548" calcext:value-type="float">
            <text:p>417.548</text:p>
          </table:table-cell>
          <table:table-cell office:value-type="float" office:value="-285.585" calcext:value-type="float">
            <text:p>-285.585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67.317" calcext:value-type="float">
            <text:p>67.31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324" calcext:value-type="float">
            <text:p>-0.324</text:p>
          </table:table-cell>
          <table:table-cell office:value-type="float" office:value="1.095" calcext:value-type="float">
            <text:p>1.095</text:p>
          </table:table-cell>
          <table:table-cell office:value-type="float" office:value="-13.71" calcext:value-type="float">
            <text:p>-13.71</text:p>
          </table:table-cell>
          <table:table-cell office:value-type="float" office:value="-166.261" calcext:value-type="float">
            <text:p>-166.261</text:p>
          </table:table-cell>
          <table:table-cell office:value-type="float" office:value="356.351" calcext:value-type="float">
            <text:p>356.351</text:p>
          </table:table-cell>
          <table:table-cell office:value-type="float" office:value="-524.602" calcext:value-type="float">
            <text:p>-524.6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7.322" calcext:value-type="float">
            <text:p>67.322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324" calcext:value-type="float">
            <text:p>-0.324</text:p>
          </table:table-cell>
          <table:table-cell office:value-type="float" office:value="1.086" calcext:value-type="float">
            <text:p>1.086</text:p>
          </table:table-cell>
          <table:table-cell office:value-type="float" office:value="-12.948" calcext:value-type="float">
            <text:p>-12.948</text:p>
          </table:table-cell>
          <table:table-cell office:value-type="float" office:value="-166.261" calcext:value-type="float">
            <text:p>-166.261</text:p>
          </table:table-cell>
          <table:table-cell office:value-type="float" office:value="356.351" calcext:value-type="float">
            <text:p>356.351</text:p>
          </table:table-cell>
          <table:table-cell office:value-type="float" office:value="-524.602" calcext:value-type="float">
            <text:p>-524.60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67.327" calcext:value-type="float">
            <text:p>67.327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086" calcext:value-type="float">
            <text:p>1.086</text:p>
          </table:table-cell>
          <table:table-cell office:value-type="float" office:value="-12.948" calcext:value-type="float">
            <text:p>-12.948</text:p>
          </table:table-cell>
          <table:table-cell office:value-type="float" office:value="-166.261" calcext:value-type="float">
            <text:p>-166.261</text:p>
          </table:table-cell>
          <table:table-cell office:value-type="float" office:value="356.351" calcext:value-type="float">
            <text:p>356.351</text:p>
          </table:table-cell>
          <table:table-cell office:value-type="float" office:value="-524.602" calcext:value-type="float">
            <text:p>-524.602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67.331" calcext:value-type="float">
            <text:p>67.331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086" calcext:value-type="float">
            <text:p>1.086</text:p>
          </table:table-cell>
          <table:table-cell office:value-type="float" office:value="-12.948" calcext:value-type="float">
            <text:p>-12.948</text:p>
          </table:table-cell>
          <table:table-cell office:value-type="float" office:value="-166.261" calcext:value-type="float">
            <text:p>-166.261</text:p>
          </table:table-cell>
          <table:table-cell office:value-type="float" office:value="356.351" calcext:value-type="float">
            <text:p>356.351</text:p>
          </table:table-cell>
          <table:table-cell office:value-type="float" office:value="-524.602" calcext:value-type="float">
            <text:p>-524.602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67.336" calcext:value-type="float">
            <text:p>67.33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797" calcext:value-type="float">
            <text:p>0.797</text:p>
          </table:table-cell>
          <table:table-cell office:value-type="float" office:value="-11.627" calcext:value-type="float">
            <text:p>-11.627</text:p>
          </table:table-cell>
          <table:table-cell office:value-type="float" office:value="-166.261" calcext:value-type="float">
            <text:p>-166.261</text:p>
          </table:table-cell>
          <table:table-cell office:value-type="float" office:value="221.293" calcext:value-type="float">
            <text:p>221.293</text:p>
          </table:table-cell>
          <table:table-cell office:value-type="float" office:value="-615.176" calcext:value-type="float">
            <text:p>-615.17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67.341" calcext:value-type="float">
            <text:p>67.34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797" calcext:value-type="float">
            <text:p>0.797</text:p>
          </table:table-cell>
          <table:table-cell office:value-type="float" office:value="-11.627" calcext:value-type="float">
            <text:p>-11.627</text:p>
          </table:table-cell>
          <table:table-cell office:value-type="float" office:value="-111.933" calcext:value-type="float">
            <text:p>-111.933</text:p>
          </table:table-cell>
          <table:table-cell office:value-type="float" office:value="227.096" calcext:value-type="float">
            <text:p>227.096</text:p>
          </table:table-cell>
          <table:table-cell office:value-type="float" office:value="-615.176" calcext:value-type="float">
            <text:p>-615.176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67.345" calcext:value-type="float">
            <text:p>67.345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867" calcext:value-type="float">
            <text:p>0.867</text:p>
          </table:table-cell>
          <table:table-cell office:value-type="float" office:value="-9.405" calcext:value-type="float">
            <text:p>-9.405</text:p>
          </table:table-cell>
          <table:table-cell office:value-type="float" office:value="-111.933" calcext:value-type="float">
            <text:p>-111.933</text:p>
          </table:table-cell>
          <table:table-cell office:value-type="float" office:value="227.096" calcext:value-type="float">
            <text:p>227.096</text:p>
          </table:table-cell>
          <table:table-cell office:value-type="float" office:value="-615.176" calcext:value-type="float">
            <text:p>-615.176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67.35" calcext:value-type="float">
            <text:p>67.35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867" calcext:value-type="float">
            <text:p>0.867</text:p>
          </table:table-cell>
          <table:table-cell office:value-type="float" office:value="-9.405" calcext:value-type="float">
            <text:p>-9.405</text:p>
          </table:table-cell>
          <table:table-cell office:value-type="float" office:value="-111.933" calcext:value-type="float">
            <text:p>-111.933</text:p>
          </table:table-cell>
          <table:table-cell office:value-type="float" office:value="227.096" calcext:value-type="float">
            <text:p>227.096</text:p>
          </table:table-cell>
          <table:table-cell office:value-type="float" office:value="-615.176" calcext:value-type="float">
            <text:p>-615.176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67.355" calcext:value-type="float">
            <text:p>67.355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963" calcext:value-type="float">
            <text:p>0.963</text:p>
          </table:table-cell>
          <table:table-cell office:value-type="float" office:value="-6.377" calcext:value-type="float">
            <text:p>-6.377</text:p>
          </table:table-cell>
          <table:table-cell office:value-type="float" office:value="-111.933" calcext:value-type="float">
            <text:p>-111.933</text:p>
          </table:table-cell>
          <table:table-cell office:value-type="float" office:value="227.096" calcext:value-type="float">
            <text:p>227.096</text:p>
          </table:table-cell>
          <table:table-cell office:value-type="float" office:value="-615.176" calcext:value-type="float">
            <text:p>-615.176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67.359" calcext:value-type="float">
            <text:p>67.359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963" calcext:value-type="float">
            <text:p>0.963</text:p>
          </table:table-cell>
          <table:table-cell office:value-type="float" office:value="-6.377" calcext:value-type="float">
            <text:p>-6.377</text:p>
          </table:table-cell>
          <table:table-cell office:value-type="float" office:value="-43.387" calcext:value-type="float">
            <text:p>-43.387</text:p>
          </table:table-cell>
          <table:table-cell office:value-type="float" office:value="129.496" calcext:value-type="float">
            <text:p>129.496</text:p>
          </table:table-cell>
          <table:table-cell office:value-type="float" office:value="-587.501" calcext:value-type="float">
            <text:p>-587.501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67.364" calcext:value-type="float">
            <text:p>67.364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963" calcext:value-type="float">
            <text:p>0.963</text:p>
          </table:table-cell>
          <table:table-cell office:value-type="float" office:value="-6.377" calcext:value-type="float">
            <text:p>-6.377</text:p>
          </table:table-cell>
          <table:table-cell office:value-type="float" office:value="-43.387" calcext:value-type="float">
            <text:p>-43.387</text:p>
          </table:table-cell>
          <table:table-cell office:value-type="float" office:value="129.496" calcext:value-type="float">
            <text:p>129.496</text:p>
          </table:table-cell>
          <table:table-cell office:value-type="float" office:value="-587.501" calcext:value-type="float">
            <text:p>-587.50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7.369" calcext:value-type="float">
            <text:p>67.369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85" calcext:value-type="float">
            <text:p>0.85</text:p>
          </table:table-cell>
          <table:table-cell office:value-type="float" office:value="-2.851" calcext:value-type="float">
            <text:p>-2.851</text:p>
          </table:table-cell>
          <table:table-cell office:value-type="float" office:value="-43.387" calcext:value-type="float">
            <text:p>-43.387</text:p>
          </table:table-cell>
          <table:table-cell office:value-type="float" office:value="129.496" calcext:value-type="float">
            <text:p>129.496</text:p>
          </table:table-cell>
          <table:table-cell office:value-type="float" office:value="-587.501" calcext:value-type="float">
            <text:p>-587.501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67.373" calcext:value-type="float">
            <text:p>67.37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85" calcext:value-type="float">
            <text:p>0.85</text:p>
          </table:table-cell>
          <table:table-cell office:value-type="float" office:value="-2.851" calcext:value-type="float">
            <text:p>-2.851</text:p>
          </table:table-cell>
          <table:table-cell office:value-type="float" office:value="-43.387" calcext:value-type="float">
            <text:p>-43.387</text:p>
          </table:table-cell>
          <table:table-cell office:value-type="float" office:value="129.496" calcext:value-type="float">
            <text:p>129.496</text:p>
          </table:table-cell>
          <table:table-cell office:value-type="float" office:value="-587.501" calcext:value-type="float">
            <text:p>-587.501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float" office:value="67.378" calcext:value-type="float">
            <text:p>67.378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2" calcext:value-type="float">
            <text:p>-0.032</text:p>
          </table:table-cell>
          <table:table-cell office:value-type="float" office:value="-1.094" calcext:value-type="float">
            <text:p>-1.094</text:p>
          </table:table-cell>
          <table:table-cell office:value-type="float" office:value="1.191" calcext:value-type="float">
            <text:p>1.191</text:p>
          </table:table-cell>
          <table:table-cell office:value-type="float" office:value="0.623" calcext:value-type="float">
            <text:p>0.623</text:p>
          </table:table-cell>
          <table:table-cell office:value-type="float" office:value="20.081" calcext:value-type="float">
            <text:p>20.081</text:p>
          </table:table-cell>
          <table:table-cell office:value-type="float" office:value="44.03" calcext:value-type="float">
            <text:p>44.03</text:p>
          </table:table-cell>
          <table:table-cell office:value-type="float" office:value="-617.273" calcext:value-type="float">
            <text:p>-617.273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67.383" calcext:value-type="float">
            <text:p>67.38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-1.094" calcext:value-type="float">
            <text:p>-1.094</text:p>
          </table:table-cell>
          <table:table-cell office:value-type="float" office:value="1.191" calcext:value-type="float">
            <text:p>1.191</text:p>
          </table:table-cell>
          <table:table-cell office:value-type="float" office:value="0.623" calcext:value-type="float">
            <text:p>0.623</text:p>
          </table:table-cell>
          <table:table-cell office:value-type="float" office:value="20.081" calcext:value-type="float">
            <text:p>20.081</text:p>
          </table:table-cell>
          <table:table-cell office:value-type="float" office:value="44.03" calcext:value-type="float">
            <text:p>44.03</text:p>
          </table:table-cell>
          <table:table-cell office:value-type="float" office:value="-617.273" calcext:value-type="float">
            <text:p>-617.273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67.387" calcext:value-type="float">
            <text:p>67.387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4" calcext:value-type="float">
            <text:p>-0.034</text:p>
          </table:table-cell>
          <table:table-cell office:value-type="float" office:value="1.146" calcext:value-type="float">
            <text:p>1.146</text:p>
          </table:table-cell>
          <table:table-cell office:value-type="float" office:value="1.173" calcext:value-type="float">
            <text:p>1.173</text:p>
          </table:table-cell>
          <table:table-cell office:value-type="float" office:value="3.292" calcext:value-type="float">
            <text:p>3.292</text:p>
          </table:table-cell>
          <table:table-cell office:value-type="float" office:value="20.081" calcext:value-type="float">
            <text:p>20.081</text:p>
          </table:table-cell>
          <table:table-cell office:value-type="float" office:value="44.03" calcext:value-type="float">
            <text:p>44.03</text:p>
          </table:table-cell>
          <table:table-cell office:value-type="float" office:value="-617.273" calcext:value-type="float">
            <text:p>-617.273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67.392" calcext:value-type="float">
            <text:p>67.392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823" calcext:value-type="float">
            <text:p>-0.823</text:p>
          </table:table-cell>
          <table:table-cell office:value-type="float" office:value="1.173" calcext:value-type="float">
            <text:p>1.173</text:p>
          </table:table-cell>
          <table:table-cell office:value-type="float" office:value="3.292" calcext:value-type="float">
            <text:p>3.292</text:p>
          </table:table-cell>
          <table:table-cell office:value-type="float" office:value="20.081" calcext:value-type="float">
            <text:p>20.081</text:p>
          </table:table-cell>
          <table:table-cell office:value-type="float" office:value="44.03" calcext:value-type="float">
            <text:p>44.03</text:p>
          </table:table-cell>
          <table:table-cell office:value-type="float" office:value="-617.273" calcext:value-type="float">
            <text:p>-617.27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67.397" calcext:value-type="float">
            <text:p>67.397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823" calcext:value-type="float">
            <text:p>-0.823</text:p>
          </table:table-cell>
          <table:table-cell office:value-type="float" office:value="1.173" calcext:value-type="float">
            <text:p>1.173</text:p>
          </table:table-cell>
          <table:table-cell office:value-type="float" office:value="3.292" calcext:value-type="float">
            <text:p>3.292</text:p>
          </table:table-cell>
          <table:table-cell office:value-type="float" office:value="20.081" calcext:value-type="float">
            <text:p>20.081</text:p>
          </table:table-cell>
          <table:table-cell office:value-type="float" office:value="44.03" calcext:value-type="float">
            <text:p>44.03</text:p>
          </table:table-cell>
          <table:table-cell office:value-type="float" office:value="-617.273" calcext:value-type="float">
            <text:p>-617.273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67.401" calcext:value-type="float">
            <text:p>67.401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18" calcext:value-type="float">
            <text:p>-0.718</text:p>
          </table:table-cell>
          <table:table-cell office:value-type="float" office:value="1.025" calcext:value-type="float">
            <text:p>1.025</text:p>
          </table:table-cell>
          <table:table-cell office:value-type="float" office:value="4.981" calcext:value-type="float">
            <text:p>4.98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-57.79" calcext:value-type="float">
            <text:p>-57.79</text:p>
          </table:table-cell>
          <table:table-cell office:value-type="float" office:value="-555.213" calcext:value-type="float">
            <text:p>-555.213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office:value-type="float" office:value="67.406" calcext:value-type="float">
            <text:p>67.406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" calcext:value-type="float">
            <text:p>0.0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18" calcext:value-type="float">
            <text:p>-0.718</text:p>
          </table:table-cell>
          <table:table-cell office:value-type="float" office:value="1.025" calcext:value-type="float">
            <text:p>1.025</text:p>
          </table:table-cell>
          <table:table-cell office:value-type="float" office:value="4.981" calcext:value-type="float">
            <text:p>4.98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-57.79" calcext:value-type="float">
            <text:p>-57.79</text:p>
          </table:table-cell>
          <table:table-cell office:value-type="float" office:value="-555.213" calcext:value-type="float">
            <text:p>-555.213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67.411" calcext:value-type="float">
            <text:p>67.411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" calcext:value-type="float">
            <text:p>0.0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955" calcext:value-type="float">
            <text:p>0.955</text:p>
          </table:table-cell>
          <table:table-cell office:value-type="float" office:value="6.459" calcext:value-type="float">
            <text:p>6.459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-57.79" calcext:value-type="float">
            <text:p>-57.79</text:p>
          </table:table-cell>
          <table:table-cell office:value-type="float" office:value="-555.213" calcext:value-type="float">
            <text:p>-555.213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67.415" calcext:value-type="float">
            <text:p>67.415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955" calcext:value-type="float">
            <text:p>0.955</text:p>
          </table:table-cell>
          <table:table-cell office:value-type="float" office:value="6.459" calcext:value-type="float">
            <text:p>6.459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-57.79" calcext:value-type="float">
            <text:p>-57.79</text:p>
          </table:table-cell>
          <table:table-cell office:value-type="float" office:value="-555.213" calcext:value-type="float">
            <text:p>-555.213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67.42" calcext:value-type="float">
            <text:p>67.42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946" calcext:value-type="float">
            <text:p>0.946</text:p>
          </table:table-cell>
          <table:table-cell office:value-type="float" office:value="7.203" calcext:value-type="float">
            <text:p>7.203</text:p>
          </table:table-cell>
          <table:table-cell office:value-type="float" office:value="173.927" calcext:value-type="float">
            <text:p>173.927</text:p>
          </table:table-cell>
          <table:table-cell office:value-type="float" office:value="-143.256" calcext:value-type="float">
            <text:p>-143.256</text:p>
          </table:table-cell>
          <table:table-cell office:value-type="float" office:value="-378.675" calcext:value-type="float">
            <text:p>-378.675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67.424" calcext:value-type="float">
            <text:p>67.424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727" calcext:value-type="float">
            <text:p>-0.727</text:p>
          </table:table-cell>
          <table:table-cell office:value-type="float" office:value="0.946" calcext:value-type="float">
            <text:p>0.946</text:p>
          </table:table-cell>
          <table:table-cell office:value-type="float" office:value="7.203" calcext:value-type="float">
            <text:p>7.203</text:p>
          </table:table-cell>
          <table:table-cell office:value-type="float" office:value="173.927" calcext:value-type="float">
            <text:p>173.927</text:p>
          </table:table-cell>
          <table:table-cell office:value-type="float" office:value="-143.256" calcext:value-type="float">
            <text:p>-143.256</text:p>
          </table:table-cell>
          <table:table-cell office:value-type="float" office:value="-378.675" calcext:value-type="float">
            <text:p>-378.675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67.429" calcext:value-type="float">
            <text:p>67.429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727" calcext:value-type="float">
            <text:p>-0.727</text:p>
          </table:table-cell>
          <table:table-cell office:value-type="float" office:value="0.946" calcext:value-type="float">
            <text:p>0.946</text:p>
          </table:table-cell>
          <table:table-cell office:value-type="float" office:value="7.203" calcext:value-type="float">
            <text:p>7.203</text:p>
          </table:table-cell>
          <table:table-cell office:value-type="float" office:value="173.927" calcext:value-type="float">
            <text:p>173.927</text:p>
          </table:table-cell>
          <table:table-cell office:value-type="float" office:value="-143.256" calcext:value-type="float">
            <text:p>-143.256</text:p>
          </table:table-cell>
          <table:table-cell office:value-type="float" office:value="-378.675" calcext:value-type="float">
            <text:p>-378.67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67.434" calcext:value-type="float">
            <text:p>67.434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71" calcext:value-type="float">
            <text:p>0.71</text:p>
          </table:table-cell>
          <table:table-cell office:value-type="float" office:value="7.746" calcext:value-type="float">
            <text:p>7.746</text:p>
          </table:table-cell>
          <table:table-cell office:value-type="float" office:value="173.927" calcext:value-type="float">
            <text:p>173.927</text:p>
          </table:table-cell>
          <table:table-cell office:value-type="float" office:value="-143.256" calcext:value-type="float">
            <text:p>-143.256</text:p>
          </table:table-cell>
          <table:table-cell office:value-type="float" office:value="-378.675" calcext:value-type="float">
            <text:p>-378.67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67.438" calcext:value-type="float">
            <text:p>67.43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71" calcext:value-type="float">
            <text:p>0.71</text:p>
          </table:table-cell>
          <table:table-cell office:value-type="float" office:value="7.746" calcext:value-type="float">
            <text:p>7.746</text:p>
          </table:table-cell>
          <table:table-cell office:value-type="float" office:value="173.927" calcext:value-type="float">
            <text:p>173.927</text:p>
          </table:table-cell>
          <table:table-cell office:value-type="float" office:value="-143.256" calcext:value-type="float">
            <text:p>-143.256</text:p>
          </table:table-cell>
          <table:table-cell office:value-type="float" office:value="-163.98" calcext:value-type="float">
            <text:p>-163.98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67.443" calcext:value-type="float">
            <text:p>67.44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884" calcext:value-type="float">
            <text:p>-0.884</text:p>
          </table:table-cell>
          <table:table-cell office:value-type="float" office:value="1.156" calcext:value-type="float">
            <text:p>1.156</text:p>
          </table:table-cell>
          <table:table-cell office:value-type="float" office:value="7.378" calcext:value-type="float">
            <text:p>7.378</text:p>
          </table:table-cell>
          <table:table-cell office:value-type="float" office:value="238.411" calcext:value-type="float">
            <text:p>238.411</text:p>
          </table:table-cell>
          <table:table-cell office:value-type="float" office:value="-114.768" calcext:value-type="float">
            <text:p>-114.768</text:p>
          </table:table-cell>
          <table:table-cell office:value-type="float" office:value="-176.14" calcext:value-type="float">
            <text:p>-176.1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7.448" calcext:value-type="float">
            <text:p>67.448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884" calcext:value-type="float">
            <text:p>-0.884</text:p>
          </table:table-cell>
          <table:table-cell office:value-type="float" office:value="1.156" calcext:value-type="float">
            <text:p>1.156</text:p>
          </table:table-cell>
          <table:table-cell office:value-type="float" office:value="7.378" calcext:value-type="float">
            <text:p>7.378</text:p>
          </table:table-cell>
          <table:table-cell office:value-type="float" office:value="238.411" calcext:value-type="float">
            <text:p>238.411</text:p>
          </table:table-cell>
          <table:table-cell office:value-type="float" office:value="-114.768" calcext:value-type="float">
            <text:p>-114.768</text:p>
          </table:table-cell>
          <table:table-cell office:value-type="float" office:value="-176.14" calcext:value-type="float">
            <text:p>-176.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7.452" calcext:value-type="float">
            <text:p>67.452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884" calcext:value-type="float">
            <text:p>-0.884</text:p>
          </table:table-cell>
          <table:table-cell office:value-type="float" office:value="1.156" calcext:value-type="float">
            <text:p>1.156</text:p>
          </table:table-cell>
          <table:table-cell office:value-type="float" office:value="6.538" calcext:value-type="float">
            <text:p>6.538</text:p>
          </table:table-cell>
          <table:table-cell office:value-type="float" office:value="238.411" calcext:value-type="float">
            <text:p>238.411</text:p>
          </table:table-cell>
          <table:table-cell office:value-type="float" office:value="-114.768" calcext:value-type="float">
            <text:p>-114.768</text:p>
          </table:table-cell>
          <table:table-cell office:value-type="float" office:value="-176.14" calcext:value-type="float">
            <text:p>-176.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7.457" calcext:value-type="float">
            <text:p>67.457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998" calcext:value-type="float">
            <text:p>-0.998</text:p>
          </table:table-cell>
          <table:table-cell office:value-type="float" office:value="1.226" calcext:value-type="float">
            <text:p>1.226</text:p>
          </table:table-cell>
          <table:table-cell office:value-type="float" office:value="6.538" calcext:value-type="float">
            <text:p>6.538</text:p>
          </table:table-cell>
          <table:table-cell office:value-type="float" office:value="238.411" calcext:value-type="float">
            <text:p>238.411</text:p>
          </table:table-cell>
          <table:table-cell office:value-type="float" office:value="-114.768" calcext:value-type="float">
            <text:p>-114.768</text:p>
          </table:table-cell>
          <table:table-cell office:value-type="float" office:value="-176.14" calcext:value-type="float">
            <text:p>-176.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7.462" calcext:value-type="float">
            <text:p>67.462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998" calcext:value-type="float">
            <text:p>-0.998</text:p>
          </table:table-cell>
          <table:table-cell office:value-type="float" office:value="1.226" calcext:value-type="float">
            <text:p>1.226</text:p>
          </table:table-cell>
          <table:table-cell office:value-type="float" office:value="6.538" calcext:value-type="float">
            <text:p>6.538</text:p>
          </table:table-cell>
          <table:table-cell office:value-type="float" office:value="268.368" calcext:value-type="float">
            <text:p>268.368</text:p>
          </table:table-cell>
          <table:table-cell office:value-type="float" office:value="-59.373" calcext:value-type="float">
            <text:p>-59.373</text:p>
          </table:table-cell>
          <table:table-cell office:value-type="float" office:value="-130.433" calcext:value-type="float">
            <text:p>-130.43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67.466" calcext:value-type="float">
            <text:p>67.466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41" calcext:value-type="float">
            <text:p>-0.841</text:p>
          </table:table-cell>
          <table:table-cell office:value-type="float" office:value="1.287" calcext:value-type="float">
            <text:p>1.287</text:p>
          </table:table-cell>
          <table:table-cell office:value-type="float" office:value="5.707" calcext:value-type="float">
            <text:p>5.707</text:p>
          </table:table-cell>
          <table:table-cell office:value-type="float" office:value="268.368" calcext:value-type="float">
            <text:p>268.368</text:p>
          </table:table-cell>
          <table:table-cell office:value-type="float" office:value="-59.373" calcext:value-type="float">
            <text:p>-59.373</text:p>
          </table:table-cell>
          <table:table-cell office:value-type="float" office:value="-130.433" calcext:value-type="float">
            <text:p>-130.43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7.471" calcext:value-type="float">
            <text:p>67.471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41" calcext:value-type="float">
            <text:p>-0.841</text:p>
          </table:table-cell>
          <table:table-cell office:value-type="float" office:value="1.287" calcext:value-type="float">
            <text:p>1.287</text:p>
          </table:table-cell>
          <table:table-cell office:value-type="float" office:value="5.707" calcext:value-type="float">
            <text:p>5.707</text:p>
          </table:table-cell>
          <table:table-cell office:value-type="float" office:value="268.368" calcext:value-type="float">
            <text:p>268.368</text:p>
          </table:table-cell>
          <table:table-cell office:value-type="float" office:value="-59.373" calcext:value-type="float">
            <text:p>-59.373</text:p>
          </table:table-cell>
          <table:table-cell office:value-type="float" office:value="-130.433" calcext:value-type="float">
            <text:p>-130.433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67.476" calcext:value-type="float">
            <text:p>67.476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1.033" calcext:value-type="float">
            <text:p>-1.033</text:p>
          </table:table-cell>
          <table:table-cell office:value-type="float" office:value="1.287" calcext:value-type="float">
            <text:p>1.287</text:p>
          </table:table-cell>
          <table:table-cell office:value-type="float" office:value="4.106" calcext:value-type="float">
            <text:p>4.106</text:p>
          </table:table-cell>
          <table:table-cell office:value-type="float" office:value="268.368" calcext:value-type="float">
            <text:p>268.368</text:p>
          </table:table-cell>
          <table:table-cell office:value-type="float" office:value="-59.373" calcext:value-type="float">
            <text:p>-59.373</text:p>
          </table:table-cell>
          <table:table-cell office:value-type="float" office:value="-130.433" calcext:value-type="float">
            <text:p>-130.433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67.48" calcext:value-type="float">
            <text:p>67.48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" calcext:value-type="float">
            <text:p>0.0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1.033" calcext:value-type="float">
            <text:p>-1.033</text:p>
          </table:table-cell>
          <table:table-cell office:value-type="float" office:value="1.287" calcext:value-type="float">
            <text:p>1.287</text:p>
          </table:table-cell>
          <table:table-cell office:value-type="float" office:value="4.106" calcext:value-type="float">
            <text:p>4.106</text:p>
          </table:table-cell>
          <table:table-cell office:value-type="float" office:value="268.368" calcext:value-type="float">
            <text:p>268.368</text:p>
          </table:table-cell>
          <table:table-cell office:value-type="float" office:value="-9.254" calcext:value-type="float">
            <text:p>-9.254</text:p>
          </table:table-cell>
          <table:table-cell office:value-type="float" office:value="-385.385" calcext:value-type="float">
            <text:p>-385.38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67.485" calcext:value-type="float">
            <text:p>67.48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" calcext:value-type="float">
            <text:p>0.0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1.033" calcext:value-type="float">
            <text:p>-1.033</text:p>
          </table:table-cell>
          <table:table-cell office:value-type="float" office:value="1.287" calcext:value-type="float">
            <text:p>1.287</text:p>
          </table:table-cell>
          <table:table-cell office:value-type="float" office:value="2.268" calcext:value-type="float">
            <text:p>2.268</text:p>
          </table:table-cell>
          <table:table-cell office:value-type="float" office:value="249.073" calcext:value-type="float">
            <text:p>249.073</text:p>
          </table:table-cell>
          <table:table-cell office:value-type="float" office:value="-9.254" calcext:value-type="float">
            <text:p>-9.254</text:p>
          </table:table-cell>
          <table:table-cell office:value-type="float" office:value="-385.385" calcext:value-type="float">
            <text:p>-385.38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67.49" calcext:value-type="float">
            <text:p>67.49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" calcext:value-type="float">
            <text:p>0.0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989" calcext:value-type="float">
            <text:p>-0.989</text:p>
          </table:table-cell>
          <table:table-cell office:value-type="float" office:value="1.305" calcext:value-type="float">
            <text:p>1.305</text:p>
          </table:table-cell>
          <table:table-cell office:value-type="float" office:value="2.268" calcext:value-type="float">
            <text:p>2.268</text:p>
          </table:table-cell>
          <table:table-cell office:value-type="float" office:value="249.073" calcext:value-type="float">
            <text:p>249.073</text:p>
          </table:table-cell>
          <table:table-cell office:value-type="float" office:value="-9.254" calcext:value-type="float">
            <text:p>-9.254</text:p>
          </table:table-cell>
          <table:table-cell office:value-type="float" office:value="-385.385" calcext:value-type="float">
            <text:p>-385.38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67.495" calcext:value-type="float">
            <text:p>67.495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" calcext:value-type="float">
            <text:p>0.0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989" calcext:value-type="float">
            <text:p>-0.989</text:p>
          </table:table-cell>
          <table:table-cell office:value-type="float" office:value="1.305" calcext:value-type="float">
            <text:p>1.305</text:p>
          </table:table-cell>
          <table:table-cell office:value-type="float" office:value="2.268" calcext:value-type="float">
            <text:p>2.268</text:p>
          </table:table-cell>
          <table:table-cell office:value-type="float" office:value="249.073" calcext:value-type="float">
            <text:p>249.073</text:p>
          </table:table-cell>
          <table:table-cell office:value-type="float" office:value="-9.254" calcext:value-type="float">
            <text:p>-9.254</text:p>
          </table:table-cell>
          <table:table-cell office:value-type="float" office:value="-385.385" calcext:value-type="float">
            <text:p>-385.38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7.499" calcext:value-type="float">
            <text:p>67.49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147" calcext:value-type="float">
            <text:p>-1.147</text:p>
          </table:table-cell>
          <table:table-cell office:value-type="float" office:value="1.147" calcext:value-type="float">
            <text:p>1.147</text:p>
          </table:table-cell>
          <table:table-cell office:value-type="float" office:value="0.194" calcext:value-type="float">
            <text:p>0.194</text:p>
          </table:table-cell>
          <table:table-cell office:value-type="float" office:value="249.073" calcext:value-type="float">
            <text:p>249.073</text:p>
          </table:table-cell>
          <table:table-cell office:value-type="float" office:value="-9.254" calcext:value-type="float">
            <text:p>-9.254</text:p>
          </table:table-cell>
          <table:table-cell office:value-type="float" office:value="-385.385" calcext:value-type="float">
            <text:p>-385.38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67.504" calcext:value-type="float">
            <text:p>67.504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147" calcext:value-type="float">
            <text:p>-1.147</text:p>
          </table:table-cell>
          <table:table-cell office:value-type="float" office:value="1.147" calcext:value-type="float">
            <text:p>1.147</text:p>
          </table:table-cell>
          <table:table-cell office:value-type="float" office:value="0.194" calcext:value-type="float">
            <text:p>0.194</text:p>
          </table:table-cell>
          <table:table-cell office:value-type="float" office:value="169.358" calcext:value-type="float">
            <text:p>169.358</text:p>
          </table:table-cell>
          <table:table-cell office:value-type="float" office:value="32.951" calcext:value-type="float">
            <text:p>32.951</text:p>
          </table:table-cell>
          <table:table-cell office:value-type="float" office:value="-614.338" calcext:value-type="float">
            <text:p>-614.33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7.509" calcext:value-type="float">
            <text:p>67.509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893" calcext:value-type="float">
            <text:p>-0.89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355" calcext:value-type="float">
            <text:p>-1.355</text:p>
          </table:table-cell>
          <table:table-cell office:value-type="float" office:value="169.358" calcext:value-type="float">
            <text:p>169.358</text:p>
          </table:table-cell>
          <table:table-cell office:value-type="float" office:value="32.951" calcext:value-type="float">
            <text:p>32.951</text:p>
          </table:table-cell>
          <table:table-cell office:value-type="float" office:value="-614.338" calcext:value-type="float">
            <text:p>-614.338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67.513" calcext:value-type="float">
            <text:p>67.51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893" calcext:value-type="float">
            <text:p>-0.89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355" calcext:value-type="float">
            <text:p>-1.355</text:p>
          </table:table-cell>
          <table:table-cell office:value-type="float" office:value="169.358" calcext:value-type="float">
            <text:p>169.358</text:p>
          </table:table-cell>
          <table:table-cell office:value-type="float" office:value="32.951" calcext:value-type="float">
            <text:p>32.951</text:p>
          </table:table-cell>
          <table:table-cell office:value-type="float" office:value="-614.338" calcext:value-type="float">
            <text:p>-614.33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67.518" calcext:value-type="float">
            <text:p>67.51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93" calcext:value-type="float">
            <text:p>-0.893</text:p>
          </table:table-cell>
          <table:table-cell office:value-type="float" office:value="1.06" calcext:value-type="float">
            <text:p>1.06</text:p>
          </table:table-cell>
          <table:table-cell office:value-type="float" office:value="-2.667" calcext:value-type="float">
            <text:p>-2.667</text:p>
          </table:table-cell>
          <table:table-cell office:value-type="float" office:value="169.358" calcext:value-type="float">
            <text:p>169.358</text:p>
          </table:table-cell>
          <table:table-cell office:value-type="float" office:value="32.951" calcext:value-type="float">
            <text:p>32.951</text:p>
          </table:table-cell>
          <table:table-cell office:value-type="float" office:value="-614.338" calcext:value-type="float">
            <text:p>-614.338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67.523" calcext:value-type="float">
            <text:p>67.52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49" calcext:value-type="float">
            <text:p>-0.849</text:p>
          </table:table-cell>
          <table:table-cell office:value-type="float" office:value="1.06" calcext:value-type="float">
            <text:p>1.06</text:p>
          </table:table-cell>
          <table:table-cell office:value-type="float" office:value="-2.667" calcext:value-type="float">
            <text:p>-2.667</text:p>
          </table:table-cell>
          <table:table-cell office:value-type="float" office:value="83.549" calcext:value-type="float">
            <text:p>83.549</text:p>
          </table:table-cell>
          <table:table-cell office:value-type="float" office:value="71.464" calcext:value-type="float">
            <text:p>71.464</text:p>
          </table:table-cell>
          <table:table-cell office:value-type="float" office:value="-520.828" calcext:value-type="float">
            <text:p>-520.828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67.527" calcext:value-type="float">
            <text:p>67.527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849" calcext:value-type="float">
            <text:p>-0.849</text:p>
          </table:table-cell>
          <table:table-cell office:value-type="float" office:value="1.06" calcext:value-type="float">
            <text:p>1.06</text:p>
          </table:table-cell>
          <table:table-cell office:value-type="float" office:value="-2.667" calcext:value-type="float">
            <text:p>-2.667</text:p>
          </table:table-cell>
          <table:table-cell office:value-type="float" office:value="83.549" calcext:value-type="float">
            <text:p>83.549</text:p>
          </table:table-cell>
          <table:table-cell office:value-type="float" office:value="71.464" calcext:value-type="float">
            <text:p>71.464</text:p>
          </table:table-cell>
          <table:table-cell office:value-type="float" office:value="-520.828" calcext:value-type="float">
            <text:p>-520.828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67.532" calcext:value-type="float">
            <text:p>67.532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806" calcext:value-type="float">
            <text:p>-0.806</text:p>
          </table:table-cell>
          <table:table-cell office:value-type="float" office:value="1.217" calcext:value-type="float">
            <text:p>1.217</text:p>
          </table:table-cell>
          <table:table-cell office:value-type="float" office:value="-3.446" calcext:value-type="float">
            <text:p>-3.446</text:p>
          </table:table-cell>
          <table:table-cell office:value-type="float" office:value="83.549" calcext:value-type="float">
            <text:p>83.549</text:p>
          </table:table-cell>
          <table:table-cell office:value-type="float" office:value="71.464" calcext:value-type="float">
            <text:p>71.464</text:p>
          </table:table-cell>
          <table:table-cell office:value-type="float" office:value="-520.828" calcext:value-type="float">
            <text:p>-520.828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67.537" calcext:value-type="float">
            <text:p>67.537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806" calcext:value-type="float">
            <text:p>-0.806</text:p>
          </table:table-cell>
          <table:table-cell office:value-type="float" office:value="1.217" calcext:value-type="float">
            <text:p>1.217</text:p>
          </table:table-cell>
          <table:table-cell office:value-type="float" office:value="-3.446" calcext:value-type="float">
            <text:p>-3.446</text:p>
          </table:table-cell>
          <table:table-cell office:value-type="float" office:value="83.549" calcext:value-type="float">
            <text:p>83.549</text:p>
          </table:table-cell>
          <table:table-cell office:value-type="float" office:value="71.464" calcext:value-type="float">
            <text:p>71.464</text:p>
          </table:table-cell>
          <table:table-cell office:value-type="float" office:value="-520.828" calcext:value-type="float">
            <text:p>-520.82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67.541" calcext:value-type="float">
            <text:p>67.54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403" calcext:value-type="float">
            <text:p>-0.403</text:p>
          </table:table-cell>
          <table:table-cell office:value-type="float" office:value="1.506" calcext:value-type="float">
            <text:p>1.506</text:p>
          </table:table-cell>
          <table:table-cell office:value-type="float" office:value="-4.242" calcext:value-type="float">
            <text:p>-4.242</text:p>
          </table:table-cell>
          <table:table-cell office:value-type="float" office:value="83.549" calcext:value-type="float">
            <text:p>83.549</text:p>
          </table:table-cell>
          <table:table-cell office:value-type="float" office:value="71.464" calcext:value-type="float">
            <text:p>71.464</text:p>
          </table:table-cell>
          <table:table-cell office:value-type="float" office:value="-91.436" calcext:value-type="float">
            <text:p>-91.43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7.546" calcext:value-type="float">
            <text:p>67.54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403" calcext:value-type="float">
            <text:p>-0.403</text:p>
          </table:table-cell>
          <table:table-cell office:value-type="float" office:value="1.506" calcext:value-type="float">
            <text:p>1.506</text:p>
          </table:table-cell>
          <table:table-cell office:value-type="float" office:value="-4.242" calcext:value-type="float">
            <text:p>-4.242</text:p>
          </table:table-cell>
          <table:table-cell office:value-type="float" office:value="43.945" calcext:value-type="float">
            <text:p>43.945</text:p>
          </table:table-cell>
          <table:table-cell office:value-type="float" office:value="89.929" calcext:value-type="float">
            <text:p>89.929</text:p>
          </table:table-cell>
          <table:table-cell office:value-type="float" office:value="-109.048" calcext:value-type="float">
            <text:p>-109.04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67.551" calcext:value-type="float">
            <text:p>67.55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734" calcext:value-type="float">
            <text:p>-0.734</text:p>
          </table:table-cell>
          <table:table-cell office:value-type="float" office:value="-4.295" calcext:value-type="float">
            <text:p>-4.295</text:p>
          </table:table-cell>
          <table:table-cell office:value-type="float" office:value="43.945" calcext:value-type="float">
            <text:p>43.945</text:p>
          </table:table-cell>
          <table:table-cell office:value-type="float" office:value="89.929" calcext:value-type="float">
            <text:p>89.929</text:p>
          </table:table-cell>
          <table:table-cell office:value-type="float" office:value="-109.048" calcext:value-type="float">
            <text:p>-109.04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67.555" calcext:value-type="float">
            <text:p>67.55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604" calcext:value-type="float">
            <text:p>-0.604</text:p>
          </table:table-cell>
          <table:table-cell office:value-type="float" office:value="1.252" calcext:value-type="float">
            <text:p>1.252</text:p>
          </table:table-cell>
          <table:table-cell office:value-type="float" office:value="-4.295" calcext:value-type="float">
            <text:p>-4.295</text:p>
          </table:table-cell>
          <table:table-cell office:value-type="float" office:value="43.945" calcext:value-type="float">
            <text:p>43.945</text:p>
          </table:table-cell>
          <table:table-cell office:value-type="float" office:value="89.929" calcext:value-type="float">
            <text:p>89.929</text:p>
          </table:table-cell>
          <table:table-cell office:value-type="float" office:value="-109.048" calcext:value-type="float">
            <text:p>-109.04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67.56" calcext:value-type="float">
            <text:p>67.5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04" calcext:value-type="float">
            <text:p>-0.604</text:p>
          </table:table-cell>
          <table:table-cell office:value-type="float" office:value="1.252" calcext:value-type="float">
            <text:p>1.252</text:p>
          </table:table-cell>
          <table:table-cell office:value-type="float" office:value="-4.295" calcext:value-type="float">
            <text:p>-4.295</text:p>
          </table:table-cell>
          <table:table-cell office:value-type="float" office:value="43.945" calcext:value-type="float">
            <text:p>43.945</text:p>
          </table:table-cell>
          <table:table-cell office:value-type="float" office:value="89.929" calcext:value-type="float">
            <text:p>89.929</text:p>
          </table:table-cell>
          <table:table-cell office:value-type="float" office:value="-109.048" calcext:value-type="float">
            <text:p>-109.04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7.564" calcext:value-type="float">
            <text:p>67.56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13" calcext:value-type="float">
            <text:p>-0.613</text:p>
          </table:table-cell>
          <table:table-cell office:value-type="float" office:value="1.165" calcext:value-type="float">
            <text:p>1.165</text:p>
          </table:table-cell>
          <table:table-cell office:value-type="float" office:value="-4.05" calcext:value-type="float">
            <text:p>-4.05</text:p>
          </table:table-cell>
          <table:table-cell office:value-type="float" office:value="149.048" calcext:value-type="float">
            <text:p>149.048</text:p>
          </table:table-cell>
          <table:table-cell office:value-type="float" office:value="44.03" calcext:value-type="float">
            <text:p>44.03</text:p>
          </table:table-cell>
          <table:table-cell office:value-type="float" office:value="133.743" calcext:value-type="float">
            <text:p>133.74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67.569" calcext:value-type="float">
            <text:p>67.569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13" calcext:value-type="float">
            <text:p>-0.613</text:p>
          </table:table-cell>
          <table:table-cell office:value-type="float" office:value="1.165" calcext:value-type="float">
            <text:p>1.165</text:p>
          </table:table-cell>
          <table:table-cell office:value-type="float" office:value="-4.05" calcext:value-type="float">
            <text:p>-4.05</text:p>
          </table:table-cell>
          <table:table-cell office:value-type="float" office:value="149.048" calcext:value-type="float">
            <text:p>149.048</text:p>
          </table:table-cell>
          <table:table-cell office:value-type="float" office:value="44.03" calcext:value-type="float">
            <text:p>44.03</text:p>
          </table:table-cell>
          <table:table-cell office:value-type="float" office:value="133.743" calcext:value-type="float">
            <text:p>133.74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7.574" calcext:value-type="float">
            <text:p>67.574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01" calcext:value-type="float">
            <text:p>-0.701</text:p>
          </table:table-cell>
          <table:table-cell office:value-type="float" office:value="1.567" calcext:value-type="float">
            <text:p>1.567</text:p>
          </table:table-cell>
          <table:table-cell office:value-type="float" office:value="-3.621" calcext:value-type="float">
            <text:p>-3.621</text:p>
          </table:table-cell>
          <table:table-cell office:value-type="float" office:value="149.048" calcext:value-type="float">
            <text:p>149.048</text:p>
          </table:table-cell>
          <table:table-cell office:value-type="float" office:value="44.03" calcext:value-type="float">
            <text:p>44.03</text:p>
          </table:table-cell>
          <table:table-cell office:value-type="float" office:value="133.743" calcext:value-type="float">
            <text:p>133.74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7.578" calcext:value-type="float">
            <text:p>67.578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701" calcext:value-type="float">
            <text:p>-0.701</text:p>
          </table:table-cell>
          <table:table-cell office:value-type="float" office:value="1.567" calcext:value-type="float">
            <text:p>1.567</text:p>
          </table:table-cell>
          <table:table-cell office:value-type="float" office:value="-3.621" calcext:value-type="float">
            <text:p>-3.621</text:p>
          </table:table-cell>
          <table:table-cell office:value-type="float" office:value="149.048" calcext:value-type="float">
            <text:p>149.048</text:p>
          </table:table-cell>
          <table:table-cell office:value-type="float" office:value="44.03" calcext:value-type="float">
            <text:p>44.03</text:p>
          </table:table-cell>
          <table:table-cell office:value-type="float" office:value="133.743" calcext:value-type="float">
            <text:p>133.743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67.583" calcext:value-type="float">
            <text:p>67.583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701" calcext:value-type="float">
            <text:p>-0.701</text:p>
          </table:table-cell>
          <table:table-cell office:value-type="float" office:value="1.567" calcext:value-type="float">
            <text:p>1.567</text:p>
          </table:table-cell>
          <table:table-cell office:value-type="float" office:value="-3.621" calcext:value-type="float">
            <text:p>-3.621</text:p>
          </table:table-cell>
          <table:table-cell office:value-type="float" office:value="149.048" calcext:value-type="float">
            <text:p>149.048</text:p>
          </table:table-cell>
          <table:table-cell office:value-type="float" office:value="44.03" calcext:value-type="float">
            <text:p>44.03</text:p>
          </table:table-cell>
          <table:table-cell office:value-type="float" office:value="10.042" calcext:value-type="float">
            <text:p>10.042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67.587" calcext:value-type="float">
            <text:p>67.587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1.059" calcext:value-type="float">
            <text:p>-1.059</text:p>
          </table:table-cell>
          <table:table-cell office:value-type="float" office:value="1.112" calcext:value-type="float">
            <text:p>1.112</text:p>
          </table:table-cell>
          <table:table-cell office:value-type="float" office:value="-2.553" calcext:value-type="float">
            <text:p>-2.553</text:p>
          </table:table-cell>
          <table:table-cell office:value-type="float" office:value="214.039" calcext:value-type="float">
            <text:p>214.039</text:p>
          </table:table-cell>
          <table:table-cell office:value-type="float" office:value="10.266" calcext:value-type="float">
            <text:p>10.266</text:p>
          </table:table-cell>
          <table:table-cell office:value-type="float" office:value="10.042" calcext:value-type="float">
            <text:p>10.04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67.592" calcext:value-type="float">
            <text:p>67.592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1.059" calcext:value-type="float">
            <text:p>-1.059</text:p>
          </table:table-cell>
          <table:table-cell office:value-type="float" office:value="1.112" calcext:value-type="float">
            <text:p>1.112</text:p>
          </table:table-cell>
          <table:table-cell office:value-type="float" office:value="-2.553" calcext:value-type="float">
            <text:p>-2.553</text:p>
          </table:table-cell>
          <table:table-cell office:value-type="float" office:value="214.039" calcext:value-type="float">
            <text:p>214.039</text:p>
          </table:table-cell>
          <table:table-cell office:value-type="float" office:value="10.266" calcext:value-type="float">
            <text:p>10.266</text:p>
          </table:table-cell>
          <table:table-cell office:value-type="float" office:value="10.042" calcext:value-type="float">
            <text:p>10.0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7.597" calcext:value-type="float">
            <text:p>67.597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771" calcext:value-type="float">
            <text:p>-0.771</text:p>
          </table:table-cell>
          <table:table-cell office:value-type="float" office:value="1.033" calcext:value-type="float">
            <text:p>1.033</text:p>
          </table:table-cell>
          <table:table-cell office:value-type="float" office:value="-1.958" calcext:value-type="float">
            <text:p>-1.958</text:p>
          </table:table-cell>
          <table:table-cell office:value-type="float" office:value="214.039" calcext:value-type="float">
            <text:p>214.039</text:p>
          </table:table-cell>
          <table:table-cell office:value-type="float" office:value="10.266" calcext:value-type="float">
            <text:p>10.266</text:p>
          </table:table-cell>
          <table:table-cell office:value-type="float" office:value="10.042" calcext:value-type="float">
            <text:p>10.042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67.601" calcext:value-type="float">
            <text:p>67.60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771" calcext:value-type="float">
            <text:p>-0.771</text:p>
          </table:table-cell>
          <table:table-cell office:value-type="float" office:value="1.033" calcext:value-type="float">
            <text:p>1.033</text:p>
          </table:table-cell>
          <table:table-cell office:value-type="float" office:value="-1.958" calcext:value-type="float">
            <text:p>-1.958</text:p>
          </table:table-cell>
          <table:table-cell office:value-type="float" office:value="214.039" calcext:value-type="float">
            <text:p>214.039</text:p>
          </table:table-cell>
          <table:table-cell office:value-type="float" office:value="10.266" calcext:value-type="float">
            <text:p>10.266</text:p>
          </table:table-cell>
          <table:table-cell office:value-type="float" office:value="10.042" calcext:value-type="float">
            <text:p>10.042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67.606" calcext:value-type="float">
            <text:p>67.606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928" calcext:value-type="float">
            <text:p>-0.928</text:p>
          </table:table-cell>
          <table:table-cell office:value-type="float" office:value="0.981" calcext:value-type="float">
            <text:p>0.981</text:p>
          </table:table-cell>
          <table:table-cell office:value-type="float" office:value="-1.031" calcext:value-type="float">
            <text:p>-1.031</text:p>
          </table:table-cell>
          <table:table-cell office:value-type="float" office:value="381.595" calcext:value-type="float">
            <text:p>381.595</text:p>
          </table:table-cell>
          <table:table-cell office:value-type="float" office:value="23.455" calcext:value-type="float">
            <text:p>23.455</text:p>
          </table:table-cell>
          <table:table-cell office:value-type="float" office:value="-169.011" calcext:value-type="float">
            <text:p>-169.01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67.611" calcext:value-type="float">
            <text:p>67.611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928" calcext:value-type="float">
            <text:p>-0.928</text:p>
          </table:table-cell>
          <table:table-cell office:value-type="float" office:value="0.981" calcext:value-type="float">
            <text:p>0.981</text:p>
          </table:table-cell>
          <table:table-cell office:value-type="float" office:value="-1.031" calcext:value-type="float">
            <text:p>-1.031</text:p>
          </table:table-cell>
          <table:table-cell office:value-type="float" office:value="381.595" calcext:value-type="float">
            <text:p>381.595</text:p>
          </table:table-cell>
          <table:table-cell office:value-type="float" office:value="23.455" calcext:value-type="float">
            <text:p>23.455</text:p>
          </table:table-cell>
          <table:table-cell office:value-type="float" office:value="-169.011" calcext:value-type="float">
            <text:p>-169.01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67.615" calcext:value-type="float">
            <text:p>67.615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928" calcext:value-type="float">
            <text:p>-0.928</text:p>
          </table:table-cell>
          <table:table-cell office:value-type="float" office:value="0.981" calcext:value-type="float">
            <text:p>0.981</text:p>
          </table:table-cell>
          <table:table-cell office:value-type="float" office:value="-1.031" calcext:value-type="float">
            <text:p>-1.031</text:p>
          </table:table-cell>
          <table:table-cell office:value-type="float" office:value="381.595" calcext:value-type="float">
            <text:p>381.595</text:p>
          </table:table-cell>
          <table:table-cell office:value-type="float" office:value="23.455" calcext:value-type="float">
            <text:p>23.455</text:p>
          </table:table-cell>
          <table:table-cell office:value-type="float" office:value="-169.011" calcext:value-type="float">
            <text:p>-169.011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67.62" calcext:value-type="float">
            <text:p>67.62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2" calcext:value-type="float">
            <text:p>0.0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392" calcext:value-type="float">
            <text:p>-1.392</text:p>
          </table:table-cell>
          <table:table-cell office:value-type="float" office:value="0.701" calcext:value-type="float">
            <text:p>0.701</text:p>
          </table:table-cell>
          <table:table-cell office:value-type="float" office:value="-0.016" calcext:value-type="float">
            <text:p>-0.016</text:p>
          </table:table-cell>
          <table:table-cell office:value-type="float" office:value="381.595" calcext:value-type="float">
            <text:p>381.595</text:p>
          </table:table-cell>
          <table:table-cell office:value-type="float" office:value="23.455" calcext:value-type="float">
            <text:p>23.455</text:p>
          </table:table-cell>
          <table:table-cell office:value-type="float" office:value="-169.011" calcext:value-type="float">
            <text:p>-169.011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67.625" calcext:value-type="float">
            <text:p>67.625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" calcext:value-type="float">
            <text:p>0.0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392" calcext:value-type="float">
            <text:p>-1.392</text:p>
          </table:table-cell>
          <table:table-cell office:value-type="float" office:value="0.701" calcext:value-type="float">
            <text:p>0.701</text:p>
          </table:table-cell>
          <table:table-cell office:value-type="float" office:value="-0.016" calcext:value-type="float">
            <text:p>-0.016</text:p>
          </table:table-cell>
          <table:table-cell office:value-type="float" office:value="516.654" calcext:value-type="float">
            <text:p>516.654</text:p>
          </table:table-cell>
          <table:table-cell office:value-type="float" office:value="-16.112" calcext:value-type="float">
            <text:p>-16.112</text:p>
          </table:table-cell>
          <table:table-cell office:value-type="float" office:value="-322.486" calcext:value-type="float">
            <text:p>-322.48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67.629" calcext:value-type="float">
            <text:p>67.62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.051" calcext:value-type="float">
            <text:p>-1.051</text:p>
          </table:table-cell>
          <table:table-cell office:value-type="float" office:value="0.972" calcext:value-type="float">
            <text:p>0.972</text:p>
          </table:table-cell>
          <table:table-cell office:value-type="float" office:value="0.562" calcext:value-type="float">
            <text:p>0.562</text:p>
          </table:table-cell>
          <table:table-cell office:value-type="float" office:value="516.654" calcext:value-type="float">
            <text:p>516.654</text:p>
          </table:table-cell>
          <table:table-cell office:value-type="float" office:value="-16.112" calcext:value-type="float">
            <text:p>-16.112</text:p>
          </table:table-cell>
          <table:table-cell office:value-type="float" office:value="-322.486" calcext:value-type="float">
            <text:p>-322.486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67.634" calcext:value-type="float">
            <text:p>67.634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.051" calcext:value-type="float">
            <text:p>-1.051</text:p>
          </table:table-cell>
          <table:table-cell office:value-type="float" office:value="0.972" calcext:value-type="float">
            <text:p>0.972</text:p>
          </table:table-cell>
          <table:table-cell office:value-type="float" office:value="0.562" calcext:value-type="float">
            <text:p>0.562</text:p>
          </table:table-cell>
          <table:table-cell office:value-type="float" office:value="516.654" calcext:value-type="float">
            <text:p>516.654</text:p>
          </table:table-cell>
          <table:table-cell office:value-type="float" office:value="-16.112" calcext:value-type="float">
            <text:p>-16.112</text:p>
          </table:table-cell>
          <table:table-cell office:value-type="float" office:value="-322.486" calcext:value-type="float">
            <text:p>-322.486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67.639" calcext:value-type="float">
            <text:p>67.639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771" calcext:value-type="float">
            <text:p>-0.771</text:p>
          </table:table-cell>
          <table:table-cell office:value-type="float" office:value="1.112" calcext:value-type="float">
            <text:p>1.112</text:p>
          </table:table-cell>
          <table:table-cell office:value-type="float" office:value="1.078" calcext:value-type="float">
            <text:p>1.078</text:p>
          </table:table-cell>
          <table:table-cell office:value-type="float" office:value="516.654" calcext:value-type="float">
            <text:p>516.654</text:p>
          </table:table-cell>
          <table:table-cell office:value-type="float" office:value="-16.112" calcext:value-type="float">
            <text:p>-16.112</text:p>
          </table:table-cell>
          <table:table-cell office:value-type="float" office:value="-322.486" calcext:value-type="float">
            <text:p>-322.486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67.643" calcext:value-type="float">
            <text:p>67.64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71" calcext:value-type="float">
            <text:p>-0.771</text:p>
          </table:table-cell>
          <table:table-cell office:value-type="float" office:value="1.112" calcext:value-type="float">
            <text:p>1.112</text:p>
          </table:table-cell>
          <table:table-cell office:value-type="float" office:value="1.078" calcext:value-type="float">
            <text:p>1.078</text:p>
          </table:table-cell>
          <table:table-cell office:value-type="float" office:value="516.654" calcext:value-type="float">
            <text:p>516.654</text:p>
          </table:table-cell>
          <table:table-cell office:value-type="float" office:value="-16.112" calcext:value-type="float">
            <text:p>-16.112</text:p>
          </table:table-cell>
          <table:table-cell office:value-type="float" office:value="-322.486" calcext:value-type="float">
            <text:p>-322.486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67.648" calcext:value-type="float">
            <text:p>67.64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71" calcext:value-type="float">
            <text:p>-0.771</text:p>
          </table:table-cell>
          <table:table-cell office:value-type="float" office:value="1.112" calcext:value-type="float">
            <text:p>1.112</text:p>
          </table:table-cell>
          <table:table-cell office:value-type="float" office:value="1.078" calcext:value-type="float">
            <text:p>1.078</text:p>
          </table:table-cell>
          <table:table-cell office:value-type="float" office:value="356.715" calcext:value-type="float">
            <text:p>356.715</text:p>
          </table:table-cell>
          <table:table-cell office:value-type="float" office:value="-93.665" calcext:value-type="float">
            <text:p>-93.665</text:p>
          </table:table-cell>
          <table:table-cell office:value-type="float" office:value="-435.285" calcext:value-type="float">
            <text:p>-435.28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67.652" calcext:value-type="float">
            <text:p>67.652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53" calcext:value-type="float">
            <text:p>-0.753</text:p>
          </table:table-cell>
          <table:table-cell office:value-type="float" office:value="1.287" calcext:value-type="float">
            <text:p>1.287</text:p>
          </table:table-cell>
          <table:table-cell office:value-type="float" office:value="1.655" calcext:value-type="float">
            <text:p>1.655</text:p>
          </table:table-cell>
          <table:table-cell office:value-type="float" office:value="356.715" calcext:value-type="float">
            <text:p>356.715</text:p>
          </table:table-cell>
          <table:table-cell office:value-type="float" office:value="-93.665" calcext:value-type="float">
            <text:p>-93.665</text:p>
          </table:table-cell>
          <table:table-cell office:value-type="float" office:value="-435.285" calcext:value-type="float">
            <text:p>-435.285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67.657" calcext:value-type="float">
            <text:p>67.657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53" calcext:value-type="float">
            <text:p>-0.753</text:p>
          </table:table-cell>
          <table:table-cell office:value-type="float" office:value="1.287" calcext:value-type="float">
            <text:p>1.287</text:p>
          </table:table-cell>
          <table:table-cell office:value-type="float" office:value="1.655" calcext:value-type="float">
            <text:p>1.655</text:p>
          </table:table-cell>
          <table:table-cell office:value-type="float" office:value="356.715" calcext:value-type="float">
            <text:p>356.715</text:p>
          </table:table-cell>
          <table:table-cell office:value-type="float" office:value="-93.665" calcext:value-type="float">
            <text:p>-93.665</text:p>
          </table:table-cell>
          <table:table-cell office:value-type="float" office:value="-435.285" calcext:value-type="float">
            <text:p>-435.28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67.662" calcext:value-type="float">
            <text:p>67.662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928" calcext:value-type="float">
            <text:p>-0.928</text:p>
          </table:table-cell>
          <table:table-cell office:value-type="float" office:value="1.121" calcext:value-type="float">
            <text:p>1.121</text:p>
          </table:table-cell>
          <table:table-cell office:value-type="float" office:value="1.612" calcext:value-type="float">
            <text:p>1.612</text:p>
          </table:table-cell>
          <table:table-cell office:value-type="float" office:value="356.715" calcext:value-type="float">
            <text:p>356.715</text:p>
          </table:table-cell>
          <table:table-cell office:value-type="float" office:value="-93.665" calcext:value-type="float">
            <text:p>-93.665</text:p>
          </table:table-cell>
          <table:table-cell office:value-type="float" office:value="-435.285" calcext:value-type="float">
            <text:p>-435.285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67.666" calcext:value-type="float">
            <text:p>67.666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928" calcext:value-type="float">
            <text:p>-0.928</text:p>
          </table:table-cell>
          <table:table-cell office:value-type="float" office:value="1.121" calcext:value-type="float">
            <text:p>1.121</text:p>
          </table:table-cell>
          <table:table-cell office:value-type="float" office:value="1.612" calcext:value-type="float">
            <text:p>1.612</text:p>
          </table:table-cell>
          <table:table-cell office:value-type="float" office:value="171.896" calcext:value-type="float">
            <text:p>171.896</text:p>
          </table:table-cell>
          <table:table-cell office:value-type="float" office:value="-77.838" calcext:value-type="float">
            <text:p>-77.838</text:p>
          </table:table-cell>
          <table:table-cell office:value-type="float" office:value="-419.77" calcext:value-type="float">
            <text:p>-419.77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67.671" calcext:value-type="float">
            <text:p>67.671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928" calcext:value-type="float">
            <text:p>-0.928</text:p>
          </table:table-cell>
          <table:table-cell office:value-type="float" office:value="1.305" calcext:value-type="float">
            <text:p>1.305</text:p>
          </table:table-cell>
          <table:table-cell office:value-type="float" office:value="1.647" calcext:value-type="float">
            <text:p>1.647</text:p>
          </table:table-cell>
          <table:table-cell office:value-type="float" office:value="171.896" calcext:value-type="float">
            <text:p>171.896</text:p>
          </table:table-cell>
          <table:table-cell office:value-type="float" office:value="-77.838" calcext:value-type="float">
            <text:p>-77.838</text:p>
          </table:table-cell>
          <table:table-cell office:value-type="float" office:value="-419.77" calcext:value-type="float">
            <text:p>-419.7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67.676" calcext:value-type="float">
            <text:p>67.676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814" calcext:value-type="float">
            <text:p>-0.814</text:p>
          </table:table-cell>
          <table:table-cell office:value-type="float" office:value="1.305" calcext:value-type="float">
            <text:p>1.305</text:p>
          </table:table-cell>
          <table:table-cell office:value-type="float" office:value="1.647" calcext:value-type="float">
            <text:p>1.647</text:p>
          </table:table-cell>
          <table:table-cell office:value-type="float" office:value="171.896" calcext:value-type="float">
            <text:p>171.896</text:p>
          </table:table-cell>
          <table:table-cell office:value-type="float" office:value="-77.838" calcext:value-type="float">
            <text:p>-77.838</text:p>
          </table:table-cell>
          <table:table-cell office:value-type="float" office:value="-419.77" calcext:value-type="float">
            <text:p>-419.77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7.68" calcext:value-type="float">
            <text:p>67.68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814" calcext:value-type="float">
            <text:p>-0.814</text:p>
          </table:table-cell>
          <table:table-cell office:value-type="float" office:value="1.305" calcext:value-type="float">
            <text:p>1.305</text:p>
          </table:table-cell>
          <table:table-cell office:value-type="float" office:value="1.647" calcext:value-type="float">
            <text:p>1.647</text:p>
          </table:table-cell>
          <table:table-cell office:value-type="float" office:value="171.896" calcext:value-type="float">
            <text:p>171.896</text:p>
          </table:table-cell>
          <table:table-cell office:value-type="float" office:value="-77.838" calcext:value-type="float">
            <text:p>-77.838</text:p>
          </table:table-cell>
          <table:table-cell office:value-type="float" office:value="-419.77" calcext:value-type="float">
            <text:p>-419.77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67.685" calcext:value-type="float">
            <text:p>67.685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955" calcext:value-type="float">
            <text:p>0.955</text:p>
          </table:table-cell>
          <table:table-cell office:value-type="float" office:value="1.927" calcext:value-type="float">
            <text:p>1.927</text:p>
          </table:table-cell>
          <table:table-cell office:value-type="float" office:value="171.896" calcext:value-type="float">
            <text:p>171.896</text:p>
          </table:table-cell>
          <table:table-cell office:value-type="float" office:value="-77.838" calcext:value-type="float">
            <text:p>-77.838</text:p>
          </table:table-cell>
          <table:table-cell office:value-type="float" office:value="-419.77" calcext:value-type="float">
            <text:p>-419.77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7.69" calcext:value-type="float">
            <text:p>67.6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955" calcext:value-type="float">
            <text:p>0.955</text:p>
          </table:table-cell>
          <table:table-cell office:value-type="float" office:value="1.927" calcext:value-type="float">
            <text:p>1.927</text:p>
          </table:table-cell>
          <table:table-cell office:value-type="float" office:value="60.7" calcext:value-type="float">
            <text:p>60.7</text:p>
          </table:table-cell>
          <table:table-cell office:value-type="float" office:value="-74.673" calcext:value-type="float">
            <text:p>-74.673</text:p>
          </table:table-cell>
          <table:table-cell office:value-type="float" office:value="-489.797" calcext:value-type="float">
            <text:p>-489.79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7.694" calcext:value-type="float">
            <text:p>67.694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79" calcext:value-type="float">
            <text:p>-0.779</text:p>
          </table:table-cell>
          <table:table-cell office:value-type="float" office:value="1.156" calcext:value-type="float">
            <text:p>1.156</text:p>
          </table:table-cell>
          <table:table-cell office:value-type="float" office:value="1.822" calcext:value-type="float">
            <text:p>1.822</text:p>
          </table:table-cell>
          <table:table-cell office:value-type="float" office:value="60.7" calcext:value-type="float">
            <text:p>60.7</text:p>
          </table:table-cell>
          <table:table-cell office:value-type="float" office:value="-74.673" calcext:value-type="float">
            <text:p>-74.673</text:p>
          </table:table-cell>
          <table:table-cell office:value-type="float" office:value="-489.797" calcext:value-type="float">
            <text:p>-489.797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67.699" calcext:value-type="float">
            <text:p>67.699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79" calcext:value-type="float">
            <text:p>-0.779</text:p>
          </table:table-cell>
          <table:table-cell office:value-type="float" office:value="1.156" calcext:value-type="float">
            <text:p>1.156</text:p>
          </table:table-cell>
          <table:table-cell office:value-type="float" office:value="1.822" calcext:value-type="float">
            <text:p>1.822</text:p>
          </table:table-cell>
          <table:table-cell office:value-type="float" office:value="60.7" calcext:value-type="float">
            <text:p>60.7</text:p>
          </table:table-cell>
          <table:table-cell office:value-type="float" office:value="-74.673" calcext:value-type="float">
            <text:p>-74.673</text:p>
          </table:table-cell>
          <table:table-cell office:value-type="float" office:value="-489.797" calcext:value-type="float">
            <text:p>-489.79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67.703" calcext:value-type="float">
            <text:p>67.7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779" calcext:value-type="float">
            <text:p>-0.779</text:p>
          </table:table-cell>
          <table:table-cell office:value-type="float" office:value="1.156" calcext:value-type="float">
            <text:p>1.156</text:p>
          </table:table-cell>
          <table:table-cell office:value-type="float" office:value="1.717" calcext:value-type="float">
            <text:p>1.717</text:p>
          </table:table-cell>
          <table:table-cell office:value-type="float" office:value="60.7" calcext:value-type="float">
            <text:p>60.7</text:p>
          </table:table-cell>
          <table:table-cell office:value-type="float" office:value="-74.673" calcext:value-type="float">
            <text:p>-74.673</text:p>
          </table:table-cell>
          <table:table-cell office:value-type="float" office:value="-489.797" calcext:value-type="float">
            <text:p>-489.79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7.708" calcext:value-type="float">
            <text:p>67.70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779" calcext:value-type="float">
            <text:p>-0.779</text:p>
          </table:table-cell>
          <table:table-cell office:value-type="float" office:value="1.261" calcext:value-type="float">
            <text:p>1.261</text:p>
          </table:table-cell>
          <table:table-cell office:value-type="float" office:value="1.717" calcext:value-type="float">
            <text:p>1.717</text:p>
          </table:table-cell>
          <table:table-cell office:value-type="float" office:value="3.325" calcext:value-type="float">
            <text:p>3.325</text:p>
          </table:table-cell>
          <table:table-cell office:value-type="float" office:value="-62.011" calcext:value-type="float">
            <text:p>-62.011</text:p>
          </table:table-cell>
          <table:table-cell office:value-type="float" office:value="-620.628" calcext:value-type="float">
            <text:p>-620.6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7.713" calcext:value-type="float">
            <text:p>67.7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779" calcext:value-type="float">
            <text:p>-0.779</text:p>
          </table:table-cell>
          <table:table-cell office:value-type="float" office:value="1.261" calcext:value-type="float">
            <text:p>1.261</text:p>
          </table:table-cell>
          <table:table-cell office:value-type="float" office:value="1.717" calcext:value-type="float">
            <text:p>1.717</text:p>
          </table:table-cell>
          <table:table-cell office:value-type="float" office:value="3.325" calcext:value-type="float">
            <text:p>3.325</text:p>
          </table:table-cell>
          <table:table-cell office:value-type="float" office:value="-62.011" calcext:value-type="float">
            <text:p>-62.011</text:p>
          </table:table-cell>
          <table:table-cell office:value-type="float" office:value="-620.628" calcext:value-type="float">
            <text:p>-620.62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67.717" calcext:value-type="float">
            <text:p>67.717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436" calcext:value-type="float">
            <text:p>-1.436</text:p>
          </table:table-cell>
          <table:table-cell office:value-type="float" office:value="1.278" calcext:value-type="float">
            <text:p>1.278</text:p>
          </table:table-cell>
          <table:table-cell office:value-type="float" office:value="1.069" calcext:value-type="float">
            <text:p>1.069</text:p>
          </table:table-cell>
          <table:table-cell office:value-type="float" office:value="3.325" calcext:value-type="float">
            <text:p>3.325</text:p>
          </table:table-cell>
          <table:table-cell office:value-type="float" office:value="-62.011" calcext:value-type="float">
            <text:p>-62.011</text:p>
          </table:table-cell>
          <table:table-cell office:value-type="float" office:value="-620.628" calcext:value-type="float">
            <text:p>-620.62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7.722" calcext:value-type="float">
            <text:p>67.722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436" calcext:value-type="float">
            <text:p>-1.436</text:p>
          </table:table-cell>
          <table:table-cell office:value-type="float" office:value="1.278" calcext:value-type="float">
            <text:p>1.278</text:p>
          </table:table-cell>
          <table:table-cell office:value-type="float" office:value="1.069" calcext:value-type="float">
            <text:p>1.069</text:p>
          </table:table-cell>
          <table:table-cell office:value-type="float" office:value="3.325" calcext:value-type="float">
            <text:p>3.325</text:p>
          </table:table-cell>
          <table:table-cell office:value-type="float" office:value="-62.011" calcext:value-type="float">
            <text:p>-62.011</text:p>
          </table:table-cell>
          <table:table-cell office:value-type="float" office:value="-620.628" calcext:value-type="float">
            <text:p>-620.62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67.727" calcext:value-type="float">
            <text:p>67.72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" calcext:value-type="float">
            <text:p>-0.04</text:p>
          </table:table-cell>
          <table:table-cell office:value-type="float" office:value="-1.287" calcext:value-type="float">
            <text:p>-1.287</text:p>
          </table:table-cell>
          <table:table-cell office:value-type="float" office:value="1.217" calcext:value-type="float">
            <text:p>1.217</text:p>
          </table:table-cell>
          <table:table-cell office:value-type="float" office:value="0.684" calcext:value-type="float">
            <text:p>0.684</text:p>
          </table:table-cell>
          <table:table-cell office:value-type="float" office:value="3.325" calcext:value-type="float">
            <text:p>3.325</text:p>
          </table:table-cell>
          <table:table-cell office:value-type="float" office:value="-62.011" calcext:value-type="float">
            <text:p>-62.011</text:p>
          </table:table-cell>
          <table:table-cell office:value-type="float" office:value="-620.628" calcext:value-type="float">
            <text:p>-620.62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7.731" calcext:value-type="float">
            <text:p>67.73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" calcext:value-type="float">
            <text:p>-0.04</text:p>
          </table:table-cell>
          <table:table-cell office:value-type="float" office:value="-1.287" calcext:value-type="float">
            <text:p>-1.287</text:p>
          </table:table-cell>
          <table:table-cell office:value-type="float" office:value="1.217" calcext:value-type="float">
            <text:p>1.217</text:p>
          </table:table-cell>
          <table:table-cell office:value-type="float" office:value="0.684" calcext:value-type="float">
            <text:p>0.684</text:p>
          </table:table-cell>
          <table:table-cell office:value-type="float" office:value="74.917" calcext:value-type="float">
            <text:p>74.917</text:p>
          </table:table-cell>
          <table:table-cell office:value-type="float" office:value="64.078" calcext:value-type="float">
            <text:p>64.078</text:p>
          </table:table-cell>
          <table:table-cell office:value-type="float" office:value="-627.756" calcext:value-type="float">
            <text:p>-627.75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7.736" calcext:value-type="float">
            <text:p>67.7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9" calcext:value-type="float">
            <text:p>-0.049</text:p>
          </table:table-cell>
          <table:table-cell office:value-type="float" office:value="-1.287" calcext:value-type="float">
            <text:p>-1.287</text:p>
          </table:table-cell>
          <table:table-cell office:value-type="float" office:value="1.217" calcext:value-type="float">
            <text:p>1.217</text:p>
          </table:table-cell>
          <table:table-cell office:value-type="float" office:value="-0.156" calcext:value-type="float">
            <text:p>-0.156</text:p>
          </table:table-cell>
          <table:table-cell office:value-type="float" office:value="74.917" calcext:value-type="float">
            <text:p>74.917</text:p>
          </table:table-cell>
          <table:table-cell office:value-type="float" office:value="64.078" calcext:value-type="float">
            <text:p>64.078</text:p>
          </table:table-cell>
          <table:table-cell office:value-type="float" office:value="-627.756" calcext:value-type="float">
            <text:p>-627.75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7.741" calcext:value-type="float">
            <text:p>67.74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9" calcext:value-type="float">
            <text:p>-0.049</text:p>
          </table:table-cell>
          <table:table-cell office:value-type="float" office:value="-1.182" calcext:value-type="float">
            <text:p>-1.182</text:p>
          </table:table-cell>
          <table:table-cell office:value-type="float" office:value="0.78" calcext:value-type="float">
            <text:p>0.78</text:p>
          </table:table-cell>
          <table:table-cell office:value-type="float" office:value="-0.156" calcext:value-type="float">
            <text:p>-0.156</text:p>
          </table:table-cell>
          <table:table-cell office:value-type="float" office:value="74.917" calcext:value-type="float">
            <text:p>74.917</text:p>
          </table:table-cell>
          <table:table-cell office:value-type="float" office:value="64.078" calcext:value-type="float">
            <text:p>64.078</text:p>
          </table:table-cell>
          <table:table-cell office:value-type="float" office:value="-627.756" calcext:value-type="float">
            <text:p>-627.75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67.745" calcext:value-type="float">
            <text:p>67.745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182" calcext:value-type="float">
            <text:p>-1.182</text:p>
          </table:table-cell>
          <table:table-cell office:value-type="float" office:value="0.78" calcext:value-type="float">
            <text:p>0.78</text:p>
          </table:table-cell>
          <table:table-cell office:value-type="float" office:value="-0.156" calcext:value-type="float">
            <text:p>-0.156</text:p>
          </table:table-cell>
          <table:table-cell office:value-type="float" office:value="74.917" calcext:value-type="float">
            <text:p>74.917</text:p>
          </table:table-cell>
          <table:table-cell office:value-type="float" office:value="64.078" calcext:value-type="float">
            <text:p>64.078</text:p>
          </table:table-cell>
          <table:table-cell office:value-type="float" office:value="-627.756" calcext:value-type="float">
            <text:p>-627.75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059" calcext:value-type="float">
            <text:p>-1.059</text:p>
          </table:table-cell>
          <table:table-cell office:value-type="float" office:value="0.762" calcext:value-type="float">
            <text:p>0.762</text:p>
          </table:table-cell>
          <table:table-cell office:value-type="float" office:value="-0.558" calcext:value-type="float">
            <text:p>-0.558</text:p>
          </table:table-cell>
          <table:table-cell office:value-type="float" office:value="79.995" calcext:value-type="float">
            <text:p>79.995</text:p>
          </table:table-cell>
          <table:table-cell office:value-type="float" office:value="29.258" calcext:value-type="float">
            <text:p>29.258</text:p>
          </table:table-cell>
          <table:table-cell office:value-type="float" office:value="-519.57" calcext:value-type="float">
            <text:p>-519.5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67.754" calcext:value-type="float">
            <text:p>67.754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059" calcext:value-type="float">
            <text:p>-1.059</text:p>
          </table:table-cell>
          <table:table-cell office:value-type="float" office:value="0.762" calcext:value-type="float">
            <text:p>0.762</text:p>
          </table:table-cell>
          <table:table-cell office:value-type="float" office:value="-0.558" calcext:value-type="float">
            <text:p>-0.558</text:p>
          </table:table-cell>
          <table:table-cell office:value-type="float" office:value="79.995" calcext:value-type="float">
            <text:p>79.995</text:p>
          </table:table-cell>
          <table:table-cell office:value-type="float" office:value="29.258" calcext:value-type="float">
            <text:p>29.258</text:p>
          </table:table-cell>
          <table:table-cell office:value-type="float" office:value="-519.57" calcext:value-type="float">
            <text:p>-519.5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67.759" calcext:value-type="float">
            <text:p>67.759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928" calcext:value-type="float">
            <text:p>0.928</text:p>
          </table:table-cell>
          <table:table-cell office:value-type="float" office:value="-0.462" calcext:value-type="float">
            <text:p>-0.462</text:p>
          </table:table-cell>
          <table:table-cell office:value-type="float" office:value="79.995" calcext:value-type="float">
            <text:p>79.995</text:p>
          </table:table-cell>
          <table:table-cell office:value-type="float" office:value="29.258" calcext:value-type="float">
            <text:p>29.258</text:p>
          </table:table-cell>
          <table:table-cell office:value-type="float" office:value="-519.57" calcext:value-type="float">
            <text:p>-519.5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67.764" calcext:value-type="float">
            <text:p>67.764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928" calcext:value-type="float">
            <text:p>0.928</text:p>
          </table:table-cell>
          <table:table-cell office:value-type="float" office:value="-0.462" calcext:value-type="float">
            <text:p>-0.462</text:p>
          </table:table-cell>
          <table:table-cell office:value-type="float" office:value="79.995" calcext:value-type="float">
            <text:p>79.995</text:p>
          </table:table-cell>
          <table:table-cell office:value-type="float" office:value="29.258" calcext:value-type="float">
            <text:p>29.258</text:p>
          </table:table-cell>
          <table:table-cell office:value-type="float" office:value="-519.57" calcext:value-type="float">
            <text:p>-519.5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7.768" calcext:value-type="float">
            <text:p>67.76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928" calcext:value-type="float">
            <text:p>0.928</text:p>
          </table:table-cell>
          <table:table-cell office:value-type="float" office:value="-0.462" calcext:value-type="float">
            <text:p>-0.462</text:p>
          </table:table-cell>
          <table:table-cell office:value-type="float" office:value="79.995" calcext:value-type="float">
            <text:p>79.995</text:p>
          </table:table-cell>
          <table:table-cell office:value-type="float" office:value="29.258" calcext:value-type="float">
            <text:p>29.258</text:p>
          </table:table-cell>
          <table:table-cell office:value-type="float" office:value="-470.089" calcext:value-type="float">
            <text:p>-470.08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67.773" calcext:value-type="float">
            <text:p>67.77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876" calcext:value-type="float">
            <text:p>0.876</text:p>
          </table:table-cell>
          <table:table-cell office:value-type="float" office:value="-0.961" calcext:value-type="float">
            <text:p>-0.961</text:p>
          </table:table-cell>
          <table:table-cell office:value-type="float" office:value="117.568" calcext:value-type="float">
            <text:p>117.568</text:p>
          </table:table-cell>
          <table:table-cell office:value-type="float" office:value="-44.601" calcext:value-type="float">
            <text:p>-44.601</text:p>
          </table:table-cell>
          <table:table-cell office:value-type="float" office:value="-470.089" calcext:value-type="float">
            <text:p>-470.0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7.777" calcext:value-type="float">
            <text:p>67.77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876" calcext:value-type="float">
            <text:p>0.876</text:p>
          </table:table-cell>
          <table:table-cell office:value-type="float" office:value="-0.961" calcext:value-type="float">
            <text:p>-0.961</text:p>
          </table:table-cell>
          <table:table-cell office:value-type="float" office:value="117.568" calcext:value-type="float">
            <text:p>117.568</text:p>
          </table:table-cell>
          <table:table-cell office:value-type="float" office:value="-44.601" calcext:value-type="float">
            <text:p>-44.601</text:p>
          </table:table-cell>
          <table:table-cell office:value-type="float" office:value="-470.089" calcext:value-type="float">
            <text:p>-470.08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67.782" calcext:value-type="float">
            <text:p>67.78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66" calcext:value-type="float">
            <text:p>-0.66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363" calcext:value-type="float">
            <text:p>-1.363</text:p>
          </table:table-cell>
          <table:table-cell office:value-type="float" office:value="117.568" calcext:value-type="float">
            <text:p>117.568</text:p>
          </table:table-cell>
          <table:table-cell office:value-type="float" office:value="-44.601" calcext:value-type="float">
            <text:p>-44.601</text:p>
          </table:table-cell>
          <table:table-cell office:value-type="float" office:value="-470.089" calcext:value-type="float">
            <text:p>-470.08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67.787" calcext:value-type="float">
            <text:p>67.787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66" calcext:value-type="float">
            <text:p>-0.66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363" calcext:value-type="float">
            <text:p>-1.363</text:p>
          </table:table-cell>
          <table:table-cell office:value-type="float" office:value="117.568" calcext:value-type="float">
            <text:p>117.568</text:p>
          </table:table-cell>
          <table:table-cell office:value-type="float" office:value="-44.601" calcext:value-type="float">
            <text:p>-44.601</text:p>
          </table:table-cell>
          <table:table-cell office:value-type="float" office:value="-470.089" calcext:value-type="float">
            <text:p>-470.08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67.791" calcext:value-type="float">
            <text:p>67.79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66" calcext:value-type="float">
            <text:p>-0.666</text:p>
          </table:table-cell>
          <table:table-cell office:value-type="float" office:value="1.165" calcext:value-type="float">
            <text:p>1.165</text:p>
          </table:table-cell>
          <table:table-cell office:value-type="float" office:value="-0.935" calcext:value-type="float">
            <text:p>-0.935</text:p>
          </table:table-cell>
          <table:table-cell office:value-type="float" office:value="70.347" calcext:value-type="float">
            <text:p>70.347</text:p>
          </table:table-cell>
          <table:table-cell office:value-type="float" office:value="-91.027" calcext:value-type="float">
            <text:p>-91.027</text:p>
          </table:table-cell>
          <table:table-cell office:value-type="float" office:value="-398.803" calcext:value-type="float">
            <text:p>-398.8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7.796" calcext:value-type="float">
            <text:p>67.796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701" calcext:value-type="float">
            <text:p>-0.7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935" calcext:value-type="float">
            <text:p>-0.935</text:p>
          </table:table-cell>
          <table:table-cell office:value-type="float" office:value="70.347" calcext:value-type="float">
            <text:p>70.347</text:p>
          </table:table-cell>
          <table:table-cell office:value-type="float" office:value="-91.027" calcext:value-type="float">
            <text:p>-91.027</text:p>
          </table:table-cell>
          <table:table-cell office:value-type="float" office:value="-398.803" calcext:value-type="float">
            <text:p>-398.80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701" calcext:value-type="float">
            <text:p>-0.7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935" calcext:value-type="float">
            <text:p>-0.935</text:p>
          </table:table-cell>
          <table:table-cell office:value-type="float" office:value="70.347" calcext:value-type="float">
            <text:p>70.347</text:p>
          </table:table-cell>
          <table:table-cell office:value-type="float" office:value="-91.027" calcext:value-type="float">
            <text:p>-91.027</text:p>
          </table:table-cell>
          <table:table-cell office:value-type="float" office:value="-398.803" calcext:value-type="float">
            <text:p>-398.80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67.805" calcext:value-type="float">
            <text:p>67.805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841" calcext:value-type="float">
            <text:p>-0.84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917" calcext:value-type="float">
            <text:p>-0.917</text:p>
          </table:table-cell>
          <table:table-cell office:value-type="float" office:value="70.347" calcext:value-type="float">
            <text:p>70.347</text:p>
          </table:table-cell>
          <table:table-cell office:value-type="float" office:value="-91.027" calcext:value-type="float">
            <text:p>-91.027</text:p>
          </table:table-cell>
          <table:table-cell office:value-type="float" office:value="-398.803" calcext:value-type="float">
            <text:p>-398.80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7.81" calcext:value-type="float">
            <text:p>67.8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841" calcext:value-type="float">
            <text:p>-0.84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917" calcext:value-type="float">
            <text:p>-0.917</text:p>
          </table:table-cell>
          <table:table-cell office:value-type="float" office:value="70.347" calcext:value-type="float">
            <text:p>70.347</text:p>
          </table:table-cell>
          <table:table-cell office:value-type="float" office:value="-96.83" calcext:value-type="float">
            <text:p>-96.83</text:p>
          </table:table-cell>
          <table:table-cell office:value-type="float" office:value="-230.653" calcext:value-type="float">
            <text:p>-230.65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7.814" calcext:value-type="float">
            <text:p>67.81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797" calcext:value-type="float">
            <text:p>-0.797</text:p>
          </table:table-cell>
          <table:table-cell office:value-type="float" office:value="1.025" calcext:value-type="float">
            <text:p>1.025</text:p>
          </table:table-cell>
          <table:table-cell office:value-type="float" office:value="-1.241" calcext:value-type="float">
            <text:p>-1.241</text:p>
          </table:table-cell>
          <table:table-cell office:value-type="float" office:value="-68.774" calcext:value-type="float">
            <text:p>-68.774</text:p>
          </table:table-cell>
          <table:table-cell office:value-type="float" office:value="-96.83" calcext:value-type="float">
            <text:p>-96.83</text:p>
          </table:table-cell>
          <table:table-cell office:value-type="float" office:value="-230.653" calcext:value-type="float">
            <text:p>-230.65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7.819" calcext:value-type="float">
            <text:p>67.819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797" calcext:value-type="float">
            <text:p>-0.797</text:p>
          </table:table-cell>
          <table:table-cell office:value-type="float" office:value="1.025" calcext:value-type="float">
            <text:p>1.025</text:p>
          </table:table-cell>
          <table:table-cell office:value-type="float" office:value="-1.241" calcext:value-type="float">
            <text:p>-1.241</text:p>
          </table:table-cell>
          <table:table-cell office:value-type="float" office:value="-68.774" calcext:value-type="float">
            <text:p>-68.774</text:p>
          </table:table-cell>
          <table:table-cell office:value-type="float" office:value="-96.83" calcext:value-type="float">
            <text:p>-96.83</text:p>
          </table:table-cell>
          <table:table-cell office:value-type="float" office:value="-230.653" calcext:value-type="float">
            <text:p>-230.65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67.824" calcext:value-type="float">
            <text:p>67.824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797" calcext:value-type="float">
            <text:p>-0.797</text:p>
          </table:table-cell>
          <table:table-cell office:value-type="float" office:value="1.025" calcext:value-type="float">
            <text:p>1.025</text:p>
          </table:table-cell>
          <table:table-cell office:value-type="float" office:value="-1.005" calcext:value-type="float">
            <text:p>-1.005</text:p>
          </table:table-cell>
          <table:table-cell office:value-type="float" office:value="-68.774" calcext:value-type="float">
            <text:p>-68.774</text:p>
          </table:table-cell>
          <table:table-cell office:value-type="float" office:value="-96.83" calcext:value-type="float">
            <text:p>-96.83</text:p>
          </table:table-cell>
          <table:table-cell office:value-type="float" office:value="-230.653" calcext:value-type="float">
            <text:p>-230.65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7.828" calcext:value-type="float">
            <text:p>67.828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648" calcext:value-type="float">
            <text:p>-0.648</text:p>
          </table:table-cell>
          <table:table-cell office:value-type="float" office:value="0.841" calcext:value-type="float">
            <text:p>0.841</text:p>
          </table:table-cell>
          <table:table-cell office:value-type="float" office:value="-1.005" calcext:value-type="float">
            <text:p>-1.005</text:p>
          </table:table-cell>
          <table:table-cell office:value-type="float" office:value="-68.774" calcext:value-type="float">
            <text:p>-68.774</text:p>
          </table:table-cell>
          <table:table-cell office:value-type="float" office:value="-96.83" calcext:value-type="float">
            <text:p>-96.83</text:p>
          </table:table-cell>
          <table:table-cell office:value-type="float" office:value="-230.653" calcext:value-type="float">
            <text:p>-230.65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67.833" calcext:value-type="float">
            <text:p>67.833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648" calcext:value-type="float">
            <text:p>-0.648</text:p>
          </table:table-cell>
          <table:table-cell office:value-type="float" office:value="0.841" calcext:value-type="float">
            <text:p>0.841</text:p>
          </table:table-cell>
          <table:table-cell office:value-type="float" office:value="-1.005" calcext:value-type="float">
            <text:p>-1.005</text:p>
          </table:table-cell>
          <table:table-cell office:value-type="float" office:value="-100.762" calcext:value-type="float">
            <text:p>-100.762</text:p>
          </table:table-cell>
          <table:table-cell office:value-type="float" office:value="-11.364" calcext:value-type="float">
            <text:p>-11.364</text:p>
          </table:table-cell>
          <table:table-cell office:value-type="float" office:value="-95.629" calcext:value-type="float">
            <text:p>-95.6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7.837" calcext:value-type="float">
            <text:p>67.83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52" calcext:value-type="float">
            <text:p>-0.052</text:p>
          </table:table-cell>
          <table:table-cell office:value-type="float" office:value="-1.138" calcext:value-type="float">
            <text:p>-1.138</text:p>
          </table:table-cell>
          <table:table-cell office:value-type="float" office:value="1.06" calcext:value-type="float">
            <text:p>1.06</text:p>
          </table:table-cell>
          <table:table-cell office:value-type="float" office:value="-0.751" calcext:value-type="float">
            <text:p>-0.751</text:p>
          </table:table-cell>
          <table:table-cell office:value-type="float" office:value="-100.762" calcext:value-type="float">
            <text:p>-100.762</text:p>
          </table:table-cell>
          <table:table-cell office:value-type="float" office:value="-11.364" calcext:value-type="float">
            <text:p>-11.364</text:p>
          </table:table-cell>
          <table:table-cell office:value-type="float" office:value="-95.629" calcext:value-type="float">
            <text:p>-95.62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7.842" calcext:value-type="float">
            <text:p>67.84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52" calcext:value-type="float">
            <text:p>-0.052</text:p>
          </table:table-cell>
          <table:table-cell office:value-type="float" office:value="-1.138" calcext:value-type="float">
            <text:p>-1.138</text:p>
          </table:table-cell>
          <table:table-cell office:value-type="float" office:value="1.06" calcext:value-type="float">
            <text:p>1.06</text:p>
          </table:table-cell>
          <table:table-cell office:value-type="float" office:value="-0.751" calcext:value-type="float">
            <text:p>-0.751</text:p>
          </table:table-cell>
          <table:table-cell office:value-type="float" office:value="-100.762" calcext:value-type="float">
            <text:p>-100.762</text:p>
          </table:table-cell>
          <table:table-cell office:value-type="float" office:value="-11.364" calcext:value-type="float">
            <text:p>-11.364</text:p>
          </table:table-cell>
          <table:table-cell office:value-type="float" office:value="-95.629" calcext:value-type="float">
            <text:p>-95.629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67.847" calcext:value-type="float">
            <text:p>67.84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121" calcext:value-type="float">
            <text:p>-1.12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523" calcext:value-type="float">
            <text:p>-0.523</text:p>
          </table:table-cell>
          <table:table-cell office:value-type="float" office:value="-100.762" calcext:value-type="float">
            <text:p>-100.762</text:p>
          </table:table-cell>
          <table:table-cell office:value-type="float" office:value="-11.364" calcext:value-type="float">
            <text:p>-11.364</text:p>
          </table:table-cell>
          <table:table-cell office:value-type="float" office:value="-95.629" calcext:value-type="float">
            <text:p>-95.629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67.851" calcext:value-type="float">
            <text:p>67.85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121" calcext:value-type="float">
            <text:p>-1.12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523" calcext:value-type="float">
            <text:p>-0.523</text:p>
          </table:table-cell>
          <table:table-cell office:value-type="float" office:value="-174.893" calcext:value-type="float">
            <text:p>-174.893</text:p>
          </table:table-cell>
          <table:table-cell office:value-type="float" office:value="46.668" calcext:value-type="float">
            <text:p>46.668</text:p>
          </table:table-cell>
          <table:table-cell office:value-type="float" office:value="-252.877" calcext:value-type="float">
            <text:p>-252.877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67.856" calcext:value-type="float">
            <text:p>67.856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1.121" calcext:value-type="float">
            <text:p>-1.12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74.893" calcext:value-type="float">
            <text:p>-174.893</text:p>
          </table:table-cell>
          <table:table-cell office:value-type="float" office:value="46.668" calcext:value-type="float">
            <text:p>46.668</text:p>
          </table:table-cell>
          <table:table-cell office:value-type="float" office:value="-252.877" calcext:value-type="float">
            <text:p>-252.877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67.861" calcext:value-type="float">
            <text:p>67.861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972" calcext:value-type="float">
            <text:p>-0.972</text:p>
          </table:table-cell>
          <table:table-cell office:value-type="float" office:value="1.068" calcext:value-type="float">
            <text:p>1.06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74.893" calcext:value-type="float">
            <text:p>-174.893</text:p>
          </table:table-cell>
          <table:table-cell office:value-type="float" office:value="46.668" calcext:value-type="float">
            <text:p>46.668</text:p>
          </table:table-cell>
          <table:table-cell office:value-type="float" office:value="-252.877" calcext:value-type="float">
            <text:p>-252.877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67.865" calcext:value-type="float">
            <text:p>67.865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972" calcext:value-type="float">
            <text:p>-0.972</text:p>
          </table:table-cell>
          <table:table-cell office:value-type="float" office:value="1.068" calcext:value-type="float">
            <text:p>1.06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74.893" calcext:value-type="float">
            <text:p>-174.893</text:p>
          </table:table-cell>
          <table:table-cell office:value-type="float" office:value="46.668" calcext:value-type="float">
            <text:p>46.668</text:p>
          </table:table-cell>
          <table:table-cell office:value-type="float" office:value="-252.877" calcext:value-type="float">
            <text:p>-252.877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67.87" calcext:value-type="float">
            <text:p>67.8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867" calcext:value-type="float">
            <text:p>-0.8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229" calcext:value-type="float">
            <text:p>0.229</text:p>
          </table:table-cell>
          <table:table-cell office:value-type="float" office:value="-174.893" calcext:value-type="float">
            <text:p>-174.893</text:p>
          </table:table-cell>
          <table:table-cell office:value-type="float" office:value="46.668" calcext:value-type="float">
            <text:p>46.668</text:p>
          </table:table-cell>
          <table:table-cell office:value-type="float" office:value="-252.877" calcext:value-type="float">
            <text:p>-252.87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67.875" calcext:value-type="float">
            <text:p>67.87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867" calcext:value-type="float">
            <text:p>-0.8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229" calcext:value-type="float">
            <text:p>0.229</text:p>
          </table:table-cell>
          <table:table-cell office:value-type="float" office:value="-419.626" calcext:value-type="float">
            <text:p>-419.626</text:p>
          </table:table-cell>
          <table:table-cell office:value-type="float" office:value="64.605" calcext:value-type="float">
            <text:p>64.605</text:p>
          </table:table-cell>
          <table:table-cell office:value-type="float" office:value="-445.768" calcext:value-type="float">
            <text:p>-445.768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67.879" calcext:value-type="float">
            <text:p>67.879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36" calcext:value-type="float">
            <text:p>-0.036</text:p>
          </table:table-cell>
          <table:table-cell office:value-type="float" office:value="-1.156" calcext:value-type="float">
            <text:p>-1.156</text:p>
          </table:table-cell>
          <table:table-cell office:value-type="float" office:value="1.156" calcext:value-type="float">
            <text:p>1.156</text:p>
          </table:table-cell>
          <table:table-cell office:value-type="float" office:value="0.492" calcext:value-type="float">
            <text:p>0.492</text:p>
          </table:table-cell>
          <table:table-cell office:value-type="float" office:value="-419.626" calcext:value-type="float">
            <text:p>-419.626</text:p>
          </table:table-cell>
          <table:table-cell office:value-type="float" office:value="64.605" calcext:value-type="float">
            <text:p>64.605</text:p>
          </table:table-cell>
          <table:table-cell office:value-type="float" office:value="-445.768" calcext:value-type="float">
            <text:p>-445.768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67.884" calcext:value-type="float">
            <text:p>67.884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36" calcext:value-type="float">
            <text:p>-0.036</text:p>
          </table:table-cell>
          <table:table-cell office:value-type="float" office:value="-1.156" calcext:value-type="float">
            <text:p>-1.156</text:p>
          </table:table-cell>
          <table:table-cell office:value-type="float" office:value="1.156" calcext:value-type="float">
            <text:p>1.156</text:p>
          </table:table-cell>
          <table:table-cell office:value-type="float" office:value="0.492" calcext:value-type="float">
            <text:p>0.492</text:p>
          </table:table-cell>
          <table:table-cell office:value-type="float" office:value="-419.626" calcext:value-type="float">
            <text:p>-419.626</text:p>
          </table:table-cell>
          <table:table-cell office:value-type="float" office:value="64.605" calcext:value-type="float">
            <text:p>64.605</text:p>
          </table:table-cell>
          <table:table-cell office:value-type="float" office:value="-445.768" calcext:value-type="float">
            <text:p>-445.76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67.888" calcext:value-type="float">
            <text:p>67.88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156" calcext:value-type="float">
            <text:p>-1.156</text:p>
          </table:table-cell>
          <table:table-cell office:value-type="float" office:value="1.156" calcext:value-type="float">
            <text:p>1.156</text:p>
          </table:table-cell>
          <table:table-cell office:value-type="float" office:value="0.492" calcext:value-type="float">
            <text:p>0.492</text:p>
          </table:table-cell>
          <table:table-cell office:value-type="float" office:value="-419.626" calcext:value-type="float">
            <text:p>-419.626</text:p>
          </table:table-cell>
          <table:table-cell office:value-type="float" office:value="64.605" calcext:value-type="float">
            <text:p>64.605</text:p>
          </table:table-cell>
          <table:table-cell office:value-type="float" office:value="-445.768" calcext:value-type="float">
            <text:p>-445.76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7.893" calcext:value-type="float">
            <text:p>67.89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928" calcext:value-type="float">
            <text:p>-0.928</text:p>
          </table:table-cell>
          <table:table-cell office:value-type="float" office:value="1.007" calcext:value-type="float">
            <text:p>1.007</text:p>
          </table:table-cell>
          <table:table-cell office:value-type="float" office:value="0.483" calcext:value-type="float">
            <text:p>0.483</text:p>
          </table:table-cell>
          <table:table-cell office:value-type="float" office:value="-404.901" calcext:value-type="float">
            <text:p>-404.901</text:p>
          </table:table-cell>
          <table:table-cell office:value-type="float" office:value="-17.168" calcext:value-type="float">
            <text:p>-17.168</text:p>
          </table:table-cell>
          <table:table-cell office:value-type="float" office:value="-325.001" calcext:value-type="float">
            <text:p>-325.00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67.898" calcext:value-type="float">
            <text:p>67.89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928" calcext:value-type="float">
            <text:p>-0.928</text:p>
          </table:table-cell>
          <table:table-cell office:value-type="float" office:value="1.007" calcext:value-type="float">
            <text:p>1.007</text:p>
          </table:table-cell>
          <table:table-cell office:value-type="float" office:value="0.483" calcext:value-type="float">
            <text:p>0.483</text:p>
          </table:table-cell>
          <table:table-cell office:value-type="float" office:value="-404.901" calcext:value-type="float">
            <text:p>-404.901</text:p>
          </table:table-cell>
          <table:table-cell office:value-type="float" office:value="-17.168" calcext:value-type="float">
            <text:p>-17.168</text:p>
          </table:table-cell>
          <table:table-cell office:value-type="float" office:value="-325.001" calcext:value-type="float">
            <text:p>-325.001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67.902" calcext:value-type="float">
            <text:p>67.902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788" calcext:value-type="float">
            <text:p>-0.788</text:p>
          </table:table-cell>
          <table:table-cell office:value-type="float" office:value="1.243" calcext:value-type="float">
            <text:p>1.243</text:p>
          </table:table-cell>
          <table:table-cell office:value-type="float" office:value="0.597" calcext:value-type="float">
            <text:p>0.597</text:p>
          </table:table-cell>
          <table:table-cell office:value-type="float" office:value="-404.901" calcext:value-type="float">
            <text:p>-404.901</text:p>
          </table:table-cell>
          <table:table-cell office:value-type="float" office:value="-17.168" calcext:value-type="float">
            <text:p>-17.168</text:p>
          </table:table-cell>
          <table:table-cell office:value-type="float" office:value="-325.001" calcext:value-type="float">
            <text:p>-325.001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67.907" calcext:value-type="float">
            <text:p>67.907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788" calcext:value-type="float">
            <text:p>-0.788</text:p>
          </table:table-cell>
          <table:table-cell office:value-type="float" office:value="1.243" calcext:value-type="float">
            <text:p>1.243</text:p>
          </table:table-cell>
          <table:table-cell office:value-type="float" office:value="0.597" calcext:value-type="float">
            <text:p>0.597</text:p>
          </table:table-cell>
          <table:table-cell office:value-type="float" office:value="-404.901" calcext:value-type="float">
            <text:p>-404.901</text:p>
          </table:table-cell>
          <table:table-cell office:value-type="float" office:value="-17.168" calcext:value-type="float">
            <text:p>-17.168</text:p>
          </table:table-cell>
          <table:table-cell office:value-type="float" office:value="-325.001" calcext:value-type="float">
            <text:p>-325.001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67.912" calcext:value-type="float">
            <text:p>67.91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753" calcext:value-type="float">
            <text:p>-0.753</text:p>
          </table:table-cell>
          <table:table-cell office:value-type="float" office:value="1.375" calcext:value-type="float">
            <text:p>1.375</text:p>
          </table:table-cell>
          <table:table-cell office:value-type="float" office:value="0.754" calcext:value-type="float">
            <text:p>0.754</text:p>
          </table:table-cell>
          <table:table-cell office:value-type="float" office:value="-404.901" calcext:value-type="float">
            <text:p>-404.901</text:p>
          </table:table-cell>
          <table:table-cell office:value-type="float" office:value="-17.168" calcext:value-type="float">
            <text:p>-17.168</text:p>
          </table:table-cell>
          <table:table-cell office:value-type="float" office:value="-325.001" calcext:value-type="float">
            <text:p>-325.001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67.916" calcext:value-type="float">
            <text:p>67.91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753" calcext:value-type="float">
            <text:p>-0.753</text:p>
          </table:table-cell>
          <table:table-cell office:value-type="float" office:value="1.375" calcext:value-type="float">
            <text:p>1.375</text:p>
          </table:table-cell>
          <table:table-cell office:value-type="float" office:value="0.754" calcext:value-type="float">
            <text:p>0.754</text:p>
          </table:table-cell>
          <table:table-cell office:value-type="float" office:value="-205.358" calcext:value-type="float">
            <text:p>-205.358</text:p>
          </table:table-cell>
          <table:table-cell office:value-type="float" office:value="44.03" calcext:value-type="float">
            <text:p>44.03</text:p>
          </table:table-cell>
          <table:table-cell office:value-type="float" office:value="-52.019" calcext:value-type="float">
            <text:p>-52.01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67.921" calcext:value-type="float">
            <text:p>67.92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753" calcext:value-type="float">
            <text:p>-0.753</text:p>
          </table:table-cell>
          <table:table-cell office:value-type="float" office:value="1.375" calcext:value-type="float">
            <text:p>1.375</text:p>
          </table:table-cell>
          <table:table-cell office:value-type="float" office:value="0.754" calcext:value-type="float">
            <text:p>0.754</text:p>
          </table:table-cell>
          <table:table-cell office:value-type="float" office:value="-205.358" calcext:value-type="float">
            <text:p>-205.358</text:p>
          </table:table-cell>
          <table:table-cell office:value-type="float" office:value="44.03" calcext:value-type="float">
            <text:p>44.03</text:p>
          </table:table-cell>
          <table:table-cell office:value-type="float" office:value="-52.019" calcext:value-type="float">
            <text:p>-52.019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7.926" calcext:value-type="float">
            <text:p>67.926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849" calcext:value-type="float">
            <text:p>-0.849</text:p>
          </table:table-cell>
          <table:table-cell office:value-type="float" office:value="1.322" calcext:value-type="float">
            <text:p>1.322</text:p>
          </table:table-cell>
          <table:table-cell office:value-type="float" office:value="0.781" calcext:value-type="float">
            <text:p>0.781</text:p>
          </table:table-cell>
          <table:table-cell office:value-type="float" office:value="-205.358" calcext:value-type="float">
            <text:p>-205.358</text:p>
          </table:table-cell>
          <table:table-cell office:value-type="float" office:value="44.03" calcext:value-type="float">
            <text:p>44.03</text:p>
          </table:table-cell>
          <table:table-cell office:value-type="float" office:value="-52.019" calcext:value-type="float">
            <text:p>-52.01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7.93" calcext:value-type="float">
            <text:p>67.9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849" calcext:value-type="float">
            <text:p>-0.849</text:p>
          </table:table-cell>
          <table:table-cell office:value-type="float" office:value="1.322" calcext:value-type="float">
            <text:p>1.322</text:p>
          </table:table-cell>
          <table:table-cell office:value-type="float" office:value="0.781" calcext:value-type="float">
            <text:p>0.781</text:p>
          </table:table-cell>
          <table:table-cell office:value-type="float" office:value="-205.358" calcext:value-type="float">
            <text:p>-205.358</text:p>
          </table:table-cell>
          <table:table-cell office:value-type="float" office:value="44.03" calcext:value-type="float">
            <text:p>44.03</text:p>
          </table:table-cell>
          <table:table-cell office:value-type="float" office:value="-52.019" calcext:value-type="float">
            <text:p>-52.01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7.935" calcext:value-type="float">
            <text:p>67.935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92" calcext:value-type="float">
            <text:p>0.92</text:p>
          </table:table-cell>
          <table:table-cell office:value-type="float" office:value="0.737" calcext:value-type="float">
            <text:p>0.737</text:p>
          </table:table-cell>
          <table:table-cell office:value-type="float" office:value="-83.499" calcext:value-type="float">
            <text:p>-83.499</text:p>
          </table:table-cell>
          <table:table-cell office:value-type="float" office:value="134.244" calcext:value-type="float">
            <text:p>134.244</text:p>
          </table:table-cell>
          <table:table-cell office:value-type="float" office:value="-174.043" calcext:value-type="float">
            <text:p>-174.04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7.939" calcext:value-type="float">
            <text:p>67.93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92" calcext:value-type="float">
            <text:p>0.92</text:p>
          </table:table-cell>
          <table:table-cell office:value-type="float" office:value="0.737" calcext:value-type="float">
            <text:p>0.737</text:p>
          </table:table-cell>
          <table:table-cell office:value-type="float" office:value="-83.499" calcext:value-type="float">
            <text:p>-83.499</text:p>
          </table:table-cell>
          <table:table-cell office:value-type="float" office:value="134.244" calcext:value-type="float">
            <text:p>134.244</text:p>
          </table:table-cell>
          <table:table-cell office:value-type="float" office:value="-174.043" calcext:value-type="float">
            <text:p>-174.043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67.945" calcext:value-type="float">
            <text:p>67.94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744" calcext:value-type="float">
            <text:p>-0.744</text:p>
          </table:table-cell>
          <table:table-cell office:value-type="float" office:value="1.103" calcext:value-type="float">
            <text:p>1.103</text:p>
          </table:table-cell>
          <table:table-cell office:value-type="float" office:value="0.474" calcext:value-type="float">
            <text:p>0.474</text:p>
          </table:table-cell>
          <table:table-cell office:value-type="float" office:value="-83.499" calcext:value-type="float">
            <text:p>-83.499</text:p>
          </table:table-cell>
          <table:table-cell office:value-type="float" office:value="134.244" calcext:value-type="float">
            <text:p>134.244</text:p>
          </table:table-cell>
          <table:table-cell office:value-type="float" office:value="-174.043" calcext:value-type="float">
            <text:p>-174.04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67.949" calcext:value-type="float">
            <text:p>67.94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744" calcext:value-type="float">
            <text:p>-0.744</text:p>
          </table:table-cell>
          <table:table-cell office:value-type="float" office:value="1.103" calcext:value-type="float">
            <text:p>1.103</text:p>
          </table:table-cell>
          <table:table-cell office:value-type="float" office:value="0.474" calcext:value-type="float">
            <text:p>0.474</text:p>
          </table:table-cell>
          <table:table-cell office:value-type="float" office:value="-83.499" calcext:value-type="float">
            <text:p>-83.499</text:p>
          </table:table-cell>
          <table:table-cell office:value-type="float" office:value="134.244" calcext:value-type="float">
            <text:p>134.244</text:p>
          </table:table-cell>
          <table:table-cell office:value-type="float" office:value="-174.043" calcext:value-type="float">
            <text:p>-174.04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7.954" calcext:value-type="float">
            <text:p>67.954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744" calcext:value-type="float">
            <text:p>-0.744</text:p>
          </table:table-cell>
          <table:table-cell office:value-type="float" office:value="1.103" calcext:value-type="float">
            <text:p>1.103</text:p>
          </table:table-cell>
          <table:table-cell office:value-type="float" office:value="0.474" calcext:value-type="float">
            <text:p>0.474</text:p>
          </table:table-cell>
          <table:table-cell office:value-type="float" office:value="-83.499" calcext:value-type="float">
            <text:p>-83.499</text:p>
          </table:table-cell>
          <table:table-cell office:value-type="float" office:value="155.347" calcext:value-type="float">
            <text:p>155.347</text:p>
          </table:table-cell>
          <table:table-cell office:value-type="float" office:value="-306.97" calcext:value-type="float">
            <text:p>-306.9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67.959" calcext:value-type="float">
            <text:p>67.959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744" calcext:value-type="float">
            <text:p>-0.744</text:p>
          </table:table-cell>
          <table:table-cell office:value-type="float" office:value="1.436" calcext:value-type="float">
            <text:p>1.436</text:p>
          </table:table-cell>
          <table:table-cell office:value-type="float" office:value="0.308" calcext:value-type="float">
            <text:p>0.308</text:p>
          </table:table-cell>
          <table:table-cell office:value-type="float" office:value="148.032" calcext:value-type="float">
            <text:p>148.032</text:p>
          </table:table-cell>
          <table:table-cell office:value-type="float" office:value="155.347" calcext:value-type="float">
            <text:p>155.347</text:p>
          </table:table-cell>
          <table:table-cell office:value-type="float" office:value="-306.97" calcext:value-type="float">
            <text:p>-306.9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67.963" calcext:value-type="float">
            <text:p>67.963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744" calcext:value-type="float">
            <text:p>-0.744</text:p>
          </table:table-cell>
          <table:table-cell office:value-type="float" office:value="1.436" calcext:value-type="float">
            <text:p>1.436</text:p>
          </table:table-cell>
          <table:table-cell office:value-type="float" office:value="0.308" calcext:value-type="float">
            <text:p>0.308</text:p>
          </table:table-cell>
          <table:table-cell office:value-type="float" office:value="148.032" calcext:value-type="float">
            <text:p>148.032</text:p>
          </table:table-cell>
          <table:table-cell office:value-type="float" office:value="155.347" calcext:value-type="float">
            <text:p>155.347</text:p>
          </table:table-cell>
          <table:table-cell office:value-type="float" office:value="-306.97" calcext:value-type="float">
            <text:p>-306.9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7.968" calcext:value-type="float">
            <text:p>67.968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6" calcext:value-type="float">
            <text:p>-0.056</text:p>
          </table:table-cell>
          <table:table-cell office:value-type="float" office:value="-1.164" calcext:value-type="float">
            <text:p>-1.164</text:p>
          </table:table-cell>
          <table:table-cell office:value-type="float" office:value="1.095" calcext:value-type="float">
            <text:p>1.095</text:p>
          </table:table-cell>
          <table:table-cell office:value-type="float" office:value="-0.147" calcext:value-type="float">
            <text:p>-0.147</text:p>
          </table:table-cell>
          <table:table-cell office:value-type="float" office:value="148.032" calcext:value-type="float">
            <text:p>148.032</text:p>
          </table:table-cell>
          <table:table-cell office:value-type="float" office:value="155.347" calcext:value-type="float">
            <text:p>155.347</text:p>
          </table:table-cell>
          <table:table-cell office:value-type="float" office:value="-306.97" calcext:value-type="float">
            <text:p>-306.9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7.973" calcext:value-type="float">
            <text:p>67.97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1.164" calcext:value-type="float">
            <text:p>-1.164</text:p>
          </table:table-cell>
          <table:table-cell office:value-type="float" office:value="1.095" calcext:value-type="float">
            <text:p>1.095</text:p>
          </table:table-cell>
          <table:table-cell office:value-type="float" office:value="-0.147" calcext:value-type="float">
            <text:p>-0.147</text:p>
          </table:table-cell>
          <table:table-cell office:value-type="float" office:value="148.032" calcext:value-type="float">
            <text:p>148.032</text:p>
          </table:table-cell>
          <table:table-cell office:value-type="float" office:value="155.347" calcext:value-type="float">
            <text:p>155.347</text:p>
          </table:table-cell>
          <table:table-cell office:value-type="float" office:value="-306.97" calcext:value-type="float">
            <text:p>-306.9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67.977" calcext:value-type="float">
            <text:p>67.977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911" calcext:value-type="float">
            <text:p>-0.911</text:p>
          </table:table-cell>
          <table:table-cell office:value-type="float" office:value="0.736" calcext:value-type="float">
            <text:p>0.736</text:p>
          </table:table-cell>
          <table:table-cell office:value-type="float" office:value="0.203" calcext:value-type="float">
            <text:p>0.203</text:p>
          </table:table-cell>
          <table:table-cell office:value-type="float" office:value="324.219" calcext:value-type="float">
            <text:p>324.219</text:p>
          </table:table-cell>
          <table:table-cell office:value-type="float" office:value="116.835" calcext:value-type="float">
            <text:p>116.835</text:p>
          </table:table-cell>
          <table:table-cell office:value-type="float" office:value="-373.644" calcext:value-type="float">
            <text:p>-373.64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7.982" calcext:value-type="float">
            <text:p>67.982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" calcext:value-type="float">
            <text:p>0.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911" calcext:value-type="float">
            <text:p>-0.911</text:p>
          </table:table-cell>
          <table:table-cell office:value-type="float" office:value="0.736" calcext:value-type="float">
            <text:p>0.736</text:p>
          </table:table-cell>
          <table:table-cell office:value-type="float" office:value="0.203" calcext:value-type="float">
            <text:p>0.203</text:p>
          </table:table-cell>
          <table:table-cell office:value-type="float" office:value="324.219" calcext:value-type="float">
            <text:p>324.219</text:p>
          </table:table-cell>
          <table:table-cell office:value-type="float" office:value="116.835" calcext:value-type="float">
            <text:p>116.835</text:p>
          </table:table-cell>
          <table:table-cell office:value-type="float" office:value="-373.644" calcext:value-type="float">
            <text:p>-373.64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67.986" calcext:value-type="float">
            <text:p>67.986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" calcext:value-type="float">
            <text:p>0.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911" calcext:value-type="float">
            <text:p>-0.911</text:p>
          </table:table-cell>
          <table:table-cell office:value-type="float" office:value="0.736" calcext:value-type="float">
            <text:p>0.736</text:p>
          </table:table-cell>
          <table:table-cell office:value-type="float" office:value="0.203" calcext:value-type="float">
            <text:p>0.203</text:p>
          </table:table-cell>
          <table:table-cell office:value-type="float" office:value="324.219" calcext:value-type="float">
            <text:p>324.219</text:p>
          </table:table-cell>
          <table:table-cell office:value-type="float" office:value="116.835" calcext:value-type="float">
            <text:p>116.835</text:p>
          </table:table-cell>
          <table:table-cell office:value-type="float" office:value="-373.644" calcext:value-type="float">
            <text:p>-373.64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67.991" calcext:value-type="float">
            <text:p>67.991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998" calcext:value-type="float">
            <text:p>-0.998</text:p>
          </table:table-cell>
          <table:table-cell office:value-type="float" office:value="1.112" calcext:value-type="float">
            <text:p>1.112</text:p>
          </table:table-cell>
          <table:table-cell office:value-type="float" office:value="-0.322" calcext:value-type="float">
            <text:p>-0.322</text:p>
          </table:table-cell>
          <table:table-cell office:value-type="float" office:value="324.219" calcext:value-type="float">
            <text:p>324.219</text:p>
          </table:table-cell>
          <table:table-cell office:value-type="float" office:value="116.835" calcext:value-type="float">
            <text:p>116.835</text:p>
          </table:table-cell>
          <table:table-cell office:value-type="float" office:value="-373.644" calcext:value-type="float">
            <text:p>-373.64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7.996" calcext:value-type="float">
            <text:p>67.996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998" calcext:value-type="float">
            <text:p>-0.998</text:p>
          </table:table-cell>
          <table:table-cell office:value-type="float" office:value="1.112" calcext:value-type="float">
            <text:p>1.112</text:p>
          </table:table-cell>
          <table:table-cell office:value-type="float" office:value="-0.322" calcext:value-type="float">
            <text:p>-0.322</text:p>
          </table:table-cell>
          <table:table-cell office:value-type="float" office:value="258.213" calcext:value-type="float">
            <text:p>258.213</text:p>
          </table:table-cell>
          <table:table-cell office:value-type="float" office:value="178.56" calcext:value-type="float">
            <text:p>178.56</text:p>
          </table:table-cell>
          <table:table-cell office:value-type="float" office:value="-300.261" calcext:value-type="float">
            <text:p>-300.26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6" calcext:value-type="float">
            <text:p>-0.046</text:p>
          </table:table-cell>
          <table:table-cell office:value-type="float" office:value="-1.016" calcext:value-type="float">
            <text:p>-1.016</text:p>
          </table:table-cell>
          <table:table-cell office:value-type="float" office:value="1.226" calcext:value-type="float">
            <text:p>1.226</text:p>
          </table:table-cell>
          <table:table-cell office:value-type="float" office:value="-0.357" calcext:value-type="float">
            <text:p>-0.357</text:p>
          </table:table-cell>
          <table:table-cell office:value-type="float" office:value="258.213" calcext:value-type="float">
            <text:p>258.213</text:p>
          </table:table-cell>
          <table:table-cell office:value-type="float" office:value="178.56" calcext:value-type="float">
            <text:p>178.56</text:p>
          </table:table-cell>
          <table:table-cell office:value-type="float" office:value="-300.261" calcext:value-type="float">
            <text:p>-300.26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68.005" calcext:value-type="float">
            <text:p>68.005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6" calcext:value-type="float">
            <text:p>-0.046</text:p>
          </table:table-cell>
          <table:table-cell office:value-type="float" office:value="-1.016" calcext:value-type="float">
            <text:p>-1.016</text:p>
          </table:table-cell>
          <table:table-cell office:value-type="float" office:value="1.226" calcext:value-type="float">
            <text:p>1.226</text:p>
          </table:table-cell>
          <table:table-cell office:value-type="float" office:value="-0.357" calcext:value-type="float">
            <text:p>-0.357</text:p>
          </table:table-cell>
          <table:table-cell office:value-type="float" office:value="258.213" calcext:value-type="float">
            <text:p>258.213</text:p>
          </table:table-cell>
          <table:table-cell office:value-type="float" office:value="178.56" calcext:value-type="float">
            <text:p>178.56</text:p>
          </table:table-cell>
          <table:table-cell office:value-type="float" office:value="-300.261" calcext:value-type="float">
            <text:p>-300.26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8.01" calcext:value-type="float">
            <text:p>68.01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6" calcext:value-type="float">
            <text:p>-0.046</text:p>
          </table:table-cell>
          <table:table-cell office:value-type="float" office:value="1.224" calcext:value-type="float">
            <text:p>1.224</text:p>
          </table:table-cell>
          <table:table-cell office:value-type="float" office:value="1.103" calcext:value-type="float">
            <text:p>1.103</text:p>
          </table:table-cell>
          <table:table-cell office:value-type="float" office:value="-0.41" calcext:value-type="float">
            <text:p>-0.41</text:p>
          </table:table-cell>
          <table:table-cell office:value-type="float" office:value="258.213" calcext:value-type="float">
            <text:p>258.213</text:p>
          </table:table-cell>
          <table:table-cell office:value-type="float" office:value="178.56" calcext:value-type="float">
            <text:p>178.56</text:p>
          </table:table-cell>
          <table:table-cell office:value-type="float" office:value="-300.261" calcext:value-type="float">
            <text:p>-300.26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68.014" calcext:value-type="float">
            <text:p>68.014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561" calcext:value-type="float">
            <text:p>-0.56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41" calcext:value-type="float">
            <text:p>-0.41</text:p>
          </table:table-cell>
          <table:table-cell office:value-type="float" office:value="258.213" calcext:value-type="float">
            <text:p>258.213</text:p>
          </table:table-cell>
          <table:table-cell office:value-type="float" office:value="178.56" calcext:value-type="float">
            <text:p>178.56</text:p>
          </table:table-cell>
          <table:table-cell office:value-type="float" office:value="-300.261" calcext:value-type="float">
            <text:p>-300.26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68.019" calcext:value-type="float">
            <text:p>68.019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561" calcext:value-type="float">
            <text:p>-0.56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41" calcext:value-type="float">
            <text:p>-0.41</text:p>
          </table:table-cell>
          <table:table-cell office:value-type="float" office:value="-58.62" calcext:value-type="float">
            <text:p>-58.62</text:p>
          </table:table-cell>
          <table:table-cell office:value-type="float" office:value="198.08" calcext:value-type="float">
            <text:p>198.08</text:p>
          </table:table-cell>
          <table:table-cell office:value-type="float" office:value="-289.359" calcext:value-type="float">
            <text:p>-289.35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8.024" calcext:value-type="float">
            <text:p>68.024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53" calcext:value-type="float">
            <text:p>-0.753</text:p>
          </table:table-cell>
          <table:table-cell office:value-type="float" office:value="1.558" calcext:value-type="float">
            <text:p>1.558</text:p>
          </table:table-cell>
          <table:table-cell office:value-type="float" office:value="-0.199" calcext:value-type="float">
            <text:p>-0.199</text:p>
          </table:table-cell>
          <table:table-cell office:value-type="float" office:value="-58.62" calcext:value-type="float">
            <text:p>-58.62</text:p>
          </table:table-cell>
          <table:table-cell office:value-type="float" office:value="198.08" calcext:value-type="float">
            <text:p>198.08</text:p>
          </table:table-cell>
          <table:table-cell office:value-type="float" office:value="-289.359" calcext:value-type="float">
            <text:p>-289.35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8.028" calcext:value-type="float">
            <text:p>68.028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53" calcext:value-type="float">
            <text:p>-0.753</text:p>
          </table:table-cell>
          <table:table-cell office:value-type="float" office:value="1.558" calcext:value-type="float">
            <text:p>1.558</text:p>
          </table:table-cell>
          <table:table-cell office:value-type="float" office:value="-0.199" calcext:value-type="float">
            <text:p>-0.199</text:p>
          </table:table-cell>
          <table:table-cell office:value-type="float" office:value="-58.62" calcext:value-type="float">
            <text:p>-58.62</text:p>
          </table:table-cell>
          <table:table-cell office:value-type="float" office:value="198.08" calcext:value-type="float">
            <text:p>198.08</text:p>
          </table:table-cell>
          <table:table-cell office:value-type="float" office:value="-289.359" calcext:value-type="float">
            <text:p>-289.35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8.033" calcext:value-type="float">
            <text:p>68.033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164" calcext:value-type="float">
            <text:p>-1.164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18" calcext:value-type="float">
            <text:p>-0.418</text:p>
          </table:table-cell>
          <table:table-cell office:value-type="float" office:value="-58.62" calcext:value-type="float">
            <text:p>-58.62</text:p>
          </table:table-cell>
          <table:table-cell office:value-type="float" office:value="198.08" calcext:value-type="float">
            <text:p>198.08</text:p>
          </table:table-cell>
          <table:table-cell office:value-type="float" office:value="-289.359" calcext:value-type="float">
            <text:p>-289.35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037" calcext:value-type="float">
            <text:p>68.03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164" calcext:value-type="float">
            <text:p>-1.164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18" calcext:value-type="float">
            <text:p>-0.418</text:p>
          </table:table-cell>
          <table:table-cell office:value-type="float" office:value="-309.445" calcext:value-type="float">
            <text:p>-309.445</text:p>
          </table:table-cell>
          <table:table-cell office:value-type="float" office:value="163.261" calcext:value-type="float">
            <text:p>163.261</text:p>
          </table:table-cell>
          <table:table-cell office:value-type="float" office:value="-174.882" calcext:value-type="float">
            <text:p>-174.88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042" calcext:value-type="float">
            <text:p>68.042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164" calcext:value-type="float">
            <text:p>-1.164</text:p>
          </table:table-cell>
          <table:table-cell office:value-type="float" office:value="1.287" calcext:value-type="float">
            <text:p>1.287</text:p>
          </table:table-cell>
          <table:table-cell office:value-type="float" office:value="-0.698" calcext:value-type="float">
            <text:p>-0.698</text:p>
          </table:table-cell>
          <table:table-cell office:value-type="float" office:value="-309.445" calcext:value-type="float">
            <text:p>-309.445</text:p>
          </table:table-cell>
          <table:table-cell office:value-type="float" office:value="163.261" calcext:value-type="float">
            <text:p>163.261</text:p>
          </table:table-cell>
          <table:table-cell office:value-type="float" office:value="-174.882" calcext:value-type="float">
            <text:p>-174.88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8.047" calcext:value-type="float">
            <text:p>68.047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972" calcext:value-type="float">
            <text:p>-0.972</text:p>
          </table:table-cell>
          <table:table-cell office:value-type="float" office:value="1.13" calcext:value-type="float">
            <text:p>1.13</text:p>
          </table:table-cell>
          <table:table-cell office:value-type="float" office:value="-0.698" calcext:value-type="float">
            <text:p>-0.698</text:p>
          </table:table-cell>
          <table:table-cell office:value-type="float" office:value="-309.445" calcext:value-type="float">
            <text:p>-309.445</text:p>
          </table:table-cell>
          <table:table-cell office:value-type="float" office:value="163.261" calcext:value-type="float">
            <text:p>163.261</text:p>
          </table:table-cell>
          <table:table-cell office:value-type="float" office:value="-174.882" calcext:value-type="float">
            <text:p>-174.88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051" calcext:value-type="float">
            <text:p>68.051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972" calcext:value-type="float">
            <text:p>-0.972</text:p>
          </table:table-cell>
          <table:table-cell office:value-type="float" office:value="1.13" calcext:value-type="float">
            <text:p>1.13</text:p>
          </table:table-cell>
          <table:table-cell office:value-type="float" office:value="-0.698" calcext:value-type="float">
            <text:p>-0.698</text:p>
          </table:table-cell>
          <table:table-cell office:value-type="float" office:value="-309.445" calcext:value-type="float">
            <text:p>-309.445</text:p>
          </table:table-cell>
          <table:table-cell office:value-type="float" office:value="163.261" calcext:value-type="float">
            <text:p>163.261</text:p>
          </table:table-cell>
          <table:table-cell office:value-type="float" office:value="-174.882" calcext:value-type="float">
            <text:p>-174.88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68.056" calcext:value-type="float">
            <text:p>68.056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998" calcext:value-type="float">
            <text:p>-0.998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1" calcext:value-type="float">
            <text:p>-0.331</text:p>
          </table:table-cell>
          <table:table-cell office:value-type="float" office:value="-309.445" calcext:value-type="float">
            <text:p>-309.445</text:p>
          </table:table-cell>
          <table:table-cell office:value-type="float" office:value="163.261" calcext:value-type="float">
            <text:p>163.261</text:p>
          </table:table-cell>
          <table:table-cell office:value-type="float" office:value="-67.534" calcext:value-type="float">
            <text:p>-67.53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8.061" calcext:value-type="float">
            <text:p>68.061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998" calcext:value-type="float">
            <text:p>-0.998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1" calcext:value-type="float">
            <text:p>-0.331</text:p>
          </table:table-cell>
          <table:table-cell office:value-type="float" office:value="-30.694" calcext:value-type="float">
            <text:p>-30.694</text:p>
          </table:table-cell>
          <table:table-cell office:value-type="float" office:value="15.542" calcext:value-type="float">
            <text:p>15.542</text:p>
          </table:table-cell>
          <table:table-cell office:value-type="float" office:value="-118.273" calcext:value-type="float">
            <text:p>-118.27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68.065" calcext:value-type="float">
            <text:p>68.065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2" calcext:value-type="float">
            <text:p>0.02</text:p>
          </table:table-cell>
          <table:table-cell office:value-type="float" office:value="-0.049" calcext:value-type="float">
            <text:p>-0.049</text:p>
          </table:table-cell>
          <table:table-cell office:value-type="float" office:value="-1.024" calcext:value-type="float">
            <text:p>-1.024</text:p>
          </table:table-cell>
          <table:table-cell office:value-type="float" office:value="1.488" calcext:value-type="float">
            <text:p>1.488</text:p>
          </table:table-cell>
          <table:table-cell office:value-type="float" office:value="-0.182" calcext:value-type="float">
            <text:p>-0.182</text:p>
          </table:table-cell>
          <table:table-cell office:value-type="float" office:value="-30.694" calcext:value-type="float">
            <text:p>-30.694</text:p>
          </table:table-cell>
          <table:table-cell office:value-type="float" office:value="15.542" calcext:value-type="float">
            <text:p>15.542</text:p>
          </table:table-cell>
          <table:table-cell office:value-type="float" office:value="-118.273" calcext:value-type="float">
            <text:p>-118.27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68.07" calcext:value-type="float">
            <text:p>68.07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2" calcext:value-type="float">
            <text:p>0.02</text:p>
          </table:table-cell>
          <table:table-cell office:value-type="float" office:value="-0.049" calcext:value-type="float">
            <text:p>-0.049</text:p>
          </table:table-cell>
          <table:table-cell office:value-type="float" office:value="-1.024" calcext:value-type="float">
            <text:p>-1.024</text:p>
          </table:table-cell>
          <table:table-cell office:value-type="float" office:value="1.488" calcext:value-type="float">
            <text:p>1.488</text:p>
          </table:table-cell>
          <table:table-cell office:value-type="float" office:value="-0.182" calcext:value-type="float">
            <text:p>-0.182</text:p>
          </table:table-cell>
          <table:table-cell office:value-type="float" office:value="-30.694" calcext:value-type="float">
            <text:p>-30.694</text:p>
          </table:table-cell>
          <table:table-cell office:value-type="float" office:value="15.542" calcext:value-type="float">
            <text:p>15.542</text:p>
          </table:table-cell>
          <table:table-cell office:value-type="float" office:value="-118.273" calcext:value-type="float">
            <text:p>-118.27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8.075" calcext:value-type="float">
            <text:p>68.075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024" calcext:value-type="float">
            <text:p>-1.024</text:p>
          </table:table-cell>
          <table:table-cell office:value-type="float" office:value="-0.752" calcext:value-type="float">
            <text:p>-0.752</text:p>
          </table:table-cell>
          <table:table-cell office:value-type="float" office:value="-0.059" calcext:value-type="float">
            <text:p>-0.059</text:p>
          </table:table-cell>
          <table:table-cell office:value-type="float" office:value="-30.694" calcext:value-type="float">
            <text:p>-30.694</text:p>
          </table:table-cell>
          <table:table-cell office:value-type="float" office:value="15.542" calcext:value-type="float">
            <text:p>15.542</text:p>
          </table:table-cell>
          <table:table-cell office:value-type="float" office:value="-118.273" calcext:value-type="float">
            <text:p>-118.27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8.079" calcext:value-type="float">
            <text:p>68.079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74" calcext:value-type="float">
            <text:p>-0.674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59" calcext:value-type="float">
            <text:p>-0.059</text:p>
          </table:table-cell>
          <table:table-cell office:value-type="float" office:value="138.385" calcext:value-type="float">
            <text:p>138.385</text:p>
          </table:table-cell>
          <table:table-cell office:value-type="float" office:value="-120.571" calcext:value-type="float">
            <text:p>-120.571</text:p>
          </table:table-cell>
          <table:table-cell office:value-type="float" office:value="-358.128" calcext:value-type="float">
            <text:p>-358.128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8.084" calcext:value-type="float">
            <text:p>68.084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74" calcext:value-type="float">
            <text:p>-0.674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59" calcext:value-type="float">
            <text:p>-0.059</text:p>
          </table:table-cell>
          <table:table-cell office:value-type="float" office:value="138.385" calcext:value-type="float">
            <text:p>138.385</text:p>
          </table:table-cell>
          <table:table-cell office:value-type="float" office:value="-120.571" calcext:value-type="float">
            <text:p>-120.571</text:p>
          </table:table-cell>
          <table:table-cell office:value-type="float" office:value="-358.128" calcext:value-type="float">
            <text:p>-358.128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8.088" calcext:value-type="float">
            <text:p>68.088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92" calcext:value-type="float">
            <text:p>-0.692</text:p>
          </table:table-cell>
          <table:table-cell office:value-type="float" office:value="1.287" calcext:value-type="float">
            <text:p>1.287</text:p>
          </table:table-cell>
          <table:table-cell office:value-type="float" office:value="0.186" calcext:value-type="float">
            <text:p>0.186</text:p>
          </table:table-cell>
          <table:table-cell office:value-type="float" office:value="138.385" calcext:value-type="float">
            <text:p>138.385</text:p>
          </table:table-cell>
          <table:table-cell office:value-type="float" office:value="-120.571" calcext:value-type="float">
            <text:p>-120.571</text:p>
          </table:table-cell>
          <table:table-cell office:value-type="float" office:value="-358.128" calcext:value-type="float">
            <text:p>-358.128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8.093" calcext:value-type="float">
            <text:p>68.09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692" calcext:value-type="float">
            <text:p>-0.692</text:p>
          </table:table-cell>
          <table:table-cell office:value-type="float" office:value="1.287" calcext:value-type="float">
            <text:p>1.287</text:p>
          </table:table-cell>
          <table:table-cell office:value-type="float" office:value="0.186" calcext:value-type="float">
            <text:p>0.186</text:p>
          </table:table-cell>
          <table:table-cell office:value-type="float" office:value="138.385" calcext:value-type="float">
            <text:p>138.385</text:p>
          </table:table-cell>
          <table:table-cell office:value-type="float" office:value="-120.571" calcext:value-type="float">
            <text:p>-120.571</text:p>
          </table:table-cell>
          <table:table-cell office:value-type="float" office:value="-358.128" calcext:value-type="float">
            <text:p>-358.12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68.098" calcext:value-type="float">
            <text:p>68.098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534" calcext:value-type="float">
            <text:p>-0.534</text:p>
          </table:table-cell>
          <table:table-cell office:value-type="float" office:value="1.296" calcext:value-type="float">
            <text:p>1.296</text:p>
          </table:table-cell>
          <table:table-cell office:value-type="float" office:value="0.343" calcext:value-type="float">
            <text:p>0.343</text:p>
          </table:table-cell>
          <table:table-cell office:value-type="float" office:value="138.385" calcext:value-type="float">
            <text:p>138.385</text:p>
          </table:table-cell>
          <table:table-cell office:value-type="float" office:value="-120.571" calcext:value-type="float">
            <text:p>-120.571</text:p>
          </table:table-cell>
          <table:table-cell office:value-type="float" office:value="-593.371" calcext:value-type="float">
            <text:p>-593.37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8.102" calcext:value-type="float">
            <text:p>68.102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534" calcext:value-type="float">
            <text:p>-0.534</text:p>
          </table:table-cell>
          <table:table-cell office:value-type="float" office:value="1.296" calcext:value-type="float">
            <text:p>1.296</text:p>
          </table:table-cell>
          <table:table-cell office:value-type="float" office:value="0.343" calcext:value-type="float">
            <text:p>0.343</text:p>
          </table:table-cell>
          <table:table-cell office:value-type="float" office:value="321.173" calcext:value-type="float">
            <text:p>321.173</text:p>
          </table:table-cell>
          <table:table-cell office:value-type="float" office:value="-170.162" calcext:value-type="float">
            <text:p>-170.162</text:p>
          </table:table-cell>
          <table:table-cell office:value-type="float" office:value="-593.371" calcext:value-type="float">
            <text:p>-593.371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68.107" calcext:value-type="float">
            <text:p>68.107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534" calcext:value-type="float">
            <text:p>-0.534</text:p>
          </table:table-cell>
          <table:table-cell office:value-type="float" office:value="1.296" calcext:value-type="float">
            <text:p>1.296</text:p>
          </table:table-cell>
          <table:table-cell office:value-type="float" office:value="0.343" calcext:value-type="float">
            <text:p>0.343</text:p>
          </table:table-cell>
          <table:table-cell office:value-type="float" office:value="321.173" calcext:value-type="float">
            <text:p>321.173</text:p>
          </table:table-cell>
          <table:table-cell office:value-type="float" office:value="-170.162" calcext:value-type="float">
            <text:p>-170.162</text:p>
          </table:table-cell>
          <table:table-cell office:value-type="float" office:value="-593.371" calcext:value-type="float">
            <text:p>-593.37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68.112" calcext:value-type="float">
            <text:p>68.112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526" calcext:value-type="float">
            <text:p>-0.526</text:p>
          </table:table-cell>
          <table:table-cell office:value-type="float" office:value="1.086" calcext:value-type="float">
            <text:p>1.086</text:p>
          </table:table-cell>
          <table:table-cell office:value-type="float" office:value="0.614" calcext:value-type="float">
            <text:p>0.614</text:p>
          </table:table-cell>
          <table:table-cell office:value-type="float" office:value="321.173" calcext:value-type="float">
            <text:p>321.173</text:p>
          </table:table-cell>
          <table:table-cell office:value-type="float" office:value="-170.162" calcext:value-type="float">
            <text:p>-170.162</text:p>
          </table:table-cell>
          <table:table-cell office:value-type="float" office:value="-593.371" calcext:value-type="float">
            <text:p>-593.37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116" calcext:value-type="float">
            <text:p>68.11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526" calcext:value-type="float">
            <text:p>-0.526</text:p>
          </table:table-cell>
          <table:table-cell office:value-type="float" office:value="1.086" calcext:value-type="float">
            <text:p>1.086</text:p>
          </table:table-cell>
          <table:table-cell office:value-type="float" office:value="0.614" calcext:value-type="float">
            <text:p>0.614</text:p>
          </table:table-cell>
          <table:table-cell office:value-type="float" office:value="321.173" calcext:value-type="float">
            <text:p>321.173</text:p>
          </table:table-cell>
          <table:table-cell office:value-type="float" office:value="-170.162" calcext:value-type="float">
            <text:p>-170.162</text:p>
          </table:table-cell>
          <table:table-cell office:value-type="float" office:value="-593.371" calcext:value-type="float">
            <text:p>-593.37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8.121" calcext:value-type="float">
            <text:p>68.12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788" calcext:value-type="float">
            <text:p>-0.788</text:p>
          </table:table-cell>
          <table:table-cell office:value-type="float" office:value="1.025" calcext:value-type="float">
            <text:p>1.025</text:p>
          </table:table-cell>
          <table:table-cell office:value-type="float" office:value="0.299" calcext:value-type="float">
            <text:p>0.299</text:p>
          </table:table-cell>
          <table:table-cell office:value-type="float" office:value="454.71" calcext:value-type="float">
            <text:p>454.71</text:p>
          </table:table-cell>
          <table:table-cell office:value-type="float" office:value="-25.609" calcext:value-type="float">
            <text:p>-25.609</text:p>
          </table:table-cell>
          <table:table-cell office:value-type="float" office:value="-648.723" calcext:value-type="float">
            <text:p>-648.72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68.125" calcext:value-type="float">
            <text:p>68.12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88" calcext:value-type="float">
            <text:p>-0.788</text:p>
          </table:table-cell>
          <table:table-cell office:value-type="float" office:value="1.025" calcext:value-type="float">
            <text:p>1.025</text:p>
          </table:table-cell>
          <table:table-cell office:value-type="float" office:value="0.299" calcext:value-type="float">
            <text:p>0.299</text:p>
          </table:table-cell>
          <table:table-cell office:value-type="float" office:value="454.71" calcext:value-type="float">
            <text:p>454.71</text:p>
          </table:table-cell>
          <table:table-cell office:value-type="float" office:value="-25.609" calcext:value-type="float">
            <text:p>-25.609</text:p>
          </table:table-cell>
          <table:table-cell office:value-type="float" office:value="-648.723" calcext:value-type="float">
            <text:p>-648.72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13" calcext:value-type="float">
            <text:p>68.13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981" calcext:value-type="float">
            <text:p>-0.981</text:p>
          </table:table-cell>
          <table:table-cell office:value-type="float" office:value="1.2" calcext:value-type="float">
            <text:p>1.2</text:p>
          </table:table-cell>
          <table:table-cell office:value-type="float" office:value="0.081" calcext:value-type="float">
            <text:p>0.081</text:p>
          </table:table-cell>
          <table:table-cell office:value-type="float" office:value="454.71" calcext:value-type="float">
            <text:p>454.71</text:p>
          </table:table-cell>
          <table:table-cell office:value-type="float" office:value="-25.609" calcext:value-type="float">
            <text:p>-25.609</text:p>
          </table:table-cell>
          <table:table-cell office:value-type="float" office:value="-648.723" calcext:value-type="float">
            <text:p>-648.72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135" calcext:value-type="float">
            <text:p>68.13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981" calcext:value-type="float">
            <text:p>-0.981</text:p>
          </table:table-cell>
          <table:table-cell office:value-type="float" office:value="1.2" calcext:value-type="float">
            <text:p>1.2</text:p>
          </table:table-cell>
          <table:table-cell office:value-type="float" office:value="0.081" calcext:value-type="float">
            <text:p>0.081</text:p>
          </table:table-cell>
          <table:table-cell office:value-type="float" office:value="454.71" calcext:value-type="float">
            <text:p>454.71</text:p>
          </table:table-cell>
          <table:table-cell office:value-type="float" office:value="-25.609" calcext:value-type="float">
            <text:p>-25.609</text:p>
          </table:table-cell>
          <table:table-cell office:value-type="float" office:value="-648.723" calcext:value-type="float">
            <text:p>-648.72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139" calcext:value-type="float">
            <text:p>68.139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981" calcext:value-type="float">
            <text:p>-0.981</text:p>
          </table:table-cell>
          <table:table-cell office:value-type="float" office:value="1.2" calcext:value-type="float">
            <text:p>1.2</text:p>
          </table:table-cell>
          <table:table-cell office:value-type="float" office:value="0.081" calcext:value-type="float">
            <text:p>0.081</text:p>
          </table:table-cell>
          <table:table-cell office:value-type="float" office:value="454.71" calcext:value-type="float">
            <text:p>454.71</text:p>
          </table:table-cell>
          <table:table-cell office:value-type="float" office:value="26.621" calcext:value-type="float">
            <text:p>26.621</text:p>
          </table:table-cell>
          <table:table-cell office:value-type="float" office:value="-777.456" calcext:value-type="float">
            <text:p>-777.45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144" calcext:value-type="float">
            <text:p>68.144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736" calcext:value-type="float">
            <text:p>-0.736</text:p>
          </table:table-cell>
          <table:table-cell office:value-type="float" office:value="1.068" calcext:value-type="float">
            <text:p>1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766.464" calcext:value-type="float">
            <text:p>766.464</text:p>
          </table:table-cell>
          <table:table-cell office:value-type="float" office:value="26.621" calcext:value-type="float">
            <text:p>26.621</text:p>
          </table:table-cell>
          <table:table-cell office:value-type="float" office:value="-777.456" calcext:value-type="float">
            <text:p>-777.45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149" calcext:value-type="float">
            <text:p>68.149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36" calcext:value-type="float">
            <text:p>-0.736</text:p>
          </table:table-cell>
          <table:table-cell office:value-type="float" office:value="1.068" calcext:value-type="float">
            <text:p>1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766.464" calcext:value-type="float">
            <text:p>766.464</text:p>
          </table:table-cell>
          <table:table-cell office:value-type="float" office:value="26.621" calcext:value-type="float">
            <text:p>26.621</text:p>
          </table:table-cell>
          <table:table-cell office:value-type="float" office:value="-777.456" calcext:value-type="float">
            <text:p>-777.45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153" calcext:value-type="float">
            <text:p>68.153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37" calcext:value-type="float">
            <text:p>0.037</text:p>
          </table:table-cell>
          <table:table-cell office:value-type="float" office:value="766.464" calcext:value-type="float">
            <text:p>766.464</text:p>
          </table:table-cell>
          <table:table-cell office:value-type="float" office:value="26.621" calcext:value-type="float">
            <text:p>26.621</text:p>
          </table:table-cell>
          <table:table-cell office:value-type="float" office:value="-777.456" calcext:value-type="float">
            <text:p>-777.45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158" calcext:value-type="float">
            <text:p>68.15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37" calcext:value-type="float">
            <text:p>0.037</text:p>
          </table:table-cell>
          <table:table-cell office:value-type="float" office:value="766.464" calcext:value-type="float">
            <text:p>766.464</text:p>
          </table:table-cell>
          <table:table-cell office:value-type="float" office:value="26.621" calcext:value-type="float">
            <text:p>26.621</text:p>
          </table:table-cell>
          <table:table-cell office:value-type="float" office:value="-777.456" calcext:value-type="float">
            <text:p>-777.45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163" calcext:value-type="float">
            <text:p>68.16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613" calcext:value-type="float">
            <text:p>-0.613</text:p>
          </table:table-cell>
          <table:table-cell office:value-type="float" office:value="1.086" calcext:value-type="float">
            <text:p>1.086</text:p>
          </table:table-cell>
          <table:table-cell office:value-type="float" office:value="0.011" calcext:value-type="float">
            <text:p>0.011</text:p>
          </table:table-cell>
          <table:table-cell office:value-type="float" office:value="796.929" calcext:value-type="float">
            <text:p>796.929</text:p>
          </table:table-cell>
          <table:table-cell office:value-type="float" office:value="-43.018" calcext:value-type="float">
            <text:p>-43.018</text:p>
          </table:table-cell>
          <table:table-cell office:value-type="float" office:value="-892.352" calcext:value-type="float">
            <text:p>-892.35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167" calcext:value-type="float">
            <text:p>68.16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13" calcext:value-type="float">
            <text:p>-0.613</text:p>
          </table:table-cell>
          <table:table-cell office:value-type="float" office:value="1.086" calcext:value-type="float">
            <text:p>1.086</text:p>
          </table:table-cell>
          <table:table-cell office:value-type="float" office:value="0.011" calcext:value-type="float">
            <text:p>0.011</text:p>
          </table:table-cell>
          <table:table-cell office:value-type="float" office:value="796.929" calcext:value-type="float">
            <text:p>796.929</text:p>
          </table:table-cell>
          <table:table-cell office:value-type="float" office:value="-43.018" calcext:value-type="float">
            <text:p>-43.018</text:p>
          </table:table-cell>
          <table:table-cell office:value-type="float" office:value="-892.352" calcext:value-type="float">
            <text:p>-892.35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172" calcext:value-type="float">
            <text:p>68.17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13" calcext:value-type="float">
            <text:p>-0.613</text:p>
          </table:table-cell>
          <table:table-cell office:value-type="float" office:value="1.086" calcext:value-type="float">
            <text:p>1.086</text:p>
          </table:table-cell>
          <table:table-cell office:value-type="float" office:value="0.011" calcext:value-type="float">
            <text:p>0.011</text:p>
          </table:table-cell>
          <table:table-cell office:value-type="float" office:value="796.929" calcext:value-type="float">
            <text:p>796.929</text:p>
          </table:table-cell>
          <table:table-cell office:value-type="float" office:value="-43.018" calcext:value-type="float">
            <text:p>-43.018</text:p>
          </table:table-cell>
          <table:table-cell office:value-type="float" office:value="-892.352" calcext:value-type="float">
            <text:p>-892.35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176" calcext:value-type="float">
            <text:p>68.176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657" calcext:value-type="float">
            <text:p>-0.657</text:p>
          </table:table-cell>
          <table:table-cell office:value-type="float" office:value="1.156" calcext:value-type="float">
            <text:p>1.156</text:p>
          </table:table-cell>
          <table:table-cell office:value-type="float" office:value="-0.129" calcext:value-type="float">
            <text:p>-0.129</text:p>
          </table:table-cell>
          <table:table-cell office:value-type="float" office:value="796.929" calcext:value-type="float">
            <text:p>796.929</text:p>
          </table:table-cell>
          <table:table-cell office:value-type="float" office:value="-43.018" calcext:value-type="float">
            <text:p>-43.018</text:p>
          </table:table-cell>
          <table:table-cell office:value-type="float" office:value="-892.352" calcext:value-type="float">
            <text:p>-892.35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181" calcext:value-type="float">
            <text:p>68.181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657" calcext:value-type="float">
            <text:p>-0.657</text:p>
          </table:table-cell>
          <table:table-cell office:value-type="float" office:value="1.156" calcext:value-type="float">
            <text:p>1.156</text:p>
          </table:table-cell>
          <table:table-cell office:value-type="float" office:value="-0.129" calcext:value-type="float">
            <text:p>-0.129</text:p>
          </table:table-cell>
          <table:table-cell office:value-type="float" office:value="594.339" calcext:value-type="float">
            <text:p>594.339</text:p>
          </table:table-cell>
          <table:table-cell office:value-type="float" office:value="-115.823" calcext:value-type="float">
            <text:p>-115.823</text:p>
          </table:table-cell>
          <table:table-cell office:value-type="float" office:value="-668.85" calcext:value-type="float">
            <text:p>-668.8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186" calcext:value-type="float">
            <text:p>68.186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84" calcext:value-type="float">
            <text:p>-0.884</text:p>
          </table:table-cell>
          <table:table-cell office:value-type="float" office:value="0.823" calcext:value-type="float">
            <text:p>0.823</text:p>
          </table:table-cell>
          <table:table-cell office:value-type="float" office:value="0.203" calcext:value-type="float">
            <text:p>0.203</text:p>
          </table:table-cell>
          <table:table-cell office:value-type="float" office:value="594.339" calcext:value-type="float">
            <text:p>594.339</text:p>
          </table:table-cell>
          <table:table-cell office:value-type="float" office:value="-115.823" calcext:value-type="float">
            <text:p>-115.823</text:p>
          </table:table-cell>
          <table:table-cell office:value-type="float" office:value="-668.85" calcext:value-type="float">
            <text:p>-668.8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19" calcext:value-type="float">
            <text:p>68.19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84" calcext:value-type="float">
            <text:p>-0.884</text:p>
          </table:table-cell>
          <table:table-cell office:value-type="float" office:value="0.823" calcext:value-type="float">
            <text:p>0.823</text:p>
          </table:table-cell>
          <table:table-cell office:value-type="float" office:value="0.203" calcext:value-type="float">
            <text:p>0.203</text:p>
          </table:table-cell>
          <table:table-cell office:value-type="float" office:value="594.339" calcext:value-type="float">
            <text:p>594.339</text:p>
          </table:table-cell>
          <table:table-cell office:value-type="float" office:value="-115.823" calcext:value-type="float">
            <text:p>-115.823</text:p>
          </table:table-cell>
          <table:table-cell office:value-type="float" office:value="-668.85" calcext:value-type="float">
            <text:p>-668.8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8.195" calcext:value-type="float">
            <text:p>68.19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84" calcext:value-type="float">
            <text:p>-0.884</text:p>
          </table:table-cell>
          <table:table-cell office:value-type="float" office:value="0.823" calcext:value-type="float">
            <text:p>0.823</text:p>
          </table:table-cell>
          <table:table-cell office:value-type="float" office:value="-0.226" calcext:value-type="float">
            <text:p>-0.226</text:p>
          </table:table-cell>
          <table:table-cell office:value-type="float" office:value="594.339" calcext:value-type="float">
            <text:p>594.339</text:p>
          </table:table-cell>
          <table:table-cell office:value-type="float" office:value="-115.823" calcext:value-type="float">
            <text:p>-115.823</text:p>
          </table:table-cell>
          <table:table-cell office:value-type="float" office:value="-668.85" calcext:value-type="float">
            <text:p>-668.8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884" calcext:value-type="float">
            <text:p>-0.884</text:p>
          </table:table-cell>
          <table:table-cell office:value-type="float" office:value="0.876" calcext:value-type="float">
            <text:p>0.876</text:p>
          </table:table-cell>
          <table:table-cell office:value-type="float" office:value="-0.226" calcext:value-type="float">
            <text:p>-0.226</text:p>
          </table:table-cell>
          <table:table-cell office:value-type="float" office:value="594.339" calcext:value-type="float">
            <text:p>594.339</text:p>
          </table:table-cell>
          <table:table-cell office:value-type="float" office:value="-115.823" calcext:value-type="float">
            <text:p>-115.823</text:p>
          </table:table-cell>
          <table:table-cell office:value-type="float" office:value="-668.85" calcext:value-type="float">
            <text:p>-668.8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204" calcext:value-type="float">
            <text:p>68.204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884" calcext:value-type="float">
            <text:p>-0.884</text:p>
          </table:table-cell>
          <table:table-cell office:value-type="float" office:value="0.876" calcext:value-type="float">
            <text:p>0.876</text:p>
          </table:table-cell>
          <table:table-cell office:value-type="float" office:value="-0.226" calcext:value-type="float">
            <text:p>-0.226</text:p>
          </table:table-cell>
          <table:table-cell office:value-type="float" office:value="500.407" calcext:value-type="float">
            <text:p>500.407</text:p>
          </table:table-cell>
          <table:table-cell office:value-type="float" office:value="-60.428" calcext:value-type="float">
            <text:p>-60.428</text:p>
          </table:table-cell>
          <table:table-cell office:value-type="float" office:value="-554.793" calcext:value-type="float">
            <text:p>-554.79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209" calcext:value-type="float">
            <text:p>68.209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919" calcext:value-type="float">
            <text:p>-0.919</text:p>
          </table:table-cell>
          <table:table-cell office:value-type="float" office:value="1.2" calcext:value-type="float">
            <text:p>1.2</text:p>
          </table:table-cell>
          <table:table-cell office:value-type="float" office:value="0.019" calcext:value-type="float">
            <text:p>0.019</text:p>
          </table:table-cell>
          <table:table-cell office:value-type="float" office:value="500.407" calcext:value-type="float">
            <text:p>500.407</text:p>
          </table:table-cell>
          <table:table-cell office:value-type="float" office:value="-60.428" calcext:value-type="float">
            <text:p>-60.428</text:p>
          </table:table-cell>
          <table:table-cell office:value-type="float" office:value="-554.793" calcext:value-type="float">
            <text:p>-554.79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214" calcext:value-type="float">
            <text:p>68.214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919" calcext:value-type="float">
            <text:p>-0.919</text:p>
          </table:table-cell>
          <table:table-cell office:value-type="float" office:value="1.2" calcext:value-type="float">
            <text:p>1.2</text:p>
          </table:table-cell>
          <table:table-cell office:value-type="float" office:value="0.019" calcext:value-type="float">
            <text:p>0.019</text:p>
          </table:table-cell>
          <table:table-cell office:value-type="float" office:value="500.407" calcext:value-type="float">
            <text:p>500.407</text:p>
          </table:table-cell>
          <table:table-cell office:value-type="float" office:value="-60.428" calcext:value-type="float">
            <text:p>-60.428</text:p>
          </table:table-cell>
          <table:table-cell office:value-type="float" office:value="-554.793" calcext:value-type="float">
            <text:p>-554.79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218" calcext:value-type="float">
            <text:p>68.218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849" calcext:value-type="float">
            <text:p>-0.849</text:p>
          </table:table-cell>
          <table:table-cell office:value-type="float" office:value="1.226" calcext:value-type="float">
            <text:p>1.226</text:p>
          </table:table-cell>
          <table:table-cell office:value-type="float" office:value="0.028" calcext:value-type="float">
            <text:p>0.028</text:p>
          </table:table-cell>
          <table:table-cell office:value-type="float" office:value="500.407" calcext:value-type="float">
            <text:p>500.407</text:p>
          </table:table-cell>
          <table:table-cell office:value-type="float" office:value="-60.428" calcext:value-type="float">
            <text:p>-60.428</text:p>
          </table:table-cell>
          <table:table-cell office:value-type="float" office:value="-554.793" calcext:value-type="float">
            <text:p>-554.79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223" calcext:value-type="float">
            <text:p>68.22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849" calcext:value-type="float">
            <text:p>-0.849</text:p>
          </table:table-cell>
          <table:table-cell office:value-type="float" office:value="1.226" calcext:value-type="float">
            <text:p>1.226</text:p>
          </table:table-cell>
          <table:table-cell office:value-type="float" office:value="0.028" calcext:value-type="float">
            <text:p>0.028</text:p>
          </table:table-cell>
          <table:table-cell office:value-type="float" office:value="325.235" calcext:value-type="float">
            <text:p>325.235</text:p>
          </table:table-cell>
          <table:table-cell office:value-type="float" office:value="31.369" calcext:value-type="float">
            <text:p>31.369</text:p>
          </table:table-cell>
          <table:table-cell office:value-type="float" office:value="-632.788" calcext:value-type="float">
            <text:p>-632.78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227" calcext:value-type="float">
            <text:p>68.227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49" calcext:value-type="float">
            <text:p>-0.849</text:p>
          </table:table-cell>
          <table:table-cell office:value-type="float" office:value="1.226" calcext:value-type="float">
            <text:p>1.226</text:p>
          </table:table-cell>
          <table:table-cell office:value-type="float" office:value="-0.051" calcext:value-type="float">
            <text:p>-0.051</text:p>
          </table:table-cell>
          <table:table-cell office:value-type="float" office:value="325.235" calcext:value-type="float">
            <text:p>325.235</text:p>
          </table:table-cell>
          <table:table-cell office:value-type="float" office:value="31.369" calcext:value-type="float">
            <text:p>31.369</text:p>
          </table:table-cell>
          <table:table-cell office:value-type="float" office:value="-632.788" calcext:value-type="float">
            <text:p>-632.78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232" calcext:value-type="float">
            <text:p>68.232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963" calcext:value-type="float">
            <text:p>-0.963</text:p>
          </table:table-cell>
          <table:table-cell office:value-type="float" office:value="0.832" calcext:value-type="float">
            <text:p>0.832</text:p>
          </table:table-cell>
          <table:table-cell office:value-type="float" office:value="-0.051" calcext:value-type="float">
            <text:p>-0.051</text:p>
          </table:table-cell>
          <table:table-cell office:value-type="float" office:value="325.235" calcext:value-type="float">
            <text:p>325.235</text:p>
          </table:table-cell>
          <table:table-cell office:value-type="float" office:value="31.369" calcext:value-type="float">
            <text:p>31.369</text:p>
          </table:table-cell>
          <table:table-cell office:value-type="float" office:value="-632.788" calcext:value-type="float">
            <text:p>-632.78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8.237" calcext:value-type="float">
            <text:p>68.237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963" calcext:value-type="float">
            <text:p>-0.963</text:p>
          </table:table-cell>
          <table:table-cell office:value-type="float" office:value="0.832" calcext:value-type="float">
            <text:p>0.832</text:p>
          </table:table-cell>
          <table:table-cell office:value-type="float" office:value="-0.051" calcext:value-type="float">
            <text:p>-0.051</text:p>
          </table:table-cell>
          <table:table-cell office:value-type="float" office:value="325.235" calcext:value-type="float">
            <text:p>325.235</text:p>
          </table:table-cell>
          <table:table-cell office:value-type="float" office:value="31.369" calcext:value-type="float">
            <text:p>31.369</text:p>
          </table:table-cell>
          <table:table-cell office:value-type="float" office:value="-632.788" calcext:value-type="float">
            <text:p>-632.78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68.241" calcext:value-type="float">
            <text:p>68.241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858" calcext:value-type="float">
            <text:p>0.858</text:p>
          </table:table-cell>
          <table:table-cell office:value-type="float" office:value="-0.164" calcext:value-type="float">
            <text:p>-0.164</text:p>
          </table:table-cell>
          <table:table-cell office:value-type="float" office:value="325.235" calcext:value-type="float">
            <text:p>325.235</text:p>
          </table:table-cell>
          <table:table-cell office:value-type="float" office:value="31.369" calcext:value-type="float">
            <text:p>31.369</text:p>
          </table:table-cell>
          <table:table-cell office:value-type="float" office:value="-632.788" calcext:value-type="float">
            <text:p>-632.78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68.246" calcext:value-type="float">
            <text:p>68.246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858" calcext:value-type="float">
            <text:p>0.858</text:p>
          </table:table-cell>
          <table:table-cell office:value-type="float" office:value="-0.164" calcext:value-type="float">
            <text:p>-0.164</text:p>
          </table:table-cell>
          <table:table-cell office:value-type="float" office:value="148.54" calcext:value-type="float">
            <text:p>148.54</text:p>
          </table:table-cell>
          <table:table-cell office:value-type="float" office:value="202.301" calcext:value-type="float">
            <text:p>202.301</text:p>
          </table:table-cell>
          <table:table-cell office:value-type="float" office:value="-660.464" calcext:value-type="float">
            <text:p>-660.46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8.251" calcext:value-type="float">
            <text:p>68.251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13" calcext:value-type="float">
            <text:p>-0.61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234" calcext:value-type="float">
            <text:p>-0.234</text:p>
          </table:table-cell>
          <table:table-cell office:value-type="float" office:value="148.54" calcext:value-type="float">
            <text:p>148.54</text:p>
          </table:table-cell>
          <table:table-cell office:value-type="float" office:value="202.301" calcext:value-type="float">
            <text:p>202.301</text:p>
          </table:table-cell>
          <table:table-cell office:value-type="float" office:value="-660.464" calcext:value-type="float">
            <text:p>-660.46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8.255" calcext:value-type="float">
            <text:p>68.25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13" calcext:value-type="float">
            <text:p>-0.61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234" calcext:value-type="float">
            <text:p>-0.234</text:p>
          </table:table-cell>
          <table:table-cell office:value-type="float" office:value="148.54" calcext:value-type="float">
            <text:p>148.54</text:p>
          </table:table-cell>
          <table:table-cell office:value-type="float" office:value="202.301" calcext:value-type="float">
            <text:p>202.301</text:p>
          </table:table-cell>
          <table:table-cell office:value-type="float" office:value="-660.464" calcext:value-type="float">
            <text:p>-660.46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8.26" calcext:value-type="float">
            <text:p>68.26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613" calcext:value-type="float">
            <text:p>-0.61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234" calcext:value-type="float">
            <text:p>-0.234</text:p>
          </table:table-cell>
          <table:table-cell office:value-type="float" office:value="148.54" calcext:value-type="float">
            <text:p>148.54</text:p>
          </table:table-cell>
          <table:table-cell office:value-type="float" office:value="202.301" calcext:value-type="float">
            <text:p>202.301</text:p>
          </table:table-cell>
          <table:table-cell office:value-type="float" office:value="-660.464" calcext:value-type="float">
            <text:p>-660.46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264" calcext:value-type="float">
            <text:p>68.264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7" calcext:value-type="float">
            <text:p>-0.047</text:p>
          </table:table-cell>
          <table:table-cell office:value-type="float" office:value="-1.086" calcext:value-type="float">
            <text:p>-1.08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9" calcext:value-type="float">
            <text:p>0.019</text:p>
          </table:table-cell>
          <table:table-cell office:value-type="float" office:value="311.526" calcext:value-type="float">
            <text:p>311.526</text:p>
          </table:table-cell>
          <table:table-cell office:value-type="float" office:value="213.907" calcext:value-type="float">
            <text:p>213.907</text:p>
          </table:table-cell>
          <table:table-cell office:value-type="float" office:value="-690.236" calcext:value-type="float">
            <text:p>-690.23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269" calcext:value-type="float">
            <text:p>68.269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" calcext:value-type="float">
            <text:p>0.0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1.086" calcext:value-type="float">
            <text:p>-1.08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9" calcext:value-type="float">
            <text:p>0.019</text:p>
          </table:table-cell>
          <table:table-cell office:value-type="float" office:value="311.526" calcext:value-type="float">
            <text:p>311.526</text:p>
          </table:table-cell>
          <table:table-cell office:value-type="float" office:value="213.907" calcext:value-type="float">
            <text:p>213.907</text:p>
          </table:table-cell>
          <table:table-cell office:value-type="float" office:value="-690.236" calcext:value-type="float">
            <text:p>-690.23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274" calcext:value-type="float">
            <text:p>68.274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" calcext:value-type="float">
            <text:p>0.0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858" calcext:value-type="float">
            <text:p>0.858</text:p>
          </table:table-cell>
          <table:table-cell office:value-type="float" office:value="-0.164" calcext:value-type="float">
            <text:p>-0.164</text:p>
          </table:table-cell>
          <table:table-cell office:value-type="float" office:value="311.526" calcext:value-type="float">
            <text:p>311.526</text:p>
          </table:table-cell>
          <table:table-cell office:value-type="float" office:value="213.907" calcext:value-type="float">
            <text:p>213.907</text:p>
          </table:table-cell>
          <table:table-cell office:value-type="float" office:value="-690.236" calcext:value-type="float">
            <text:p>-690.23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278" calcext:value-type="float">
            <text:p>68.278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" calcext:value-type="float">
            <text:p>0.0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858" calcext:value-type="float">
            <text:p>0.858</text:p>
          </table:table-cell>
          <table:table-cell office:value-type="float" office:value="-0.164" calcext:value-type="float">
            <text:p>-0.164</text:p>
          </table:table-cell>
          <table:table-cell office:value-type="float" office:value="311.526" calcext:value-type="float">
            <text:p>311.526</text:p>
          </table:table-cell>
          <table:table-cell office:value-type="float" office:value="213.907" calcext:value-type="float">
            <text:p>213.907</text:p>
          </table:table-cell>
          <table:table-cell office:value-type="float" office:value="-690.236" calcext:value-type="float">
            <text:p>-690.23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8.283" calcext:value-type="float">
            <text:p>68.283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762" calcext:value-type="float">
            <text:p>-0.762</text:p>
          </table:table-cell>
          <table:table-cell office:value-type="float" office:value="0.99" calcext:value-type="float">
            <text:p>0.99</text:p>
          </table:table-cell>
          <table:table-cell office:value-type="float" office:value="-0.059" calcext:value-type="float">
            <text:p>-0.059</text:p>
          </table:table-cell>
          <table:table-cell office:value-type="float" office:value="311.526" calcext:value-type="float">
            <text:p>311.526</text:p>
          </table:table-cell>
          <table:table-cell office:value-type="float" office:value="213.907" calcext:value-type="float">
            <text:p>213.907</text:p>
          </table:table-cell>
          <table:table-cell office:value-type="float" office:value="-582.888" calcext:value-type="float">
            <text:p>-582.88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8.287" calcext:value-type="float">
            <text:p>68.287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762" calcext:value-type="float">
            <text:p>-0.762</text:p>
          </table:table-cell>
          <table:table-cell office:value-type="float" office:value="0.99" calcext:value-type="float">
            <text:p>0.99</text:p>
          </table:table-cell>
          <table:table-cell office:value-type="float" office:value="-0.059" calcext:value-type="float">
            <text:p>-0.059</text:p>
          </table:table-cell>
          <table:table-cell office:value-type="float" office:value="334.374" calcext:value-type="float">
            <text:p>334.374</text:p>
          </table:table-cell>
          <table:table-cell office:value-type="float" office:value="199.135" calcext:value-type="float">
            <text:p>199.135</text:p>
          </table:table-cell>
          <table:table-cell office:value-type="float" office:value="-558.986" calcext:value-type="float">
            <text:p>-558.98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8.292" calcext:value-type="float">
            <text:p>68.292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762" calcext:value-type="float">
            <text:p>-0.762</text:p>
          </table:table-cell>
          <table:table-cell office:value-type="float" office:value="0.99" calcext:value-type="float">
            <text:p>0.99</text:p>
          </table:table-cell>
          <table:table-cell office:value-type="float" office:value="-0.059" calcext:value-type="float">
            <text:p>-0.059</text:p>
          </table:table-cell>
          <table:table-cell office:value-type="float" office:value="334.374" calcext:value-type="float">
            <text:p>334.374</text:p>
          </table:table-cell>
          <table:table-cell office:value-type="float" office:value="199.135" calcext:value-type="float">
            <text:p>199.135</text:p>
          </table:table-cell>
          <table:table-cell office:value-type="float" office:value="-558.986" calcext:value-type="float">
            <text:p>-558.98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8.297" calcext:value-type="float">
            <text:p>68.297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701" calcext:value-type="float">
            <text:p>-0.701</text:p>
          </table:table-cell>
          <table:table-cell office:value-type="float" office:value="1.34" calcext:value-type="float">
            <text:p>1.34</text:p>
          </table:table-cell>
          <table:table-cell office:value-type="float" office:value="-0.016" calcext:value-type="float">
            <text:p>-0.016</text:p>
          </table:table-cell>
          <table:table-cell office:value-type="float" office:value="334.374" calcext:value-type="float">
            <text:p>334.374</text:p>
          </table:table-cell>
          <table:table-cell office:value-type="float" office:value="199.135" calcext:value-type="float">
            <text:p>199.135</text:p>
          </table:table-cell>
          <table:table-cell office:value-type="float" office:value="-558.986" calcext:value-type="float">
            <text:p>-558.98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8.301" calcext:value-type="float">
            <text:p>68.30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701" calcext:value-type="float">
            <text:p>-0.701</text:p>
          </table:table-cell>
          <table:table-cell office:value-type="float" office:value="1.34" calcext:value-type="float">
            <text:p>1.34</text:p>
          </table:table-cell>
          <table:table-cell office:value-type="float" office:value="-0.016" calcext:value-type="float">
            <text:p>-0.016</text:p>
          </table:table-cell>
          <table:table-cell office:value-type="float" office:value="334.374" calcext:value-type="float">
            <text:p>334.374</text:p>
          </table:table-cell>
          <table:table-cell office:value-type="float" office:value="199.135" calcext:value-type="float">
            <text:p>199.135</text:p>
          </table:table-cell>
          <table:table-cell office:value-type="float" office:value="-558.986" calcext:value-type="float">
            <text:p>-558.98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8.306" calcext:value-type="float">
            <text:p>68.30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753" calcext:value-type="float">
            <text:p>-0.753</text:p>
          </table:table-cell>
          <table:table-cell office:value-type="float" office:value="1.173" calcext:value-type="float">
            <text:p>1.173</text:p>
          </table:table-cell>
          <table:table-cell office:value-type="float" office:value="0.317" calcext:value-type="float">
            <text:p>0.317</text:p>
          </table:table-cell>
          <table:table-cell office:value-type="float" office:value="250.089" calcext:value-type="float">
            <text:p>250.089</text:p>
          </table:table-cell>
          <table:table-cell office:value-type="float" office:value="331.555" calcext:value-type="float">
            <text:p>331.555</text:p>
          </table:table-cell>
          <table:table-cell office:value-type="float" office:value="-400.061" calcext:value-type="float">
            <text:p>-400.06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311" calcext:value-type="float">
            <text:p>68.31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753" calcext:value-type="float">
            <text:p>-0.753</text:p>
          </table:table-cell>
          <table:table-cell office:value-type="float" office:value="1.173" calcext:value-type="float">
            <text:p>1.173</text:p>
          </table:table-cell>
          <table:table-cell office:value-type="float" office:value="0.317" calcext:value-type="float">
            <text:p>0.317</text:p>
          </table:table-cell>
          <table:table-cell office:value-type="float" office:value="250.089" calcext:value-type="float">
            <text:p>250.089</text:p>
          </table:table-cell>
          <table:table-cell office:value-type="float" office:value="331.555" calcext:value-type="float">
            <text:p>331.555</text:p>
          </table:table-cell>
          <table:table-cell office:value-type="float" office:value="-400.061" calcext:value-type="float">
            <text:p>-400.06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8.315" calcext:value-type="float">
            <text:p>68.31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753" calcext:value-type="float">
            <text:p>-0.753</text:p>
          </table:table-cell>
          <table:table-cell office:value-type="float" office:value="0.92" calcext:value-type="float">
            <text:p>0.92</text:p>
          </table:table-cell>
          <table:table-cell office:value-type="float" office:value="0.116" calcext:value-type="float">
            <text:p>0.116</text:p>
          </table:table-cell>
          <table:table-cell office:value-type="float" office:value="250.089" calcext:value-type="float">
            <text:p>250.089</text:p>
          </table:table-cell>
          <table:table-cell office:value-type="float" office:value="331.555" calcext:value-type="float">
            <text:p>331.555</text:p>
          </table:table-cell>
          <table:table-cell office:value-type="float" office:value="-400.061" calcext:value-type="float">
            <text:p>-400.06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8.32" calcext:value-type="float">
            <text:p>68.3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92" calcext:value-type="float">
            <text:p>0.92</text:p>
          </table:table-cell>
          <table:table-cell office:value-type="float" office:value="0.116" calcext:value-type="float">
            <text:p>0.116</text:p>
          </table:table-cell>
          <table:table-cell office:value-type="float" office:value="250.089" calcext:value-type="float">
            <text:p>250.089</text:p>
          </table:table-cell>
          <table:table-cell office:value-type="float" office:value="331.555" calcext:value-type="float">
            <text:p>331.555</text:p>
          </table:table-cell>
          <table:table-cell office:value-type="float" office:value="-400.061" calcext:value-type="float">
            <text:p>-400.06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8.324" calcext:value-type="float">
            <text:p>68.32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92" calcext:value-type="float">
            <text:p>0.92</text:p>
          </table:table-cell>
          <table:table-cell office:value-type="float" office:value="0.116" calcext:value-type="float">
            <text:p>0.116</text:p>
          </table:table-cell>
          <table:table-cell office:value-type="float" office:value="250.089" calcext:value-type="float">
            <text:p>250.089</text:p>
          </table:table-cell>
          <table:table-cell office:value-type="float" office:value="196.497" calcext:value-type="float">
            <text:p>196.497</text:p>
          </table:table-cell>
          <table:table-cell office:value-type="float" office:value="-491.894" calcext:value-type="float">
            <text:p>-491.89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8.329" calcext:value-type="float">
            <text:p>68.32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666" calcext:value-type="float">
            <text:p>-0.666</text:p>
          </table:table-cell>
          <table:table-cell office:value-type="float" office:value="1.06" calcext:value-type="float">
            <text:p>1.06</text:p>
          </table:table-cell>
          <table:table-cell office:value-type="float" office:value="0.116" calcext:value-type="float">
            <text:p>0.116</text:p>
          </table:table-cell>
          <table:table-cell office:value-type="float" office:value="348.083" calcext:value-type="float">
            <text:p>348.083</text:p>
          </table:table-cell>
          <table:table-cell office:value-type="float" office:value="320.476" calcext:value-type="float">
            <text:p>320.476</text:p>
          </table:table-cell>
          <table:table-cell office:value-type="float" office:value="-491.894" calcext:value-type="float">
            <text:p>-491.89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8.334" calcext:value-type="float">
            <text:p>68.334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2" calcext:value-type="float">
            <text:p>0.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66" calcext:value-type="float">
            <text:p>-0.666</text:p>
          </table:table-cell>
          <table:table-cell office:value-type="float" office:value="1.06" calcext:value-type="float">
            <text:p>1.06</text:p>
          </table:table-cell>
          <table:table-cell office:value-type="float" office:value="0.116" calcext:value-type="float">
            <text:p>0.116</text:p>
          </table:table-cell>
          <table:table-cell office:value-type="float" office:value="348.083" calcext:value-type="float">
            <text:p>348.083</text:p>
          </table:table-cell>
          <table:table-cell office:value-type="float" office:value="320.476" calcext:value-type="float">
            <text:p>320.476</text:p>
          </table:table-cell>
          <table:table-cell office:value-type="float" office:value="-491.894" calcext:value-type="float">
            <text:p>-491.89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8.338" calcext:value-type="float">
            <text:p>68.338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2" calcext:value-type="float">
            <text:p>0.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963" calcext:value-type="float">
            <text:p>0.963</text:p>
          </table:table-cell>
          <table:table-cell office:value-type="float" office:value="-0.322" calcext:value-type="float">
            <text:p>-0.322</text:p>
          </table:table-cell>
          <table:table-cell office:value-type="float" office:value="348.083" calcext:value-type="float">
            <text:p>348.083</text:p>
          </table:table-cell>
          <table:table-cell office:value-type="float" office:value="320.476" calcext:value-type="float">
            <text:p>320.476</text:p>
          </table:table-cell>
          <table:table-cell office:value-type="float" office:value="-491.894" calcext:value-type="float">
            <text:p>-491.89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8.343" calcext:value-type="float">
            <text:p>68.34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963" calcext:value-type="float">
            <text:p>0.963</text:p>
          </table:table-cell>
          <table:table-cell office:value-type="float" office:value="-0.322" calcext:value-type="float">
            <text:p>-0.322</text:p>
          </table:table-cell>
          <table:table-cell office:value-type="float" office:value="348.083" calcext:value-type="float">
            <text:p>348.083</text:p>
          </table:table-cell>
          <table:table-cell office:value-type="float" office:value="320.476" calcext:value-type="float">
            <text:p>320.476</text:p>
          </table:table-cell>
          <table:table-cell office:value-type="float" office:value="-491.894" calcext:value-type="float">
            <text:p>-491.89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8.348" calcext:value-type="float">
            <text:p>68.34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963" calcext:value-type="float">
            <text:p>0.963</text:p>
          </table:table-cell>
          <table:table-cell office:value-type="float" office:value="-0.164" calcext:value-type="float">
            <text:p>-0.164</text:p>
          </table:table-cell>
          <table:table-cell office:value-type="float" office:value="548.642" calcext:value-type="float">
            <text:p>548.642</text:p>
          </table:table-cell>
          <table:table-cell office:value-type="float" office:value="152.709" calcext:value-type="float">
            <text:p>152.709</text:p>
          </table:table-cell>
          <table:table-cell office:value-type="float" office:value="-538.02" calcext:value-type="float">
            <text:p>-538.0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352" calcext:value-type="float">
            <text:p>68.352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937" calcext:value-type="float">
            <text:p>-0.937</text:p>
          </table:table-cell>
          <table:table-cell office:value-type="float" office:value="1.13" calcext:value-type="float">
            <text:p>1.13</text:p>
          </table:table-cell>
          <table:table-cell office:value-type="float" office:value="-0.164" calcext:value-type="float">
            <text:p>-0.164</text:p>
          </table:table-cell>
          <table:table-cell office:value-type="float" office:value="548.642" calcext:value-type="float">
            <text:p>548.642</text:p>
          </table:table-cell>
          <table:table-cell office:value-type="float" office:value="152.709" calcext:value-type="float">
            <text:p>152.709</text:p>
          </table:table-cell>
          <table:table-cell office:value-type="float" office:value="-538.02" calcext:value-type="float">
            <text:p>-538.0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357" calcext:value-type="float">
            <text:p>68.35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937" calcext:value-type="float">
            <text:p>-0.937</text:p>
          </table:table-cell>
          <table:table-cell office:value-type="float" office:value="1.13" calcext:value-type="float">
            <text:p>1.13</text:p>
          </table:table-cell>
          <table:table-cell office:value-type="float" office:value="-0.164" calcext:value-type="float">
            <text:p>-0.164</text:p>
          </table:table-cell>
          <table:table-cell office:value-type="float" office:value="548.642" calcext:value-type="float">
            <text:p>548.642</text:p>
          </table:table-cell>
          <table:table-cell office:value-type="float" office:value="152.709" calcext:value-type="float">
            <text:p>152.709</text:p>
          </table:table-cell>
          <table:table-cell office:value-type="float" office:value="-538.02" calcext:value-type="float">
            <text:p>-538.02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8.361" calcext:value-type="float">
            <text:p>68.361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832" calcext:value-type="float">
            <text:p>0.832</text:p>
          </table:table-cell>
          <table:table-cell office:value-type="float" office:value="0.168" calcext:value-type="float">
            <text:p>0.168</text:p>
          </table:table-cell>
          <table:table-cell office:value-type="float" office:value="548.642" calcext:value-type="float">
            <text:p>548.642</text:p>
          </table:table-cell>
          <table:table-cell office:value-type="float" office:value="152.709" calcext:value-type="float">
            <text:p>152.709</text:p>
          </table:table-cell>
          <table:table-cell office:value-type="float" office:value="-538.02" calcext:value-type="float">
            <text:p>-538.0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366" calcext:value-type="float">
            <text:p>68.366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832" calcext:value-type="float">
            <text:p>0.832</text:p>
          </table:table-cell>
          <table:table-cell office:value-type="float" office:value="0.168" calcext:value-type="float">
            <text:p>0.168</text:p>
          </table:table-cell>
          <table:table-cell office:value-type="float" office:value="288.677" calcext:value-type="float">
            <text:p>288.677</text:p>
          </table:table-cell>
          <table:table-cell office:value-type="float" office:value="51.416" calcext:value-type="float">
            <text:p>51.416</text:p>
          </table:table-cell>
          <table:table-cell office:value-type="float" office:value="-485.185" calcext:value-type="float">
            <text:p>-485.185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371" calcext:value-type="float">
            <text:p>68.3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753" calcext:value-type="float">
            <text:p>-0.753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51" calcext:value-type="float">
            <text:p>-0.051</text:p>
          </table:table-cell>
          <table:table-cell office:value-type="float" office:value="361.793" calcext:value-type="float">
            <text:p>361.793</text:p>
          </table:table-cell>
          <table:table-cell office:value-type="float" office:value="51.416" calcext:value-type="float">
            <text:p>51.416</text:p>
          </table:table-cell>
          <table:table-cell office:value-type="float" office:value="-485.185" calcext:value-type="float">
            <text:p>-485.185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375" calcext:value-type="float">
            <text:p>68.375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753" calcext:value-type="float">
            <text:p>-0.753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51" calcext:value-type="float">
            <text:p>-0.051</text:p>
          </table:table-cell>
          <table:table-cell office:value-type="float" office:value="361.793" calcext:value-type="float">
            <text:p>361.793</text:p>
          </table:table-cell>
          <table:table-cell office:value-type="float" office:value="51.416" calcext:value-type="float">
            <text:p>51.416</text:p>
          </table:table-cell>
          <table:table-cell office:value-type="float" office:value="-485.185" calcext:value-type="float">
            <text:p>-485.185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38" calcext:value-type="float">
            <text:p>68.38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753" calcext:value-type="float">
            <text:p>-0.753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51" calcext:value-type="float">
            <text:p>-0.051</text:p>
          </table:table-cell>
          <table:table-cell office:value-type="float" office:value="361.793" calcext:value-type="float">
            <text:p>361.793</text:p>
          </table:table-cell>
          <table:table-cell office:value-type="float" office:value="51.416" calcext:value-type="float">
            <text:p>51.416</text:p>
          </table:table-cell>
          <table:table-cell office:value-type="float" office:value="-485.185" calcext:value-type="float">
            <text:p>-485.185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.385" calcext:value-type="float">
            <text:p>68.38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34" calcext:value-type="float">
            <text:p>1.34</text:p>
          </table:table-cell>
          <table:table-cell office:value-type="float" office:value="-0.112" calcext:value-type="float">
            <text:p>-0.112</text:p>
          </table:table-cell>
          <table:table-cell office:value-type="float" office:value="361.793" calcext:value-type="float">
            <text:p>361.793</text:p>
          </table:table-cell>
          <table:table-cell office:value-type="float" office:value="51.416" calcext:value-type="float">
            <text:p>51.416</text:p>
          </table:table-cell>
          <table:table-cell office:value-type="float" office:value="-485.185" calcext:value-type="float">
            <text:p>-485.185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8.389" calcext:value-type="float">
            <text:p>68.389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34" calcext:value-type="float">
            <text:p>1.34</text:p>
          </table:table-cell>
          <table:table-cell office:value-type="float" office:value="-0.112" calcext:value-type="float">
            <text:p>-0.112</text:p>
          </table:table-cell>
          <table:table-cell office:value-type="float" office:value="-87.561" calcext:value-type="float">
            <text:p>-87.561</text:p>
          </table:table-cell>
          <table:table-cell office:value-type="float" office:value="27.676" calcext:value-type="float">
            <text:p>27.676</text:p>
          </table:table-cell>
          <table:table-cell office:value-type="float" office:value="-332.13" calcext:value-type="float">
            <text:p>-332.13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8.394" calcext:value-type="float">
            <text:p>68.39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596" calcext:value-type="float">
            <text:p>-0.596</text:p>
          </table:table-cell>
          <table:table-cell office:value-type="float" office:value="0.99" calcext:value-type="float">
            <text:p>0.99</text:p>
          </table:table-cell>
          <table:table-cell office:value-type="float" office:value="-0.199" calcext:value-type="float">
            <text:p>-0.199</text:p>
          </table:table-cell>
          <table:table-cell office:value-type="float" office:value="-87.561" calcext:value-type="float">
            <text:p>-87.561</text:p>
          </table:table-cell>
          <table:table-cell office:value-type="float" office:value="27.676" calcext:value-type="float">
            <text:p>27.676</text:p>
          </table:table-cell>
          <table:table-cell office:value-type="float" office:value="-332.13" calcext:value-type="float">
            <text:p>-332.1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68.399" calcext:value-type="float">
            <text:p>68.39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596" calcext:value-type="float">
            <text:p>-0.596</text:p>
          </table:table-cell>
          <table:table-cell office:value-type="float" office:value="0.99" calcext:value-type="float">
            <text:p>0.99</text:p>
          </table:table-cell>
          <table:table-cell office:value-type="float" office:value="-0.199" calcext:value-type="float">
            <text:p>-0.199</text:p>
          </table:table-cell>
          <table:table-cell office:value-type="float" office:value="-87.561" calcext:value-type="float">
            <text:p>-87.561</text:p>
          </table:table-cell>
          <table:table-cell office:value-type="float" office:value="27.676" calcext:value-type="float">
            <text:p>27.676</text:p>
          </table:table-cell>
          <table:table-cell office:value-type="float" office:value="-332.13" calcext:value-type="float">
            <text:p>-332.1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68.403" calcext:value-type="float">
            <text:p>68.403</text:p>
          </table:table-cell>
          <table:table-cell office:value-type="float" office:value="-0.325" calcext:value-type="float">
            <text:p>-0.325</text:p>
          </table:table-cell>
          <table:table-cell office:value-type="float" office:value="0.982" calcext:value-type="float">
            <text:p>0.982</text:p>
          </table:table-cell>
          <table:table-cell office:value-type="float" office:value="-1.858" calcext:value-type="float">
            <text:p>-1.858</text:p>
          </table:table-cell>
          <table:table-cell office:value-type="float" office:value="-4.218" calcext:value-type="float">
            <text:p>-4.218</text:p>
          </table:table-cell>
          <table:table-cell office:value-type="float" office:value="0.132" calcext:value-type="float">
            <text:p>0.132</text:p>
          </table:table-cell>
          <table:table-cell office:value-type="float" office:value="-0.348" calcext:value-type="float">
            <text:p>-0.348</text:p>
          </table:table-cell>
          <table:table-cell office:value-type="float" office:value="-87.561" calcext:value-type="float">
            <text:p>-87.561</text:p>
          </table:table-cell>
          <table:table-cell office:value-type="float" office:value="27.676" calcext:value-type="float">
            <text:p>27.676</text:p>
          </table:table-cell>
          <table:table-cell office:value-type="float" office:value="-332.13" calcext:value-type="float">
            <text:p>-332.1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68.429" calcext:value-type="float">
            <text:p>68.4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41" calcext:value-type="float">
            <text:p>0.41</text:p>
          </table:table-cell>
          <table:table-cell office:value-type="float" office:value="-63.806" calcext:value-type="float">
            <text:p>-63.806</text:p>
          </table:table-cell>
          <table:table-cell office:value-type="float" office:value="-201.949" calcext:value-type="float">
            <text:p>-201.949</text:p>
          </table:table-cell>
          <table:table-cell office:value-type="float" office:value="23.041" calcext:value-type="float">
            <text:p>23.041</text:p>
          </table:table-cell>
          <table:table-cell office:value-type="float" office:value="160.218" calcext:value-type="float">
            <text:p>160.218</text:p>
          </table:table-cell>
          <table:table-cell office:value-type="float" office:value="-269.873" calcext:value-type="float">
            <text:p>-269.873</text:p>
          </table:table-cell>
          <table:table-cell office:value-type="float" office:value="-478.476" calcext:value-type="float">
            <text:p>-478.476</text:p>
          </table:table-cell>
          <table:table-cell/>
        </table:table-row>
        <table:table-row table:style-name="ro1">
          <table:table-cell office:value-type="float" office:value="68.433" calcext:value-type="float">
            <text:p>68.433</text:p>
          </table:table-cell>
          <table:table-cell office:value-type="float" office:value="1.146" calcext:value-type="float">
            <text:p>1.146</text:p>
          </table:table-cell>
          <table:table-cell office:value-type="float" office:value="-1.147" calcext:value-type="float">
            <text:p>-1.147</text:p>
          </table:table-cell>
          <table:table-cell office:value-type="float" office:value="-0.462" calcext:value-type="float">
            <text:p>-0.462</text:p>
          </table:table-cell>
          <table:table-cell office:value-type="float" office:value="-63.806" calcext:value-type="float">
            <text:p>-63.806</text:p>
          </table:table-cell>
          <table:table-cell office:value-type="float" office:value="-201.949" calcext:value-type="float">
            <text:p>-201.949</text:p>
          </table:table-cell>
          <table:table-cell office:value-type="float" office:value="23.041" calcext:value-type="float">
            <text:p>23.041</text:p>
          </table:table-cell>
          <table:table-cell office:value-type="float" office:value="160.218" calcext:value-type="float">
            <text:p>160.218</text:p>
          </table:table-cell>
          <table:table-cell office:value-type="float" office:value="-269.873" calcext:value-type="float">
            <text:p>-269.873</text:p>
          </table:table-cell>
          <table:table-cell office:value-type="float" office:value="-478.476" calcext:value-type="float">
            <text:p>-478.476</text:p>
          </table:table-cell>
          <table:table-cell/>
        </table:table-row>
        <table:table-row table:style-name="ro1">
          <table:table-cell office:value-type="float" office:value="68.438" calcext:value-type="float">
            <text:p>68.438</text:p>
          </table:table-cell>
          <table:table-cell office:value-type="float" office:value="1.222" calcext:value-type="float">
            <text:p>1.222</text:p>
          </table:table-cell>
          <table:table-cell office:value-type="float" office:value="-1.147" calcext:value-type="float">
            <text:p>-1.147</text:p>
          </table:table-cell>
          <table:table-cell office:value-type="float" office:value="-0.462" calcext:value-type="float">
            <text:p>-0.462</text:p>
          </table:table-cell>
          <table:table-cell office:value-type="float" office:value="4.051" calcext:value-type="float">
            <text:p>4.051</text:p>
          </table:table-cell>
          <table:table-cell office:value-type="float" office:value="-125.894" calcext:value-type="float">
            <text:p>-125.894</text:p>
          </table:table-cell>
          <table:table-cell office:value-type="float" office:value="30.898" calcext:value-type="float">
            <text:p>30.898</text:p>
          </table:table-cell>
          <table:table-cell office:value-type="float" office:value="160.218" calcext:value-type="float">
            <text:p>160.218</text:p>
          </table:table-cell>
          <table:table-cell office:value-type="float" office:value="-269.873" calcext:value-type="float">
            <text:p>-269.873</text:p>
          </table:table-cell>
          <table:table-cell office:value-type="float" office:value="-478.476" calcext:value-type="float">
            <text:p>-478.476</text:p>
          </table:table-cell>
          <table:table-cell/>
        </table:table-row>
        <table:table-row table:style-name="ro1">
          <table:table-cell office:value-type="float" office:value="68.442" calcext:value-type="float">
            <text:p>68.442</text:p>
          </table:table-cell>
          <table:table-cell office:value-type="float" office:value="1.222" calcext:value-type="float">
            <text:p>1.222</text:p>
          </table:table-cell>
          <table:table-cell office:value-type="float" office:value="-1.147" calcext:value-type="float">
            <text:p>-1.147</text:p>
          </table:table-cell>
          <table:table-cell office:value-type="float" office:value="-1.399" calcext:value-type="float">
            <text:p>-1.399</text:p>
          </table:table-cell>
          <table:table-cell office:value-type="float" office:value="4.051" calcext:value-type="float">
            <text:p>4.051</text:p>
          </table:table-cell>
          <table:table-cell office:value-type="float" office:value="-125.894" calcext:value-type="float">
            <text:p>-125.894</text:p>
          </table:table-cell>
          <table:table-cell office:value-type="float" office:value="30.898" calcext:value-type="float">
            <text:p>30.898</text:p>
          </table:table-cell>
          <table:table-cell office:value-type="float" office:value="160.218" calcext:value-type="float">
            <text:p>160.218</text:p>
          </table:table-cell>
          <table:table-cell office:value-type="float" office:value="-269.873" calcext:value-type="float">
            <text:p>-269.873</text:p>
          </table:table-cell>
          <table:table-cell office:value-type="float" office:value="-478.476" calcext:value-type="float">
            <text:p>-478.476</text:p>
          </table:table-cell>
          <table:table-cell/>
        </table:table-row>
        <table:table-row table:style-name="ro1">
          <table:table-cell office:value-type="float" office:value="68.447" calcext:value-type="float">
            <text:p>68.447</text:p>
          </table:table-cell>
          <table:table-cell office:value-type="float" office:value="0.599" calcext:value-type="float">
            <text:p>0.599</text:p>
          </table:table-cell>
          <table:table-cell office:value-type="float" office:value="1.221" calcext:value-type="float">
            <text:p>1.221</text:p>
          </table:table-cell>
          <table:table-cell office:value-type="float" office:value="-1.352" calcext:value-type="float">
            <text:p>-1.352</text:p>
          </table:table-cell>
          <table:table-cell office:value-type="float" office:value="90.571" calcext:value-type="float">
            <text:p>90.571</text:p>
          </table:table-cell>
          <table:table-cell office:value-type="float" office:value="13.563" calcext:value-type="float">
            <text:p>13.563</text:p>
          </table:table-cell>
          <table:table-cell office:value-type="float" office:value="52.021" calcext:value-type="float">
            <text:p>52.021</text:p>
          </table:table-cell>
          <table:table-cell office:value-type="float" office:value="160.218" calcext:value-type="float">
            <text:p>160.218</text:p>
          </table:table-cell>
          <table:table-cell office:value-type="float" office:value="-269.873" calcext:value-type="float">
            <text:p>-269.873</text:p>
          </table:table-cell>
          <table:table-cell office:value-type="float" office:value="-478.476" calcext:value-type="float">
            <text:p>-478.476</text:p>
          </table:table-cell>
          <table:table-cell/>
        </table:table-row>
        <table:table-row table:style-name="ro1">
          <table:table-cell office:value-type="float" office:value="68.452" calcext:value-type="float">
            <text:p>68.452</text:p>
          </table:table-cell>
          <table:table-cell office:value-type="float" office:value="0.599" calcext:value-type="float">
            <text:p>0.599</text:p>
          </table:table-cell>
          <table:table-cell office:value-type="float" office:value="1.221" calcext:value-type="float">
            <text:p>1.221</text:p>
          </table:table-cell>
          <table:table-cell office:value-type="float" office:value="-1.352" calcext:value-type="float">
            <text:p>-1.352</text:p>
          </table:table-cell>
          <table:table-cell office:value-type="float" office:value="90.571" calcext:value-type="float">
            <text:p>90.571</text:p>
          </table:table-cell>
          <table:table-cell office:value-type="float" office:value="13.563" calcext:value-type="float">
            <text:p>13.563</text:p>
          </table:table-cell>
          <table:table-cell office:value-type="float" office:value="52.021" calcext:value-type="float">
            <text:p>52.021</text:p>
          </table:table-cell>
          <table:table-cell office:value-type="float" office:value="688.78" calcext:value-type="float">
            <text:p>688.78</text:p>
          </table:table-cell>
          <table:table-cell office:value-type="float" office:value="-346.37" calcext:value-type="float">
            <text:p>-346.37</text:p>
          </table:table-cell>
          <table:table-cell office:value-type="float" office:value="-306.132" calcext:value-type="float">
            <text:p>-306.132</text:p>
          </table:table-cell>
          <table:table-cell/>
        </table:table-row>
        <table:table-row table:style-name="ro1">
          <table:table-cell office:value-type="float" office:value="68.456" calcext:value-type="float">
            <text:p>68.456</text:p>
          </table:table-cell>
          <table:table-cell office:value-type="float" office:value="-2.536" calcext:value-type="float">
            <text:p>-2.536</text:p>
          </table:table-cell>
          <table:table-cell office:value-type="float" office:value="1.061" calcext:value-type="float">
            <text:p>1.061</text:p>
          </table:table-cell>
          <table:table-cell office:value-type="float" office:value="-12.291" calcext:value-type="float">
            <text:p>-12.291</text:p>
          </table:table-cell>
          <table:table-cell office:value-type="float" office:value="90.571" calcext:value-type="float">
            <text:p>90.571</text:p>
          </table:table-cell>
          <table:table-cell office:value-type="float" office:value="13.563" calcext:value-type="float">
            <text:p>13.563</text:p>
          </table:table-cell>
          <table:table-cell office:value-type="float" office:value="53.709" calcext:value-type="float">
            <text:p>53.709</text:p>
          </table:table-cell>
          <table:table-cell office:value-type="float" office:value="688.78" calcext:value-type="float">
            <text:p>688.78</text:p>
          </table:table-cell>
          <table:table-cell office:value-type="float" office:value="-346.37" calcext:value-type="float">
            <text:p>-346.37</text:p>
          </table:table-cell>
          <table:table-cell office:value-type="float" office:value="-306.132" calcext:value-type="float">
            <text:p>-306.1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16:48:30.208757883</dc:date>
    <meta:editing-duration>PT4M11S</meta:editing-duration>
    <meta:editing-cycles>1</meta:editing-cycles>
    <meta:document-statistic meta:table-count="1" meta:cell-count="4008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22cm" svg:y="3.61cm" style:legend-expansion="high" chart:style-name="ch2"/>
        <chart:plot-area chart:style-name="ch3" table:cell-range-address="Sheet1.A1:Sheet1.A369 Sheet1.D1:Sheet1.D369 Sheet1.G1:Sheet1.G369 Sheet1.K1:Sheet1.K369" chart:data-source-has-labels="both" svg:x="0.32cm" svg:y="0.18cm" svg:width="12.382cm" svg:height="8.64cm">
          <chartooo:coordinate-region svg:x="1.1cm" svg:y="0.41cm" svg:width="11.389cm" svg:height="8.18cm"/>
          <chart:axis chart:dimension="x" chart:name="primary-x" chart:style-name="ch4" chartooo:axis-type="auto">
            <chart:categories table:cell-range-address="Sheet1.A2:Sheet1.A3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69" chart:label-cell-address="Sheet1.D1:Sheet1.D1" chart:class="chart:scatter">
            <chart:domain table:cell-range-address="Sheet1.A2:Sheet1.A369"/>
            <chart:data-point chart:repeated="368"/>
          </chart:series>
          <chart:series chart:style-name="ch7" chart:values-cell-range-address="Sheet1.G2:Sheet1.G369" chart:label-cell-address="Sheet1.G1:Sheet1.G1" chart:class="chart:scatter">
            <chart:data-point chart:repeated="368"/>
          </chart:series>
          <chart:series chart:style-name="ch8" chart:values-cell-range-address="Sheet1.K2:Sheet1.K369" chart:label-cell-address="Sheet1.K1:Sheet1.K1" chart:class="chart:scatter">
            <chart:data-point chart:repeated="3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z</text:p>
                <draw:g>
                  <svg:desc>Sheet1.D1:Sheet1.D1</svg:desc>
                </draw:g>
              </table:table-cell>
              <table:table-cell office:value-type="string">
                <text:p>GYRz</text:p>
                <draw:g>
                  <svg:desc>Sheet1.G1:Sheet1.G1</svg:desc>
                </draw:g>
              </table:table-cell>
              <table:table-cell office:value-type="string">
                <text:p>Motor_Speed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66.329">
                <text:p>70</text:p>
                <draw:g>
                  <svg:desc>Sheet1.A2:Sheet1.A369</svg:desc>
                </draw:g>
              </table:table-cell>
              <table:table-cell office:value-type="float" office:value="-0.272">
                <text:p>-0.272</text:p>
                <draw:g>
                  <svg:desc>Sheet1.D2:Sheet1.D369</svg:desc>
                </draw:g>
              </table:table-cell>
              <table:table-cell office:value-type="float" office:value="-0.41">
                <text:p>-0.41</text:p>
                <draw:g>
                  <svg:desc>Sheet1.G2:Sheet1.G369</svg:desc>
                </draw:g>
              </table:table-cell>
              <table:table-cell office:value-type="float" office:value="NaN">
                <text:p>NaN</text:p>
                <draw:g>
                  <svg:desc>Sheet1.K2:Sheet1.K369</svg:desc>
                </draw:g>
              </table:table-cell>
            </table:table-row>
            <table:table-row>
              <table:table-cell office:value-type="float" office:value="66.333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-0.41">
                <text:p>-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38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-0.156">
                <text:p>-0.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43">
                <text:p>70</text:p>
              </table:table-cell>
              <table:table-cell office:value-type="float" office:value="-0.037">
                <text:p>-0.037</text:p>
              </table:table-cell>
              <table:table-cell office:value-type="float" office:value="-0.156">
                <text:p>-0.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47">
                <text:p>70</text:p>
              </table:table-cell>
              <table:table-cell office:value-type="float" office:value="-0.037">
                <text:p>-0.037</text:p>
              </table:table-cell>
              <table:table-cell office:value-type="float" office:value="-0.156">
                <text:p>-0.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52">
                <text:p>70</text:p>
              </table:table-cell>
              <table:table-cell office:value-type="float" office:value="-0.037">
                <text:p>-0.037</text:p>
              </table:table-cell>
              <table:table-cell office:value-type="float" office:value="7.807">
                <text:p>7.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56">
                <text:p>70</text:p>
              </table:table-cell>
              <table:table-cell office:value-type="float" office:value="-0.041">
                <text:p>-0.041</text:p>
              </table:table-cell>
              <table:table-cell office:value-type="float" office:value="7.807">
                <text:p>7.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61">
                <text:p>70</text:p>
              </table:table-cell>
              <table:table-cell office:value-type="float" office:value="-0.041">
                <text:p>-0.041</text:p>
              </table:table-cell>
              <table:table-cell office:value-type="float" office:value="16.181">
                <text:p>16.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66">
                <text:p>70</text:p>
              </table:table-cell>
              <table:table-cell office:value-type="float" office:value="-0.038">
                <text:p>-0.038</text:p>
              </table:table-cell>
              <table:table-cell office:value-type="float" office:value="16.181">
                <text:p>16.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7">
                <text:p>70</text:p>
              </table:table-cell>
              <table:table-cell office:value-type="float" office:value="-0.038">
                <text:p>-0.038</text:p>
              </table:table-cell>
              <table:table-cell office:value-type="float" office:value="16.181">
                <text:p>16.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75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22.717">
                <text:p>22.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79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22.717">
                <text:p>22.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84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27.302">
                <text:p>27.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89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27.302">
                <text:p>27.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93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30.889">
                <text:p>30.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98">
                <text:p>70</text:p>
              </table:table-cell>
              <table:table-cell office:value-type="float" office:value="-0.043">
                <text:p>-0.043</text:p>
              </table:table-cell>
              <table:table-cell office:value-type="float" office:value="30.889">
                <text:p>30.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02">
                <text:p>70</text:p>
              </table:table-cell>
              <table:table-cell office:value-type="float" office:value="-0.043">
                <text:p>-0.043</text:p>
              </table:table-cell>
              <table:table-cell office:value-type="float" office:value="30.889">
                <text:p>30.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07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34.136">
                <text:p>34.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11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34.136">
                <text:p>34.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16">
                <text:p>70</text:p>
              </table:table-cell>
              <table:table-cell office:value-type="float" office:value="-0.054">
                <text:p>-0.054</text:p>
              </table:table-cell>
              <table:table-cell office:value-type="float" office:value="36.367">
                <text:p>36.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21">
                <text:p>70</text:p>
              </table:table-cell>
              <table:table-cell office:value-type="float" office:value="-0.054">
                <text:p>-0.054</text:p>
              </table:table-cell>
              <table:table-cell office:value-type="float" office:value="36.367">
                <text:p>36.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25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38.607">
                <text:p>38.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3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38.248">
                <text:p>38.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35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38.248">
                <text:p>38.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39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39.316">
                <text:p>39.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44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39.316">
                <text:p>39.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49">
                <text:p>70</text:p>
              </table:table-cell>
              <table:table-cell office:value-type="float" office:value="-0.067">
                <text:p>-0.067</text:p>
              </table:table-cell>
              <table:table-cell office:value-type="float" office:value="40.086">
                <text:p>4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53">
                <text:p>70</text:p>
              </table:table-cell>
              <table:table-cell office:value-type="float" office:value="-0.067">
                <text:p>-0.067</text:p>
              </table:table-cell>
              <table:table-cell office:value-type="float" office:value="40.086">
                <text:p>4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58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40.086">
                <text:p>4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63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40.925">
                <text:p>40.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67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40.925">
                <text:p>40.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72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41.844">
                <text:p>41.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77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41.844">
                <text:p>41.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81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42.466">
                <text:p>42.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86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42.466">
                <text:p>42.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91">
                <text:p>70</text:p>
              </table:table-cell>
              <table:table-cell office:value-type="float" office:value="-0.038">
                <text:p>-0.038</text:p>
              </table:table-cell>
              <table:table-cell office:value-type="float" office:value="42.466">
                <text:p>42.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95">
                <text:p>70</text:p>
              </table:table-cell>
              <table:table-cell office:value-type="float" office:value="-0.038">
                <text:p>-0.038</text:p>
              </table:table-cell>
              <table:table-cell office:value-type="float" office:value="42.956">
                <text:p>42.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42.956">
                <text:p>42.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04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43.236">
                <text:p>43.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09">
                <text:p>70</text:p>
              </table:table-cell>
              <table:table-cell office:value-type="float" office:value="-0.067">
                <text:p>-0.067</text:p>
              </table:table-cell>
              <table:table-cell office:value-type="float" office:value="43.236">
                <text:p>43.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13">
                <text:p>70</text:p>
              </table:table-cell>
              <table:table-cell office:value-type="float" office:value="-0.067">
                <text:p>-0.067</text:p>
              </table:table-cell>
              <table:table-cell office:value-type="float" office:value="43.428">
                <text:p>43.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18">
                <text:p>70</text:p>
              </table:table-cell>
              <table:table-cell office:value-type="float" office:value="-0.028">
                <text:p>-0.028</text:p>
              </table:table-cell>
              <table:table-cell office:value-type="float" office:value="43.428">
                <text:p>43.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23">
                <text:p>70</text:p>
              </table:table-cell>
              <table:table-cell office:value-type="float" office:value="-0.028">
                <text:p>-0.028</text:p>
              </table:table-cell>
              <table:table-cell office:value-type="float" office:value="43.428">
                <text:p>43.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27">
                <text:p>70</text:p>
              </table:table-cell>
              <table:table-cell office:value-type="float" office:value="-0.028">
                <text:p>-0.028</text:p>
              </table:table-cell>
              <table:table-cell office:value-type="float" office:value="44.014">
                <text:p>44.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936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45.336">
                <text:p>45.33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66.941">
                <text:p>70</text:p>
              </table:table-cell>
              <table:table-cell office:value-type="float" office:value="-0.054">
                <text:p>-0.054</text:p>
              </table:table-cell>
              <table:table-cell office:value-type="float" office:value="45.37">
                <text:p>45.3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float" office:value="66.946">
                <text:p>70</text:p>
              </table:table-cell>
              <table:table-cell office:value-type="float" office:value="-0.054">
                <text:p>-0.054</text:p>
              </table:table-cell>
              <table:table-cell office:value-type="float" office:value="45.37">
                <text:p>45.37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float" office:value="66.95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44.111">
                <text:p>44.111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float" office:value="66.955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44.111">
                <text:p>44.111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float" office:value="66.96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44.111">
                <text:p>44.111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float" office:value="66.964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35.632">
                <text:p>35.63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66.969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35.632">
                <text:p>35.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973">
                <text:p>70</text:p>
              </table:table-cell>
              <table:table-cell office:value-type="float" office:value="-0.067">
                <text:p>-0.067</text:p>
              </table:table-cell>
              <table:table-cell office:value-type="float" office:value="24.117">
                <text:p>24.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978">
                <text:p>70</text:p>
              </table:table-cell>
              <table:table-cell office:value-type="float" office:value="-0.067">
                <text:p>-0.067</text:p>
              </table:table-cell>
              <table:table-cell office:value-type="float" office:value="24.117">
                <text:p>24.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982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10.677">
                <text:p>10.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987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11.009">
                <text:p>11.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992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11.009">
                <text:p>11.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997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2.265">
                <text:p>-2.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.002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2.265">
                <text:p>-2.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.006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12.782">
                <text:p>-12.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.012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12.782">
                <text:p>-12.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.017">
                <text:p>70</text:p>
              </table:table-cell>
              <table:table-cell office:value-type="float" office:value="-0.043">
                <text:p>-0.043</text:p>
              </table:table-cell>
              <table:table-cell office:value-type="float" office:value="-20.561">
                <text:p>-20.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.022">
                <text:p>70</text:p>
              </table:table-cell>
              <table:table-cell office:value-type="float" office:value="-0.043">
                <text:p>-0.043</text:p>
              </table:table-cell>
              <table:table-cell office:value-type="float" office:value="-20.561">
                <text:p>-20.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.026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-27.281">
                <text:p>-27.281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float" office:value="67.031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-26.511">
                <text:p>-26.511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float" office:value="67.035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-26.511">
                <text:p>-26.511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float" office:value="67.04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-31.481">
                <text:p>-31.481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float" office:value="67.045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31.481">
                <text:p>-31.481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67.049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34.263">
                <text:p>-34.263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float" office:value="67.054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-34.263">
                <text:p>-34.263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float" office:value="67.059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-34.263">
                <text:p>-34.26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67.063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-35.06">
                <text:p>-35.06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67.068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-35.06">
                <text:p>-35.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7.072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-34.036">
                <text:p>-34.03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7.077">
                <text:p>70</text:p>
              </table:table-cell>
              <table:table-cell office:value-type="float" office:value="-0.039">
                <text:p>-0.039</text:p>
              </table:table-cell>
              <table:table-cell office:value-type="float" office:value="-34.036">
                <text:p>-34.03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67.081">
                <text:p>70</text:p>
              </table:table-cell>
              <table:table-cell office:value-type="float" office:value="-0.039">
                <text:p>-0.039</text:p>
              </table:table-cell>
              <table:table-cell office:value-type="float" office:value="-31.105">
                <text:p>-31.105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67.086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-31.105">
                <text:p>-31.105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float" office:value="67.091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-31.105">
                <text:p>-31.10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float" office:value="67.095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25.942">
                <text:p>-25.942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float" office:value="67.1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25.942">
                <text:p>-25.94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67.105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-18.75">
                <text:p>-18.75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67.109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-18.75">
                <text:p>-18.75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67.114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-10.979">
                <text:p>-10.979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float" office:value="67.119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-10.979">
                <text:p>-10.979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float" office:value="67.123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-10.979">
                <text:p>-10.979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float" office:value="67.128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2.387">
                <text:p>-2.387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float" office:value="67.132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2.387">
                <text:p>-2.387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67.137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5.733">
                <text:p>5.733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7.142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5.733">
                <text:p>5.733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float" office:value="67.146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10.213">
                <text:p>10.213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float" office:value="67.151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12.208">
                <text:p>12.20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67.156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12.208">
                <text:p>12.208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float" office:value="67.16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17.047">
                <text:p>17.04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67.165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17.047">
                <text:p>17.047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67.17">
                <text:p>70</text:p>
              </table:table-cell>
              <table:table-cell office:value-type="float" office:value="-0.059">
                <text:p>-0.059</text:p>
              </table:table-cell>
              <table:table-cell office:value-type="float" office:value="20.311">
                <text:p>20.311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float" office:value="67.174">
                <text:p>70</text:p>
              </table:table-cell>
              <table:table-cell office:value-type="float" office:value="-0.059">
                <text:p>-0.059</text:p>
              </table:table-cell>
              <table:table-cell office:value-type="float" office:value="20.311">
                <text:p>20.311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float" office:value="67.179">
                <text:p>70</text:p>
              </table:table-cell>
              <table:table-cell office:value-type="float" office:value="-0.061">
                <text:p>-0.061</text:p>
              </table:table-cell>
              <table:table-cell office:value-type="float" office:value="20.311">
                <text:p>20.311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67.183">
                <text:p>70</text:p>
              </table:table-cell>
              <table:table-cell office:value-type="float" office:value="-0.061">
                <text:p>-0.061</text:p>
              </table:table-cell>
              <table:table-cell office:value-type="float" office:value="21.982">
                <text:p>21.982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67.188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21.982">
                <text:p>21.982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float" office:value="67.193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21.964">
                <text:p>21.964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67.197">
                <text:p>70</text:p>
              </table:table-cell>
              <table:table-cell office:value-type="float" office:value="-0.059">
                <text:p>-0.059</text:p>
              </table:table-cell>
              <table:table-cell office:value-type="float" office:value="21.964">
                <text:p>21.96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67.202">
                <text:p>70</text:p>
              </table:table-cell>
              <table:table-cell office:value-type="float" office:value="-0.059">
                <text:p>-0.059</text:p>
              </table:table-cell>
              <table:table-cell office:value-type="float" office:value="20.888">
                <text:p>20.88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67.207">
                <text:p>70</text:p>
              </table:table-cell>
              <table:table-cell office:value-type="float" office:value="-0.059">
                <text:p>-0.059</text:p>
              </table:table-cell>
              <table:table-cell office:value-type="float" office:value="20.888">
                <text:p>20.88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7.211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20.888">
                <text:p>20.888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67.216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18.254">
                <text:p>18.25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67.221">
                <text:p>70</text:p>
              </table:table-cell>
              <table:table-cell office:value-type="float" office:value="-0.059">
                <text:p>-0.059</text:p>
              </table:table-cell>
              <table:table-cell office:value-type="float" office:value="18.254">
                <text:p>18.254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67.225">
                <text:p>70</text:p>
              </table:table-cell>
              <table:table-cell office:value-type="float" office:value="-0.059">
                <text:p>-0.059</text:p>
              </table:table-cell>
              <table:table-cell office:value-type="float" office:value="14.457">
                <text:p>14.457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67.23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14.457">
                <text:p>14.45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67.234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10.073">
                <text:p>10.073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67.239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10.073">
                <text:p>10.073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67.244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10.073">
                <text:p>10.073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float" office:value="67.248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4.342">
                <text:p>4.342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67.253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4.342">
                <text:p>4.342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67.257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1.127">
                <text:p>-1.127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67.262">
                <text:p>70</text:p>
              </table:table-cell>
              <table:table-cell office:value-type="float" office:value="-0.032">
                <text:p>-0.032</text:p>
              </table:table-cell>
              <table:table-cell office:value-type="float" office:value="-1.127">
                <text:p>-1.127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float" office:value="67.266">
                <text:p>70</text:p>
              </table:table-cell>
              <table:table-cell office:value-type="float" office:value="-0.032">
                <text:p>-0.032</text:p>
              </table:table-cell>
              <table:table-cell office:value-type="float" office:value="-6.097">
                <text:p>-6.097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67.271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-6.097">
                <text:p>-6.097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float" office:value="67.276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-6.097">
                <text:p>-6.097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float" office:value="67.28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9.711">
                <text:p>-9.711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float" office:value="67.285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9.711">
                <text:p>-9.711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float" office:value="67.29">
                <text:p>70</text:p>
              </table:table-cell>
              <table:table-cell office:value-type="float" office:value="-0.055">
                <text:p>-0.055</text:p>
              </table:table-cell>
              <table:table-cell office:value-type="float" office:value="-11.986">
                <text:p>-11.98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67.294">
                <text:p>70</text:p>
              </table:table-cell>
              <table:table-cell office:value-type="float" office:value="-0.055">
                <text:p>-0.055</text:p>
              </table:table-cell>
              <table:table-cell office:value-type="float" office:value="-11.986">
                <text:p>-11.98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67.299">
                <text:p>70</text:p>
              </table:table-cell>
              <table:table-cell office:value-type="float" office:value="-0.055">
                <text:p>-0.055</text:p>
              </table:table-cell>
              <table:table-cell office:value-type="float" office:value="-11.986">
                <text:p>-11.986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67.304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-13.701">
                <text:p>-13.701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float" office:value="67.308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-13.701">
                <text:p>-13.701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67.313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13.71">
                <text:p>-13.7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67.317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13.71">
                <text:p>-13.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7.322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12.948">
                <text:p>-12.94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67.327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12.948">
                <text:p>-12.94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67.331">
                <text:p>70</text:p>
              </table:table-cell>
              <table:table-cell office:value-type="float" office:value="-0.03">
                <text:p>-0.03</text:p>
              </table:table-cell>
              <table:table-cell office:value-type="float" office:value="-12.948">
                <text:p>-12.94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67.336">
                <text:p>70</text:p>
              </table:table-cell>
              <table:table-cell office:value-type="float" office:value="-0.03">
                <text:p>-0.03</text:p>
              </table:table-cell>
              <table:table-cell office:value-type="float" office:value="-11.627">
                <text:p>-11.627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67.341">
                <text:p>70</text:p>
              </table:table-cell>
              <table:table-cell office:value-type="float" office:value="-0.03">
                <text:p>-0.03</text:p>
              </table:table-cell>
              <table:table-cell office:value-type="float" office:value="-11.627">
                <text:p>-11.62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67.345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9.405">
                <text:p>-9.40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67.35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9.405">
                <text:p>-9.405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67.355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6.377">
                <text:p>-6.377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67.359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6.377">
                <text:p>-6.377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float" office:value="67.364">
                <text:p>70</text:p>
              </table:table-cell>
              <table:table-cell office:value-type="float" office:value="-0.037">
                <text:p>-0.037</text:p>
              </table:table-cell>
              <table:table-cell office:value-type="float" office:value="-6.377">
                <text:p>-6.37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67.369">
                <text:p>70</text:p>
              </table:table-cell>
              <table:table-cell office:value-type="float" office:value="-0.037">
                <text:p>-0.037</text:p>
              </table:table-cell>
              <table:table-cell office:value-type="float" office:value="-2.851">
                <text:p>-2.851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67.373">
                <text:p>70</text:p>
              </table:table-cell>
              <table:table-cell office:value-type="float" office:value="-0.032">
                <text:p>-0.032</text:p>
              </table:table-cell>
              <table:table-cell office:value-type="float" office:value="-2.851">
                <text:p>-2.851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float" office:value="67.378">
                <text:p>70</text:p>
              </table:table-cell>
              <table:table-cell office:value-type="float" office:value="-0.032">
                <text:p>-0.032</text:p>
              </table:table-cell>
              <table:table-cell office:value-type="float" office:value="0.623">
                <text:p>0.623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float" office:value="67.383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0.623">
                <text:p>0.623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67.387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3.292">
                <text:p>3.29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67.392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3.292">
                <text:p>3.292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67.397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3.292">
                <text:p>3.29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67.401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4.981">
                <text:p>4.981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67.406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4.981">
                <text:p>4.981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67.411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6.459">
                <text:p>6.459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67.415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6.459">
                <text:p>6.459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67.42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7.203">
                <text:p>7.203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67.424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7.203">
                <text:p>7.203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67.429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7.203">
                <text:p>7.2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7.434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7.746">
                <text:p>7.746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67.438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7.746">
                <text:p>7.74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67.443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7.378">
                <text:p>7.37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67.448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7.378">
                <text:p>7.3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7.452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6.538">
                <text:p>6.5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7.457">
                <text:p>70</text:p>
              </table:table-cell>
              <table:table-cell office:value-type="float" office:value="-0.055">
                <text:p>-0.055</text:p>
              </table:table-cell>
              <table:table-cell office:value-type="float" office:value="6.538">
                <text:p>6.5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7.462">
                <text:p>70</text:p>
              </table:table-cell>
              <table:table-cell office:value-type="float" office:value="-0.055">
                <text:p>-0.055</text:p>
              </table:table-cell>
              <table:table-cell office:value-type="float" office:value="6.538">
                <text:p>6.53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7.466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5.707">
                <text:p>5.70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7.471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5.707">
                <text:p>5.70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67.476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4.106">
                <text:p>4.106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67.48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4.106">
                <text:p>4.10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67.485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2.268">
                <text:p>2.26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67.49">
                <text:p>70</text:p>
              </table:table-cell>
              <table:table-cell office:value-type="float" office:value="-0.033">
                <text:p>-0.033</text:p>
              </table:table-cell>
              <table:table-cell office:value-type="float" office:value="2.268">
                <text:p>2.26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67.495">
                <text:p>70</text:p>
              </table:table-cell>
              <table:table-cell office:value-type="float" office:value="-0.033">
                <text:p>-0.033</text:p>
              </table:table-cell>
              <table:table-cell office:value-type="float" office:value="2.268">
                <text:p>2.26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67.499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0.194">
                <text:p>0.19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67.504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0.194">
                <text:p>0.1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7.509">
                <text:p>70</text:p>
              </table:table-cell>
              <table:table-cell office:value-type="float" office:value="-0.041">
                <text:p>-0.041</text:p>
              </table:table-cell>
              <table:table-cell office:value-type="float" office:value="-1.355">
                <text:p>-1.35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67.513">
                <text:p>70</text:p>
              </table:table-cell>
              <table:table-cell office:value-type="float" office:value="-0.041">
                <text:p>-0.041</text:p>
              </table:table-cell>
              <table:table-cell office:value-type="float" office:value="-1.355">
                <text:p>-1.355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67.518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2.667">
                <text:p>-2.66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67.523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2.667">
                <text:p>-2.6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67.527">
                <text:p>70</text:p>
              </table:table-cell>
              <table:table-cell office:value-type="float" office:value="-0.043">
                <text:p>-0.043</text:p>
              </table:table-cell>
              <table:table-cell office:value-type="float" office:value="-2.667">
                <text:p>-2.66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67.532">
                <text:p>70</text:p>
              </table:table-cell>
              <table:table-cell office:value-type="float" office:value="-0.043">
                <text:p>-0.043</text:p>
              </table:table-cell>
              <table:table-cell office:value-type="float" office:value="-3.446">
                <text:p>-3.446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67.537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3.446">
                <text:p>-3.446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67.541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4.242">
                <text:p>-4.24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7.546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4.242">
                <text:p>-4.24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67.551">
                <text:p>70</text:p>
              </table:table-cell>
              <table:table-cell office:value-type="float" office:value="-0.052">
                <text:p>-0.052</text:p>
              </table:table-cell>
              <table:table-cell office:value-type="float" office:value="-4.295">
                <text:p>-4.29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67.555">
                <text:p>70</text:p>
              </table:table-cell>
              <table:table-cell office:value-type="float" office:value="-0.052">
                <text:p>-0.052</text:p>
              </table:table-cell>
              <table:table-cell office:value-type="float" office:value="-4.295">
                <text:p>-4.29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67.56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4.295">
                <text:p>-4.29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7.564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4.05">
                <text:p>-4.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67.569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4.05">
                <text:p>-4.0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67.574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3.621">
                <text:p>-3.62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7.578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3.621">
                <text:p>-3.62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67.583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3.621">
                <text:p>-3.62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67.587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2.553">
                <text:p>-2.55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67.592">
                <text:p>70</text:p>
              </table:table-cell>
              <table:table-cell office:value-type="float" office:value="-0.037">
                <text:p>-0.037</text:p>
              </table:table-cell>
              <table:table-cell office:value-type="float" office:value="-2.553">
                <text:p>-2.55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7.597">
                <text:p>70</text:p>
              </table:table-cell>
              <table:table-cell office:value-type="float" office:value="-0.037">
                <text:p>-0.037</text:p>
              </table:table-cell>
              <table:table-cell office:value-type="float" office:value="-1.958">
                <text:p>-1.95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67.601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1.958">
                <text:p>-1.95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67.606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1.031">
                <text:p>-1.03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67.611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1.031">
                <text:p>-1.03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67.615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1.031">
                <text:p>-1.03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67.62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016">
                <text:p>-0.0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67.625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016">
                <text:p>-0.0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67.629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0.562">
                <text:p>0.56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67.634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0.562">
                <text:p>0.56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67.639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1.078">
                <text:p>1.07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67.643">
                <text:p>70</text:p>
              </table:table-cell>
              <table:table-cell office:value-type="float" office:value="-0.05">
                <text:p>-0.05</text:p>
              </table:table-cell>
              <table:table-cell office:value-type="float" office:value="1.078">
                <text:p>1.07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67.648">
                <text:p>70</text:p>
              </table:table-cell>
              <table:table-cell office:value-type="float" office:value="-0.05">
                <text:p>-0.05</text:p>
              </table:table-cell>
              <table:table-cell office:value-type="float" office:value="1.078">
                <text:p>1.078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67.652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1.655">
                <text:p>1.65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67.657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1.655">
                <text:p>1.65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67.662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1.612">
                <text:p>1.61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67.666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1.612">
                <text:p>1.61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67.671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1.647">
                <text:p>1.64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67.676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1.647">
                <text:p>1.647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67.68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1.647">
                <text:p>1.64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67.685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1.927">
                <text:p>1.92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7.69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1.927">
                <text:p>1.92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7.694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1.822">
                <text:p>1.82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67.699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1.822">
                <text:p>1.82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67.703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1.717">
                <text:p>1.71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67.708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1.717">
                <text:p>1.7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7.713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1.717">
                <text:p>1.71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67.717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1.069">
                <text:p>1.06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7.722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1.069">
                <text:p>1.06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67.727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0.684">
                <text:p>0.68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7.731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0.684">
                <text:p>0.68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67.736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156">
                <text:p>-0.15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67.741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156">
                <text:p>-0.15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67.745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156">
                <text:p>-0.15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67.75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558">
                <text:p>-0.55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67.754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558">
                <text:p>-0.55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67.759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462">
                <text:p>-0.46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67.764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-0.462">
                <text:p>-0.46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7.768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-0.462">
                <text:p>-0.46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67.773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-0.961">
                <text:p>-0.96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67.777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-0.961">
                <text:p>-0.9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67.782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-1.363">
                <text:p>-1.36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67.787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-1.363">
                <text:p>-1.36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67.791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-0.935">
                <text:p>-0.9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7.796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935">
                <text:p>-0.93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67.8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935">
                <text:p>-0.93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67.805">
                <text:p>70</text:p>
              </table:table-cell>
              <table:table-cell office:value-type="float" office:value="-0.03">
                <text:p>-0.03</text:p>
              </table:table-cell>
              <table:table-cell office:value-type="float" office:value="-0.917">
                <text:p>-0.91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67.81">
                <text:p>70</text:p>
              </table:table-cell>
              <table:table-cell office:value-type="float" office:value="-0.03">
                <text:p>-0.03</text:p>
              </table:table-cell>
              <table:table-cell office:value-type="float" office:value="-0.917">
                <text:p>-0.91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7.814">
                <text:p>70</text:p>
              </table:table-cell>
              <table:table-cell office:value-type="float" office:value="-0.03">
                <text:p>-0.03</text:p>
              </table:table-cell>
              <table:table-cell office:value-type="float" office:value="-1.241">
                <text:p>-1.24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67.819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1.241">
                <text:p>-1.24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67.824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1.005">
                <text:p>-1.00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67.828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-1.005">
                <text:p>-1.00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67.833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-1.005">
                <text:p>-1.00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67.837">
                <text:p>70</text:p>
              </table:table-cell>
              <table:table-cell office:value-type="float" office:value="-0.052">
                <text:p>-0.052</text:p>
              </table:table-cell>
              <table:table-cell office:value-type="float" office:value="-0.751">
                <text:p>-0.75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7.842">
                <text:p>70</text:p>
              </table:table-cell>
              <table:table-cell office:value-type="float" office:value="-0.052">
                <text:p>-0.052</text:p>
              </table:table-cell>
              <table:table-cell office:value-type="float" office:value="-0.751">
                <text:p>-0.751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67.847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523">
                <text:p>-0.52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67.851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523">
                <text:p>-0.52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7.856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0.051">
                <text:p>-0.05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7.861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0.051">
                <text:p>-0.05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7.865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0.051">
                <text:p>-0.05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7.87">
                <text:p>70</text:p>
              </table:table-cell>
              <table:table-cell office:value-type="float" office:value="-0.038">
                <text:p>-0.038</text:p>
              </table:table-cell>
              <table:table-cell office:value-type="float" office:value="0.229">
                <text:p>0.22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67.875">
                <text:p>70</text:p>
              </table:table-cell>
              <table:table-cell office:value-type="float" office:value="-0.038">
                <text:p>-0.038</text:p>
              </table:table-cell>
              <table:table-cell office:value-type="float" office:value="0.229">
                <text:p>0.22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67.879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0.492">
                <text:p>0.49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67.884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0.492">
                <text:p>0.49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67.888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0.492">
                <text:p>0.4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7.893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0.483">
                <text:p>0.48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67.898">
                <text:p>70</text:p>
              </table:table-cell>
              <table:table-cell office:value-type="float" office:value="-0.055">
                <text:p>-0.055</text:p>
              </table:table-cell>
              <table:table-cell office:value-type="float" office:value="0.483">
                <text:p>0.48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67.902">
                <text:p>70</text:p>
              </table:table-cell>
              <table:table-cell office:value-type="float" office:value="-0.055">
                <text:p>-0.055</text:p>
              </table:table-cell>
              <table:table-cell office:value-type="float" office:value="0.597">
                <text:p>0.59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67.907">
                <text:p>70</text:p>
              </table:table-cell>
              <table:table-cell office:value-type="float" office:value="-0.055">
                <text:p>-0.055</text:p>
              </table:table-cell>
              <table:table-cell office:value-type="float" office:value="0.597">
                <text:p>0.59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67.912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0.754">
                <text:p>0.75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67.916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0.754">
                <text:p>0.75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67.921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0.754">
                <text:p>0.75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7.926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0.781">
                <text:p>0.78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67.93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0.781">
                <text:p>0.78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7.935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0.737">
                <text:p>0.7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7.939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0.737">
                <text:p>0.73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67.945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0.474">
                <text:p>0.47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67.949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0.474">
                <text:p>0.47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67.954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0.474">
                <text:p>0.47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67.959">
                <text:p>70</text:p>
              </table:table-cell>
              <table:table-cell office:value-type="float" office:value="-0.04">
                <text:p>-0.04</text:p>
              </table:table-cell>
              <table:table-cell office:value-type="float" office:value="0.308">
                <text:p>0.30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67.963">
                <text:p>70</text:p>
              </table:table-cell>
              <table:table-cell office:value-type="float" office:value="-0.056">
                <text:p>-0.056</text:p>
              </table:table-cell>
              <table:table-cell office:value-type="float" office:value="0.308">
                <text:p>0.30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67.968">
                <text:p>70</text:p>
              </table:table-cell>
              <table:table-cell office:value-type="float" office:value="-0.056">
                <text:p>-0.056</text:p>
              </table:table-cell>
              <table:table-cell office:value-type="float" office:value="-0.147">
                <text:p>-0.14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67.973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-0.147">
                <text:p>-0.14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67.977">
                <text:p>70</text:p>
              </table:table-cell>
              <table:table-cell office:value-type="float" office:value="-0.053">
                <text:p>-0.053</text:p>
              </table:table-cell>
              <table:table-cell office:value-type="float" office:value="0.203">
                <text:p>0.20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67.982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0.203">
                <text:p>0.20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67.986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0.203">
                <text:p>0.20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67.991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322">
                <text:p>-0.32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67.996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322">
                <text:p>-0.32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-0.357">
                <text:p>-0.35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68.005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-0.357">
                <text:p>-0.35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68.01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-0.41">
                <text:p>-0.4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68.014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41">
                <text:p>-0.4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68.019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41">
                <text:p>-0.41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68.024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199">
                <text:p>-0.19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68.028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199">
                <text:p>-0.19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8.033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418">
                <text:p>-0.41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037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418">
                <text:p>-0.41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042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698">
                <text:p>-0.69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8.047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698">
                <text:p>-0.69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051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698">
                <text:p>-0.69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68.056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331">
                <text:p>-0.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8.061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331">
                <text:p>-0.33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68.065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182">
                <text:p>-0.18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68.07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182">
                <text:p>-0.18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68.075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059">
                <text:p>-0.05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68.079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059">
                <text:p>-0.05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68.084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059">
                <text:p>-0.05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68.088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0.186">
                <text:p>0.18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68.093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0.186">
                <text:p>0.18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68.098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0.343">
                <text:p>0.3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8.102">
                <text:p>70</text:p>
              </table:table-cell>
              <table:table-cell office:value-type="float" office:value="-0.044">
                <text:p>-0.044</text:p>
              </table:table-cell>
              <table:table-cell office:value-type="float" office:value="0.343">
                <text:p>0.34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68.107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0.343">
                <text:p>0.34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68.112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0.614">
                <text:p>0.61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116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0.614">
                <text:p>0.61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8.121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0.299">
                <text:p>0.29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68.125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0.299">
                <text:p>0.29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13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0.081">
                <text:p>0.08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135">
                <text:p>70</text:p>
              </table:table-cell>
              <table:table-cell office:value-type="float" office:value="-0.038">
                <text:p>-0.038</text:p>
              </table:table-cell>
              <table:table-cell office:value-type="float" office:value="0.081">
                <text:p>0.08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139">
                <text:p>70</text:p>
              </table:table-cell>
              <table:table-cell office:value-type="float" office:value="-0.038">
                <text:p>-0.038</text:p>
              </table:table-cell>
              <table:table-cell office:value-type="float" office:value="0.081">
                <text:p>0.08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144">
                <text:p>70</text:p>
              </table:table-cell>
              <table:table-cell office:value-type="float" office:value="-0.038">
                <text:p>-0.038</text:p>
              </table:table-cell>
              <table:table-cell office:value-type="float" office:value="0.098">
                <text:p>0.09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149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0.098">
                <text:p>0.09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153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0.037">
                <text:p>0.03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158">
                <text:p>70</text:p>
              </table:table-cell>
              <table:table-cell office:value-type="float" office:value="-0.041">
                <text:p>-0.041</text:p>
              </table:table-cell>
              <table:table-cell office:value-type="float" office:value="0.037">
                <text:p>0.03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163">
                <text:p>70</text:p>
              </table:table-cell>
              <table:table-cell office:value-type="float" office:value="-0.041">
                <text:p>-0.041</text:p>
              </table:table-cell>
              <table:table-cell office:value-type="float" office:value="0.011">
                <text:p>0.01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167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0.011">
                <text:p>0.01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172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0.011">
                <text:p>0.01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176">
                <text:p>70</text:p>
              </table:table-cell>
              <table:table-cell office:value-type="float" office:value="-0.039">
                <text:p>-0.039</text:p>
              </table:table-cell>
              <table:table-cell office:value-type="float" office:value="-0.129">
                <text:p>-0.12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181">
                <text:p>70</text:p>
              </table:table-cell>
              <table:table-cell office:value-type="float" office:value="-0.039">
                <text:p>-0.039</text:p>
              </table:table-cell>
              <table:table-cell office:value-type="float" office:value="-0.129">
                <text:p>-0.1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186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0.203">
                <text:p>0.2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19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0.203">
                <text:p>0.2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8.195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226">
                <text:p>-0.22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68.2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-0.226">
                <text:p>-0.22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204">
                <text:p>70</text:p>
              </table:table-cell>
              <table:table-cell office:value-type="float" office:value="-0.035">
                <text:p>-0.035</text:p>
              </table:table-cell>
              <table:table-cell office:value-type="float" office:value="-0.226">
                <text:p>-0.22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209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0.019">
                <text:p>0.01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214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0.019">
                <text:p>0.01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218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223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227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051">
                <text:p>-0.05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232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051">
                <text:p>-0.05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8.237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051">
                <text:p>-0.051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68.241">
                <text:p>70</text:p>
              </table:table-cell>
              <table:table-cell office:value-type="float" office:value="-0.056">
                <text:p>-0.056</text:p>
              </table:table-cell>
              <table:table-cell office:value-type="float" office:value="-0.164">
                <text:p>-0.16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68.246">
                <text:p>70</text:p>
              </table:table-cell>
              <table:table-cell office:value-type="float" office:value="-0.056">
                <text:p>-0.056</text:p>
              </table:table-cell>
              <table:table-cell office:value-type="float" office:value="-0.164">
                <text:p>-0.16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8.251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234">
                <text:p>-0.23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8.255">
                <text:p>70</text:p>
              </table:table-cell>
              <table:table-cell office:value-type="float" office:value="-0.048">
                <text:p>-0.048</text:p>
              </table:table-cell>
              <table:table-cell office:value-type="float" office:value="-0.234">
                <text:p>-0.23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68.26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-0.234">
                <text:p>-0.23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264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0.019">
                <text:p>0.01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269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0.019">
                <text:p>0.01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274">
                <text:p>70</text:p>
              </table:table-cell>
              <table:table-cell office:value-type="float" office:value="-0.034">
                <text:p>-0.034</text:p>
              </table:table-cell>
              <table:table-cell office:value-type="float" office:value="-0.164">
                <text:p>-0.16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278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164">
                <text:p>-0.16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8.283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059">
                <text:p>-0.05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8.287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059">
                <text:p>-0.05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8.292">
                <text:p>70</text:p>
              </table:table-cell>
              <table:table-cell office:value-type="float" office:value="-0.06">
                <text:p>-0.06</text:p>
              </table:table-cell>
              <table:table-cell office:value-type="float" office:value="-0.059">
                <text:p>-0.05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8.297">
                <text:p>70</text:p>
              </table:table-cell>
              <table:table-cell office:value-type="float" office:value="-0.06">
                <text:p>-0.06</text:p>
              </table:table-cell>
              <table:table-cell office:value-type="float" office:value="-0.016">
                <text:p>-0.01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8.301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016">
                <text:p>-0.01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8.306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0.317">
                <text:p>0.31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311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0.317">
                <text:p>0.31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68.315">
                <text:p>70</text:p>
              </table:table-cell>
              <table:table-cell office:value-type="float" office:value="-0.046">
                <text:p>-0.046</text:p>
              </table:table-cell>
              <table:table-cell office:value-type="float" office:value="0.116">
                <text:p>0.11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68.32">
                <text:p>70</text:p>
              </table:table-cell>
              <table:table-cell office:value-type="float" office:value="-0.057">
                <text:p>-0.057</text:p>
              </table:table-cell>
              <table:table-cell office:value-type="float" office:value="0.116">
                <text:p>0.11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68.324">
                <text:p>70</text:p>
              </table:table-cell>
              <table:table-cell office:value-type="float" office:value="-0.057">
                <text:p>-0.057</text:p>
              </table:table-cell>
              <table:table-cell office:value-type="float" office:value="0.116">
                <text:p>0.11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8.329">
                <text:p>70</text:p>
              </table:table-cell>
              <table:table-cell office:value-type="float" office:value="-0.057">
                <text:p>-0.057</text:p>
              </table:table-cell>
              <table:table-cell office:value-type="float" office:value="0.116">
                <text:p>0.11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8.334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0.116">
                <text:p>0.11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8.338">
                <text:p>70</text:p>
              </table:table-cell>
              <table:table-cell office:value-type="float" office:value="-0.045">
                <text:p>-0.045</text:p>
              </table:table-cell>
              <table:table-cell office:value-type="float" office:value="-0.322">
                <text:p>-0.32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68.343">
                <text:p>70</text:p>
              </table:table-cell>
              <table:table-cell office:value-type="float" office:value="-0.041">
                <text:p>-0.041</text:p>
              </table:table-cell>
              <table:table-cell office:value-type="float" office:value="-0.322">
                <text:p>-0.32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68.348">
                <text:p>70</text:p>
              </table:table-cell>
              <table:table-cell office:value-type="float" office:value="-0.041">
                <text:p>-0.041</text:p>
              </table:table-cell>
              <table:table-cell office:value-type="float" office:value="-0.164">
                <text:p>-0.16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352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-0.164">
                <text:p>-0.16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357">
                <text:p>70</text:p>
              </table:table-cell>
              <table:table-cell office:value-type="float" office:value="-0.047">
                <text:p>-0.047</text:p>
              </table:table-cell>
              <table:table-cell office:value-type="float" office:value="-0.164">
                <text:p>-0.16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8.361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0.168">
                <text:p>0.16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366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0.168">
                <text:p>0.16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371">
                <text:p>70</text:p>
              </table:table-cell>
              <table:table-cell office:value-type="float" office:value="-0.036">
                <text:p>-0.036</text:p>
              </table:table-cell>
              <table:table-cell office:value-type="float" office:value="-0.051">
                <text:p>-0.05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375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-0.051">
                <text:p>-0.05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38">
                <text:p>70</text:p>
              </table:table-cell>
              <table:table-cell office:value-type="float" office:value="-0.051">
                <text:p>-0.051</text:p>
              </table:table-cell>
              <table:table-cell office:value-type="float" office:value="-0.051">
                <text:p>-0.05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8.385">
                <text:p>70</text:p>
              </table:table-cell>
              <table:table-cell office:value-type="float" office:value="-0.061">
                <text:p>-0.061</text:p>
              </table:table-cell>
              <table:table-cell office:value-type="float" office:value="-0.112">
                <text:p>-0.11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8.389">
                <text:p>70</text:p>
              </table:table-cell>
              <table:table-cell office:value-type="float" office:value="-0.061">
                <text:p>-0.061</text:p>
              </table:table-cell>
              <table:table-cell office:value-type="float" office:value="-0.112">
                <text:p>-0.11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8.394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0.199">
                <text:p>-0.19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68.399">
                <text:p>70</text:p>
              </table:table-cell>
              <table:table-cell office:value-type="float" office:value="-0.042">
                <text:p>-0.042</text:p>
              </table:table-cell>
              <table:table-cell office:value-type="float" office:value="-0.199">
                <text:p>-0.19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68.403">
                <text:p>70</text:p>
              </table:table-cell>
              <table:table-cell office:value-type="float" office:value="-1.858">
                <text:p>-1.858</text:p>
              </table:table-cell>
              <table:table-cell office:value-type="float" office:value="-0.348">
                <text:p>-0.34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68.429">
                <text:p>70</text:p>
              </table:table-cell>
              <table:table-cell office:value-type="float" office:value="0.41">
                <text:p>0.41</text:p>
              </table:table-cell>
              <table:table-cell office:value-type="float" office:value="23.041">
                <text:p>23.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433">
                <text:p>70</text:p>
              </table:table-cell>
              <table:table-cell office:value-type="float" office:value="-0.462">
                <text:p>-0.462</text:p>
              </table:table-cell>
              <table:table-cell office:value-type="float" office:value="23.041">
                <text:p>23.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438">
                <text:p>70</text:p>
              </table:table-cell>
              <table:table-cell office:value-type="float" office:value="-0.462">
                <text:p>-0.462</text:p>
              </table:table-cell>
              <table:table-cell office:value-type="float" office:value="30.898">
                <text:p>30.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442">
                <text:p>70</text:p>
              </table:table-cell>
              <table:table-cell office:value-type="float" office:value="-1.399">
                <text:p>-1.399</text:p>
              </table:table-cell>
              <table:table-cell office:value-type="float" office:value="30.898">
                <text:p>30.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447">
                <text:p>70</text:p>
              </table:table-cell>
              <table:table-cell office:value-type="float" office:value="-1.352">
                <text:p>-1.352</text:p>
              </table:table-cell>
              <table:table-cell office:value-type="float" office:value="52.021">
                <text:p>52.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452">
                <text:p>70</text:p>
              </table:table-cell>
              <table:table-cell office:value-type="float" office:value="-1.352">
                <text:p>-1.352</text:p>
              </table:table-cell>
              <table:table-cell office:value-type="float" office:value="52.021">
                <text:p>52.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456">
                <text:p>70</text:p>
              </table:table-cell>
              <table:table-cell office:value-type="float" office:value="-12.291">
                <text:p>-12.291</text:p>
              </table:table-cell>
              <table:table-cell office:value-type="float" office:value="53.709">
                <text:p>53.7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